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1c030bf" style:font-size-asian="12pt" style:font-size-complex="12pt"/>
    </style:style>
    <style:style style:name="P3"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4" style:family="paragraph" style:parent-style-name="Standard">
      <style:paragraph-properties fo:margin-top="0in" fo:margin-bottom="0.1665in" loext:contextual-spacing="false"/>
      <style:text-properties style:font-name="Courier New" fo:font-size="12pt" officeooo:paragraph-rsid="00525992" style:font-size-asian="12pt" style:font-name-complex="Courier New" style:font-size-complex="12pt"/>
    </style:style>
    <style:style style:name="P5" style:family="paragraph" style:parent-style-name="Standard">
      <style:paragraph-properties fo:margin-top="0in" fo:margin-bottom="0.1665in" loext:contextual-spacing="false"/>
      <style:text-properties style:font-name="Courier New" fo:font-size="12pt" officeooo:rsid="0137c273" officeooo:paragraph-rsid="0137c273" style:font-size-asian="12pt" style:font-name-complex="Courier New" style:font-size-complex="12pt"/>
    </style:style>
    <style:style style:name="P6"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7" style:family="paragraph" style:parent-style-name="Standard">
      <style:paragraph-properties fo:margin-top="0in" fo:margin-bottom="0.1665in" loext:contextual-spacing="false"/>
      <style:text-properties style:font-name="Courier New" fo:font-size="12pt" officeooo:paragraph-rsid="0218b1ca" style:font-size-asian="12pt" style:font-name-complex="Courier New" style:font-size-complex="12pt"/>
    </style:style>
    <style:style style:name="P8" style:family="paragraph" style:parent-style-name="Standard">
      <style:paragraph-properties fo:margin-top="0in" fo:margin-bottom="0.1665in" loext:contextual-spacing="false"/>
      <style:text-properties style:font-name="Courier New" fo:font-size="12pt" officeooo:paragraph-rsid="021e2db1"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21f2321"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221cbe8"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223b1b8"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rsid="0227eb2b" officeooo:paragraph-rsid="0227eb2b"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rsid="0227eb2b" officeooo:paragraph-rsid="02283a3c"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rsid="0227eb2b" officeooo:paragraph-rsid="02478d8a"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rsid="02283a3c" officeooo:paragraph-rsid="02283a3c"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rsid="02283a3c" officeooo:paragraph-rsid="022a2a6c"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rsid="022df920" officeooo:paragraph-rsid="022df920"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rsid="02300db6" officeooo:paragraph-rsid="02300db6"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rsid="02300db6" officeooo:paragraph-rsid="0231765f"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rsid="0231765f" officeooo:paragraph-rsid="0231765f"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rsid="02348a3a" officeooo:paragraph-rsid="02355f09"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2348a3a"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2355f09"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23859f9"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rsid="023a3123" officeooo:paragraph-rsid="023a3123"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rsid="023c21d9" officeooo:paragraph-rsid="023c21d9"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paragraph-rsid="024407da"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paragraph-rsid="024579a9"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rsid="022a2a6c" officeooo:paragraph-rsid="022a2a6c"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221cbe8" officeooo:paragraph-rsid="0221cbe8"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rsid="0221cbe8" officeooo:paragraph-rsid="02489486"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rsid="021e2db1" officeooo:paragraph-rsid="021e2db1"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rsid="021e2db1" officeooo:paragraph-rsid="02489486"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rsid="021f2321" officeooo:paragraph-rsid="02489486"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rsid="021e332b" officeooo:paragraph-rsid="02489486"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rsid="0220d661" officeooo:paragraph-rsid="02489486"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rsid="022d3bf8" officeooo:paragraph-rsid="02478d8a"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rsid="023859f9" officeooo:paragraph-rsid="023859f9"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rsid="02478d8a" officeooo:paragraph-rsid="02478d8a"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paragraph-rsid="02489486"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2499116"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rsid="024bf79d" officeooo:paragraph-rsid="024bf79d"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24ebc8e"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paragraph-rsid="025083d3"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2511d54"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rsid="02511d54" officeooo:paragraph-rsid="02511d54"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253082a"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254158c"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paragraph-rsid="025527fa"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rsid="025527fa" officeooo:paragraph-rsid="025527fa"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25527fa" officeooo:paragraph-rsid="0256ca05"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paragraph-rsid="0255c715"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255c715" officeooo:paragraph-rsid="0255c715"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paragraph-rsid="0256ca05"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paragraph-rsid="02572ca9"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rsid="02572ca9" officeooo:paragraph-rsid="02572ca9"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paragraph-rsid="0257d5da"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paragraph-rsid="0258b154"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paragraph-rsid="025b31f1"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paragraph-rsid="025d1963"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25d1963" officeooo:paragraph-rsid="025d1963"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paragraph-rsid="025d5509"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paragraph-rsid="025f017f"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2355f09" officeooo:paragraph-rsid="02355f09"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24a9e54" officeooo:paragraph-rsid="024a9e54"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rsid="0253082a" officeooo:paragraph-rsid="0253082a"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paragraph-rsid="035cd063"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paragraph-rsid="03692969"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style:font-name-complex="Courier New" style:font-size-complex="12pt"/>
    </style:style>
    <style:style style:name="P70" style:family="paragraph" style:parent-style-name="Standard">
      <style:paragraph-properties fo:margin-top="0in" fo:margin-bottom="0.1665in" loext:contextual-spacing="false"/>
      <style:text-properties style:font-name="Courier New" officeooo:paragraph-rsid="02300db6" style:font-name-complex="Courier New" style:font-size-complex="12pt"/>
    </style:style>
    <style:style style:name="P71"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72" style:family="paragraph" style:parent-style-name="Standard">
      <style:paragraph-properties fo:margin-left="0in" fo:margin-right="0in" fo:text-indent="2in" style:auto-text-indent="false"/>
      <style:text-properties style:font-name="Courier New" fo:font-size="12pt" officeooo:paragraph-rsid="00fee84b" style:font-size-asian="12pt" style:font-name-complex="Courier New" style:font-size-complex="12pt"/>
    </style:style>
    <style:style style:name="P73" style:family="paragraph" style:parent-style-name="Standard">
      <style:paragraph-properties fo:margin-left="0in" fo:margin-right="0in" fo:text-indent="2in" style:auto-text-indent="false"/>
      <style:text-properties style:font-name="Courier New" fo:font-size="12pt" officeooo:paragraph-rsid="0135c32e" style:font-size-asian="12pt" style:font-name-complex="Courier New" style:font-size-complex="12pt"/>
    </style:style>
    <style:style style:name="P74" style:family="paragraph" style:parent-style-name="Standard">
      <style:paragraph-properties fo:margin-left="0in" fo:margin-right="0in" fo:text-indent="2in" style:auto-text-indent="false"/>
      <style:text-properties style:font-name="Courier New" fo:font-size="12pt" officeooo:paragraph-rsid="021e2db1" style:font-size-asian="12pt" style:font-name-complex="Courier New" style:font-size-complex="12pt"/>
    </style:style>
    <style:style style:name="P75" style:family="paragraph" style:parent-style-name="Standard">
      <style:paragraph-properties fo:margin-left="0in" fo:margin-right="0in" fo:text-indent="2in" style:auto-text-indent="false"/>
      <style:text-properties style:font-name="Courier New" fo:font-size="12pt" officeooo:rsid="021e2db1" officeooo:paragraph-rsid="021e2db1" style:font-size-asian="12pt" style:font-name-complex="Courier New" style:font-size-complex="12pt"/>
    </style:style>
    <style:style style:name="P76" style:family="paragraph" style:parent-style-name="Standard">
      <style:paragraph-properties fo:margin-left="0in" fo:margin-right="0in" fo:text-indent="2in" style:auto-text-indent="false"/>
      <style:text-properties style:font-name="Courier New" fo:font-size="12pt" officeooo:paragraph-rsid="021e332b" style:font-size-asian="12pt" style:font-name-complex="Courier New" style:font-size-complex="12pt"/>
    </style:style>
    <style:style style:name="P77" style:family="paragraph" style:parent-style-name="Standard">
      <style:paragraph-properties fo:margin-left="0in" fo:margin-right="0in" fo:text-indent="2in" style:auto-text-indent="false"/>
      <style:text-properties style:font-name="Courier New" fo:font-size="12pt" officeooo:paragraph-rsid="021f2321" style:font-size-asian="12pt" style:font-name-complex="Courier New" style:font-size-complex="12pt"/>
    </style:style>
    <style:style style:name="P78" style:family="paragraph" style:parent-style-name="Standard">
      <style:paragraph-properties fo:margin-left="0in" fo:margin-right="0in" fo:text-indent="2in" style:auto-text-indent="false"/>
      <style:text-properties style:font-name="Courier New" fo:font-size="12pt" officeooo:rsid="021f2321" officeooo:paragraph-rsid="021f2321" style:font-size-asian="12pt" style:font-name-complex="Courier New" style:font-size-complex="12pt"/>
    </style:style>
    <style:style style:name="P79" style:family="paragraph" style:parent-style-name="Standard">
      <style:paragraph-properties fo:margin-left="0in" fo:margin-right="0in" fo:text-indent="2in" style:auto-text-indent="false"/>
      <style:text-properties style:font-name="Courier New" fo:font-size="12pt" officeooo:paragraph-rsid="0221cbe8" style:font-size-asian="12pt" style:font-name-complex="Courier New" style:font-size-complex="12pt"/>
    </style:style>
    <style:style style:name="P80" style:family="paragraph" style:parent-style-name="Standard">
      <style:paragraph-properties fo:margin-left="0in" fo:margin-right="0in" fo:text-indent="2in" style:auto-text-indent="false"/>
      <style:text-properties style:font-name="Courier New" fo:font-size="12pt" officeooo:rsid="0221cbe8" officeooo:paragraph-rsid="0221cbe8" style:font-size-asian="12pt" style:font-name-complex="Courier New" style:font-size-complex="12pt"/>
    </style:style>
    <style:style style:name="P81" style:family="paragraph" style:parent-style-name="Standard">
      <style:paragraph-properties fo:margin-left="0in" fo:margin-right="0in" fo:text-indent="2in" style:auto-text-indent="false"/>
      <style:text-properties style:font-name="Courier New" fo:font-size="12pt" officeooo:paragraph-rsid="0227eb2b" style:font-size-asian="12pt" style:font-name-complex="Courier New" style:font-size-complex="12pt"/>
    </style:style>
    <style:style style:name="P82" style:family="paragraph" style:parent-style-name="Standard">
      <style:paragraph-properties fo:margin-left="0in" fo:margin-right="0in" fo:text-indent="2in" style:auto-text-indent="false"/>
      <style:text-properties style:font-name="Courier New" fo:font-size="12pt" officeooo:paragraph-rsid="02283a3c" style:font-size-asian="12pt" style:font-name-complex="Courier New" style:font-size-complex="12pt"/>
    </style:style>
    <style:style style:name="P83" style:family="paragraph" style:parent-style-name="Standard">
      <style:paragraph-properties fo:margin-left="0in" fo:margin-right="0in" fo:text-indent="2in" style:auto-text-indent="false"/>
      <style:text-properties style:font-name="Courier New" fo:font-size="12pt" officeooo:rsid="022af6fb" officeooo:paragraph-rsid="022af6fb" style:font-size-asian="12pt" style:font-name-complex="Courier New" style:font-size-complex="12pt"/>
    </style:style>
    <style:style style:name="P84" style:family="paragraph" style:parent-style-name="Standard">
      <style:paragraph-properties fo:margin-left="0in" fo:margin-right="0in" fo:text-indent="2in" style:auto-text-indent="false"/>
      <style:text-properties style:font-name="Courier New" fo:font-size="12pt" officeooo:paragraph-rsid="022d3bf8" style:font-size-asian="12pt" style:font-name-complex="Courier New" style:font-size-complex="12pt"/>
    </style:style>
    <style:style style:name="P85" style:family="paragraph" style:parent-style-name="Standard">
      <style:paragraph-properties fo:margin-left="0in" fo:margin-right="0in" fo:text-indent="2in" style:auto-text-indent="false"/>
      <style:text-properties style:font-name="Courier New" fo:font-size="12pt" officeooo:paragraph-rsid="0231765f" style:font-size-asian="12pt" style:font-name-complex="Courier New" style:font-size-complex="12pt"/>
    </style:style>
    <style:style style:name="P86" style:family="paragraph" style:parent-style-name="Standard">
      <style:paragraph-properties fo:margin-left="0in" fo:margin-right="0in" fo:text-indent="2in" style:auto-text-indent="false"/>
      <style:text-properties style:font-name="Courier New" fo:font-size="12pt" officeooo:rsid="0231765f" officeooo:paragraph-rsid="0231765f" style:font-size-asian="12pt" style:font-name-complex="Courier New" style:font-size-complex="12pt"/>
    </style:style>
    <style:style style:name="P87" style:family="paragraph" style:parent-style-name="Standard">
      <style:paragraph-properties fo:margin-left="0in" fo:margin-right="0in" fo:text-indent="2in" style:auto-text-indent="false"/>
      <style:text-properties style:font-name="Courier New" fo:font-size="12pt" officeooo:paragraph-rsid="02348a3a" style:font-size-asian="12pt" style:font-name-complex="Courier New" style:font-size-complex="12pt"/>
    </style:style>
    <style:style style:name="P88" style:family="paragraph" style:parent-style-name="Standard">
      <style:paragraph-properties fo:margin-left="0in" fo:margin-right="0in" fo:text-indent="2in" style:auto-text-indent="false"/>
      <style:text-properties style:font-name="Courier New" fo:font-size="12pt" officeooo:paragraph-rsid="02355f09" style:font-size-asian="12pt" style:font-name-complex="Courier New" style:font-size-complex="12pt"/>
    </style:style>
    <style:style style:name="P89" style:family="paragraph" style:parent-style-name="Standard">
      <style:paragraph-properties fo:margin-left="0in" fo:margin-right="0in" fo:text-indent="2in" style:auto-text-indent="false"/>
      <style:text-properties style:font-name="Courier New" fo:font-size="12pt" officeooo:paragraph-rsid="02378efd" style:font-size-asian="12pt" style:font-name-complex="Courier New" style:font-size-complex="12pt"/>
    </style:style>
    <style:style style:name="P90" style:family="paragraph" style:parent-style-name="Standard">
      <style:paragraph-properties fo:margin-left="0in" fo:margin-right="0in" fo:text-indent="2in" style:auto-text-indent="false"/>
      <style:text-properties style:font-name="Courier New" fo:font-size="12pt" officeooo:rsid="02378efd" officeooo:paragraph-rsid="02499116" style:font-size-asian="12pt" style:font-name-complex="Courier New" style:font-size-complex="12pt"/>
    </style:style>
    <style:style style:name="P91" style:family="paragraph" style:parent-style-name="Standard">
      <style:paragraph-properties fo:margin-left="0in" fo:margin-right="0in" fo:text-indent="2in" style:auto-text-indent="false"/>
      <style:text-properties style:font-name="Courier New" fo:font-size="12pt" officeooo:paragraph-rsid="023859f9" style:font-size-asian="12pt" style:font-name-complex="Courier New" style:font-size-complex="12pt"/>
    </style:style>
    <style:style style:name="P92" style:family="paragraph" style:parent-style-name="Standard">
      <style:paragraph-properties fo:margin-left="0in" fo:margin-right="0in" fo:text-indent="2in" style:auto-text-indent="false"/>
      <style:text-properties style:font-name="Courier New" fo:font-size="12pt" officeooo:paragraph-rsid="023be590" style:font-size-asian="12pt" style:font-name-complex="Courier New" style:font-size-complex="12pt"/>
    </style:style>
    <style:style style:name="P93" style:family="paragraph" style:parent-style-name="Standard">
      <style:paragraph-properties fo:margin-left="0in" fo:margin-right="0in" fo:text-indent="2in" style:auto-text-indent="false"/>
      <style:text-properties style:font-name="Courier New" fo:font-size="12pt" officeooo:paragraph-rsid="02417f55" style:font-size-asian="12pt" style:font-name-complex="Courier New" style:font-size-complex="12pt"/>
    </style:style>
    <style:style style:name="P94" style:family="paragraph" style:parent-style-name="Standard">
      <style:paragraph-properties fo:margin-left="0in" fo:margin-right="0in" fo:text-indent="2in" style:auto-text-indent="false"/>
      <style:text-properties style:font-name="Courier New" fo:font-size="12pt" officeooo:paragraph-rsid="024579a9" style:font-size-asian="12pt" style:font-name-complex="Courier New" style:font-size-complex="12pt"/>
    </style:style>
    <style:style style:name="P95" style:family="paragraph" style:parent-style-name="Standard">
      <style:paragraph-properties fo:margin-left="0in" fo:margin-right="0in" fo:text-indent="2in" style:auto-text-indent="false"/>
      <style:text-properties style:font-name="Courier New" fo:font-size="12pt" officeooo:rsid="022d3bf8" officeooo:paragraph-rsid="02478d8a" style:font-size-asian="12pt" style:font-name-complex="Courier New" style:font-size-complex="12pt"/>
    </style:style>
    <style:style style:name="P96" style:family="paragraph" style:parent-style-name="Standard">
      <style:paragraph-properties fo:margin-left="0in" fo:margin-right="0in" fo:text-indent="2in" style:auto-text-indent="false"/>
      <style:text-properties style:font-name="Courier New" fo:font-size="12pt" officeooo:rsid="0227eb2b" officeooo:paragraph-rsid="02478d8a" style:font-size-asian="12pt" style:font-name-complex="Courier New" style:font-size-complex="12pt"/>
    </style:style>
    <style:style style:name="P97" style:family="paragraph" style:parent-style-name="Standard">
      <style:paragraph-properties fo:margin-left="0in" fo:margin-right="0in" fo:text-indent="2in" style:auto-text-indent="false"/>
      <style:text-properties style:font-name="Courier New" fo:font-size="12pt" officeooo:paragraph-rsid="02478d8a" style:font-size-asian="12pt" style:font-name-complex="Courier New" style:font-size-complex="12pt"/>
    </style:style>
    <style:style style:name="P98" style:family="paragraph" style:parent-style-name="Standard">
      <style:paragraph-properties fo:margin-left="0in" fo:margin-right="0in" fo:text-indent="2in" style:auto-text-indent="false"/>
      <style:text-properties style:font-name="Courier New" fo:font-size="12pt" officeooo:paragraph-rsid="02489486" style:font-size-asian="12pt" style:font-name-complex="Courier New" style:font-size-complex="12pt"/>
    </style:style>
    <style:style style:name="P99" style:family="paragraph" style:parent-style-name="Standard">
      <style:paragraph-properties fo:margin-left="0in" fo:margin-right="0in" fo:text-indent="2in" style:auto-text-indent="false"/>
      <style:text-properties style:font-name="Courier New" fo:font-size="12pt" officeooo:paragraph-rsid="02499116" style:font-size-asian="12pt" style:font-name-complex="Courier New" style:font-size-complex="12pt"/>
    </style:style>
    <style:style style:name="P100" style:family="paragraph" style:parent-style-name="Standard">
      <style:paragraph-properties fo:margin-left="0in" fo:margin-right="0in" fo:text-indent="2in" style:auto-text-indent="false"/>
      <style:text-properties style:font-name="Courier New" fo:font-size="12pt" officeooo:rsid="02499116" officeooo:paragraph-rsid="02499116" style:font-size-asian="12pt" style:font-name-complex="Courier New" style:font-size-complex="12pt"/>
    </style:style>
    <style:style style:name="P101" style:family="paragraph" style:parent-style-name="Standard">
      <style:paragraph-properties fo:margin-left="0in" fo:margin-right="0in" fo:text-indent="2in" style:auto-text-indent="false"/>
      <style:text-properties style:font-name="Courier New" fo:font-size="12pt" officeooo:rsid="024a9e54" style:font-size-asian="12pt" style:font-name-complex="Courier New" style:font-size-complex="12pt"/>
    </style:style>
    <style:style style:name="P102" style:family="paragraph" style:parent-style-name="Standard">
      <style:paragraph-properties fo:margin-left="0in" fo:margin-right="0in" fo:text-indent="2in" style:auto-text-indent="false"/>
      <style:text-properties style:font-name="Courier New" fo:font-size="12pt" officeooo:rsid="024a9e54" officeooo:paragraph-rsid="024a9e54" style:font-size-asian="12pt" style:font-name-complex="Courier New" style:font-size-complex="12pt"/>
    </style:style>
    <style:style style:name="P103" style:family="paragraph" style:parent-style-name="Standard">
      <style:paragraph-properties fo:margin-left="0in" fo:margin-right="0in" fo:text-indent="2in" style:auto-text-indent="false"/>
      <style:text-properties style:font-name="Courier New" fo:font-size="12pt" officeooo:paragraph-rsid="024bf79d" style:font-size-asian="12pt" style:font-name-complex="Courier New" style:font-size-complex="12pt"/>
    </style:style>
    <style:style style:name="P104" style:family="paragraph" style:parent-style-name="Standard">
      <style:paragraph-properties fo:margin-left="0in" fo:margin-right="0in" fo:text-indent="2in" style:auto-text-indent="false"/>
      <style:text-properties style:font-name="Courier New" fo:font-size="12pt" officeooo:rsid="024bf79d" officeooo:paragraph-rsid="024bf79d" style:font-size-asian="12pt" style:font-name-complex="Courier New" style:font-size-complex="12pt"/>
    </style:style>
    <style:style style:name="P105" style:family="paragraph" style:parent-style-name="Standard">
      <style:paragraph-properties fo:margin-left="0in" fo:margin-right="0in" fo:text-indent="2in" style:auto-text-indent="false"/>
      <style:text-properties style:font-name="Courier New" fo:font-size="12pt" officeooo:rsid="024d2f9a" officeooo:paragraph-rsid="024d2f9a" style:font-size-asian="12pt" style:font-name-complex="Courier New" style:font-size-complex="12pt"/>
    </style:style>
    <style:style style:name="P106" style:family="paragraph" style:parent-style-name="Standard">
      <style:paragraph-properties fo:margin-left="0in" fo:margin-right="0in" fo:text-indent="2in" style:auto-text-indent="false"/>
      <style:text-properties style:font-name="Courier New" fo:font-size="12pt" officeooo:paragraph-rsid="024d2f9a" style:font-size-asian="12pt" style:font-name-complex="Courier New" style:font-size-complex="12pt"/>
    </style:style>
    <style:style style:name="P107" style:family="paragraph" style:parent-style-name="Standard">
      <style:paragraph-properties fo:margin-left="0in" fo:margin-right="0in" fo:text-indent="2in" style:auto-text-indent="false"/>
      <style:text-properties style:font-name="Courier New" fo:font-size="12pt" officeooo:paragraph-rsid="024ebc8e" style:font-size-asian="12pt" style:font-name-complex="Courier New" style:font-size-complex="12pt"/>
    </style:style>
    <style:style style:name="P108" style:family="paragraph" style:parent-style-name="Standard">
      <style:paragraph-properties fo:margin-left="0in" fo:margin-right="0in" fo:text-indent="2in" style:auto-text-indent="false"/>
      <style:text-properties style:font-name="Courier New" fo:font-size="12pt" officeooo:rsid="024f24b6" officeooo:paragraph-rsid="024f24b6" style:font-size-asian="12pt" style:font-name-complex="Courier New" style:font-size-complex="12pt"/>
    </style:style>
    <style:style style:name="P109" style:family="paragraph" style:parent-style-name="Standard">
      <style:paragraph-properties fo:margin-left="0in" fo:margin-right="0in" fo:text-indent="2in" style:auto-text-indent="false"/>
      <style:text-properties style:font-name="Courier New" fo:font-size="12pt" officeooo:rsid="02511d54" officeooo:paragraph-rsid="02511d54" style:font-size-asian="12pt" style:font-name-complex="Courier New" style:font-size-complex="12pt"/>
    </style:style>
    <style:style style:name="P110" style:family="paragraph" style:parent-style-name="Standard">
      <style:paragraph-properties fo:margin-left="0in" fo:margin-right="0in" fo:text-indent="2in" style:auto-text-indent="false"/>
      <style:text-properties style:font-name="Courier New" fo:font-size="12pt" officeooo:rsid="02511d54" officeooo:paragraph-rsid="0253082a" style:font-size-asian="12pt" style:font-name-complex="Courier New" style:font-size-complex="12pt"/>
    </style:style>
    <style:style style:name="P111" style:family="paragraph" style:parent-style-name="Standard">
      <style:paragraph-properties fo:margin-left="0in" fo:margin-right="0in" fo:text-indent="2in" style:auto-text-indent="false"/>
      <style:text-properties style:font-name="Courier New" fo:font-size="12pt" officeooo:rsid="02511d54" officeooo:paragraph-rsid="0254158c" style:font-size-asian="12pt" style:font-name-complex="Courier New" style:font-size-complex="12pt"/>
    </style:style>
    <style:style style:name="P112" style:family="paragraph" style:parent-style-name="Standard">
      <style:paragraph-properties fo:margin-left="0in" fo:margin-right="0in" fo:text-indent="2in" style:auto-text-indent="false"/>
      <style:text-properties style:font-name="Courier New" fo:font-size="12pt" officeooo:rsid="02511d54" officeooo:paragraph-rsid="025527fa" style:font-size-asian="12pt" style:font-name-complex="Courier New" style:font-size-complex="12pt"/>
    </style:style>
    <style:style style:name="P113" style:family="paragraph" style:parent-style-name="Standard">
      <style:paragraph-properties fo:margin-left="0in" fo:margin-right="0in" fo:text-indent="2in" style:auto-text-indent="false"/>
      <style:text-properties style:font-name="Courier New" fo:font-size="12pt" officeooo:rsid="02511d54" officeooo:paragraph-rsid="0255c715" style:font-size-asian="12pt" style:font-name-complex="Courier New" style:font-size-complex="12pt"/>
    </style:style>
    <style:style style:name="P114" style:family="paragraph" style:parent-style-name="Standard">
      <style:paragraph-properties fo:margin-left="0in" fo:margin-right="0in" fo:text-indent="2in" style:auto-text-indent="false"/>
      <style:text-properties style:font-name="Courier New" fo:font-size="12pt" officeooo:rsid="02511d54" officeooo:paragraph-rsid="0256ca05" style:font-size-asian="12pt" style:font-name-complex="Courier New" style:font-size-complex="12pt"/>
    </style:style>
    <style:style style:name="P115" style:family="paragraph" style:parent-style-name="Standard">
      <style:paragraph-properties fo:margin-left="0in" fo:margin-right="0in" fo:text-indent="2in" style:auto-text-indent="false"/>
      <style:text-properties style:font-name="Courier New" fo:font-size="12pt" officeooo:rsid="02511d54" officeooo:paragraph-rsid="02572ca9" style:font-size-asian="12pt" style:font-name-complex="Courier New" style:font-size-complex="12pt"/>
    </style:style>
    <style:style style:name="P116" style:family="paragraph" style:parent-style-name="Standard">
      <style:paragraph-properties fo:margin-left="0in" fo:margin-right="0in" fo:text-indent="2in" style:auto-text-indent="false"/>
      <style:text-properties style:font-name="Courier New" fo:font-size="12pt" officeooo:rsid="02511d54" officeooo:paragraph-rsid="0257d5da" style:font-size-asian="12pt" style:font-name-complex="Courier New" style:font-size-complex="12pt"/>
    </style:style>
    <style:style style:name="P117" style:family="paragraph" style:parent-style-name="Standard">
      <style:paragraph-properties fo:margin-left="0in" fo:margin-right="0in" fo:text-indent="2in" style:auto-text-indent="false"/>
      <style:text-properties style:font-name="Courier New" fo:font-size="12pt" officeooo:rsid="02511d54" officeooo:paragraph-rsid="0258b154" style:font-size-asian="12pt" style:font-name-complex="Courier New" style:font-size-complex="12pt"/>
    </style:style>
    <style:style style:name="P118" style:family="paragraph" style:parent-style-name="Standard">
      <style:paragraph-properties fo:margin-left="0in" fo:margin-right="0in" fo:text-indent="2in" style:auto-text-indent="false"/>
      <style:text-properties style:font-name="Courier New" fo:font-size="12pt" officeooo:rsid="02511d54" officeooo:paragraph-rsid="025b31f1" style:font-size-asian="12pt" style:font-name-complex="Courier New" style:font-size-complex="12pt"/>
    </style:style>
    <style:style style:name="P119" style:family="paragraph" style:parent-style-name="Standard">
      <style:paragraph-properties fo:margin-left="0in" fo:margin-right="0in" fo:text-indent="2in" style:auto-text-indent="false"/>
      <style:text-properties style:font-name="Courier New" fo:font-size="12pt" officeooo:rsid="0253082a" officeooo:paragraph-rsid="0253082a" style:font-size-asian="12pt" style:font-name-complex="Courier New" style:font-size-complex="12pt"/>
    </style:style>
    <style:style style:name="P120" style:family="paragraph" style:parent-style-name="Standard">
      <style:paragraph-properties fo:margin-left="0in" fo:margin-right="0in" fo:text-indent="2in" style:auto-text-indent="false"/>
      <style:text-properties style:font-name="Courier New" fo:font-size="12pt" officeooo:paragraph-rsid="0253082a" style:font-size-asian="12pt" style:font-name-complex="Courier New" style:font-size-complex="12pt"/>
    </style:style>
    <style:style style:name="P121" style:family="paragraph" style:parent-style-name="Standard">
      <style:paragraph-properties fo:margin-left="0in" fo:margin-right="0in" fo:text-indent="2in" style:auto-text-indent="false"/>
      <style:text-properties style:font-name="Courier New" fo:font-size="12pt" officeooo:rsid="0254158c" officeooo:paragraph-rsid="0254158c" style:font-size-asian="12pt" style:font-name-complex="Courier New" style:font-size-complex="12pt"/>
    </style:style>
    <style:style style:name="P122" style:family="paragraph" style:parent-style-name="Standard">
      <style:paragraph-properties fo:margin-left="0in" fo:margin-right="0in" fo:text-indent="2in" style:auto-text-indent="false"/>
      <style:text-properties style:font-name="Courier New" fo:font-size="12pt" officeooo:rsid="0257d5da" officeooo:paragraph-rsid="0257d5da" style:font-size-asian="12pt" style:font-name-complex="Courier New" style:font-size-complex="12pt"/>
    </style:style>
    <style:style style:name="P123" style:family="paragraph" style:parent-style-name="Standard">
      <style:paragraph-properties fo:margin-left="0in" fo:margin-right="0in" fo:text-indent="2in" style:auto-text-indent="false"/>
      <style:text-properties style:font-name="Courier New" fo:font-size="12pt" officeooo:rsid="0258b154" officeooo:paragraph-rsid="0258b154" style:font-size-asian="12pt" style:font-name-complex="Courier New" style:font-size-complex="12pt"/>
    </style:style>
    <style:style style:name="P124" style:family="paragraph" style:parent-style-name="Standard">
      <style:paragraph-properties fo:margin-left="0in" fo:margin-right="0in" fo:text-indent="2in" style:auto-text-indent="false"/>
      <style:text-properties style:font-name="Courier New" fo:font-size="12pt" officeooo:rsid="025b31f1" officeooo:paragraph-rsid="025b31f1" style:font-size-asian="12pt" style:font-name-complex="Courier New" style:font-size-complex="12pt"/>
    </style:style>
    <style:style style:name="P125" style:family="paragraph" style:parent-style-name="Standard">
      <style:paragraph-properties fo:margin-left="0in" fo:margin-right="0in" fo:text-indent="2in" style:auto-text-indent="false"/>
      <style:text-properties style:font-name="Courier New" fo:font-size="12pt" officeooo:rsid="025b31f1" officeooo:paragraph-rsid="025d5509" style:font-size-asian="12pt" style:font-name-complex="Courier New" style:font-size-complex="12pt"/>
    </style:style>
    <style:style style:name="P126" style:family="paragraph" style:parent-style-name="Standard">
      <style:paragraph-properties fo:margin-left="0in" fo:margin-right="0in" fo:text-indent="2in" style:auto-text-indent="false"/>
      <style:text-properties style:font-name="Courier New" fo:font-size="12pt" officeooo:rsid="025b31f1" officeooo:paragraph-rsid="025f017f" style:font-size-asian="12pt" style:font-name-complex="Courier New" style:font-size-complex="12pt"/>
    </style:style>
    <style:style style:name="P127" style:family="paragraph" style:parent-style-name="Standard">
      <style:paragraph-properties fo:margin-left="0in" fo:margin-right="0in" fo:text-indent="2in" style:auto-text-indent="false"/>
      <style:text-properties style:font-name="Courier New" fo:font-size="12pt" officeooo:rsid="025f017f" officeooo:paragraph-rsid="025f017f" style:font-size-asian="12pt" style:font-name-complex="Courier New" style:font-size-complex="12pt"/>
    </style:style>
    <style:style style:name="P128" style:family="paragraph" style:parent-style-name="Standard">
      <style:paragraph-properties fo:margin-left="0in" fo:margin-right="0in" fo:text-indent="2in" style:auto-text-indent="false"/>
      <style:text-properties style:font-name="Courier New" fo:font-size="12pt" officeooo:paragraph-rsid="025083d3" style:font-size-asian="12pt" style:font-name-complex="Courier New" style:font-size-complex="12pt"/>
    </style:style>
    <style:style style:name="P129" style:family="paragraph" style:parent-style-name="Standard">
      <style:paragraph-properties fo:margin-left="0in" fo:margin-right="0in" fo:text-indent="2in" style:auto-text-indent="false"/>
      <style:text-properties style:font-name="Courier New" fo:font-size="12pt" officeooo:rsid="023859f9" officeooo:paragraph-rsid="023859f9" style:font-size-asian="12pt" style:font-name-complex="Courier New" style:font-size-complex="12pt"/>
    </style:style>
    <style:style style:name="P130" style:family="paragraph" style:parent-style-name="Standard">
      <style:paragraph-properties fo:margin-left="0in" fo:margin-right="0in" fo:text-indent="2in" style:auto-text-indent="false"/>
      <style:text-properties style:font-name="Courier New" fo:font-size="12pt" officeooo:rsid="035685b2" officeooo:paragraph-rsid="035685b2" style:font-size-asian="12pt" style:font-name-complex="Courier New" style:font-size-complex="12pt"/>
    </style:style>
    <style:style style:name="P131" style:family="paragraph" style:parent-style-name="Standard">
      <style:paragraph-properties fo:margin-left="0in" fo:margin-right="0in" fo:text-indent="2in" style:auto-text-indent="false"/>
      <style:text-properties style:font-name="Courier New" fo:font-size="12pt" officeooo:rsid="035959f8" officeooo:paragraph-rsid="035959f8" style:font-size-asian="12pt" style:font-name-complex="Courier New" style:font-size-complex="12pt"/>
    </style:style>
    <style:style style:name="P132" style:family="paragraph" style:parent-style-name="Standard">
      <style:paragraph-properties fo:margin-left="0in" fo:margin-right="0in" fo:text-indent="2in" style:auto-text-indent="false"/>
      <style:text-properties style:font-name="Courier New" fo:font-size="12pt" officeooo:rsid="035959f8" officeooo:paragraph-rsid="0225261f" style:font-size-asian="12pt" style:font-name-complex="Courier New" style:font-size-complex="12pt"/>
    </style:style>
    <style:style style:name="P133" style:family="paragraph" style:parent-style-name="Standard">
      <style:paragraph-properties fo:margin-left="0in" fo:margin-right="0in" fo:text-indent="2in" style:auto-text-indent="false"/>
      <style:text-properties style:font-name="Courier New" fo:font-size="12pt" officeooo:rsid="035a0a60" officeooo:paragraph-rsid="035a0a60" style:font-size-asian="12pt" style:font-name-complex="Courier New" style:font-size-complex="12pt"/>
    </style:style>
    <style:style style:name="P134" style:family="paragraph" style:parent-style-name="Standard">
      <style:paragraph-properties fo:margin-left="0in" fo:margin-right="0in" fo:text-indent="2in" style:auto-text-indent="false"/>
      <style:text-properties style:font-name="Courier New" fo:font-size="12pt" officeooo:rsid="035cc512" officeooo:paragraph-rsid="035cc512" style:font-size-asian="12pt" style:font-name-complex="Courier New" style:font-size-complex="12pt"/>
    </style:style>
    <style:style style:name="P135" style:family="paragraph" style:parent-style-name="Standard">
      <style:paragraph-properties fo:margin-left="0in" fo:margin-right="0in" fo:text-indent="2in" style:auto-text-indent="false"/>
      <style:text-properties style:font-name="Courier New" fo:font-size="12pt" officeooo:paragraph-rsid="035cd063" style:font-size-asian="12pt" style:font-name-complex="Courier New" style:font-size-complex="12pt"/>
    </style:style>
    <style:style style:name="P136" style:family="paragraph" style:parent-style-name="Standard">
      <style:paragraph-properties fo:margin-left="0in" fo:margin-right="0in" fo:text-indent="2in" style:auto-text-indent="false"/>
      <style:text-properties style:font-name="Courier New" fo:font-size="12pt" officeooo:rsid="0360dae0" officeooo:paragraph-rsid="0360dae0" style:font-size-asian="12pt" style:font-name-complex="Courier New" style:font-size-complex="12pt"/>
    </style:style>
    <style:style style:name="P137" style:family="paragraph" style:parent-style-name="Standard">
      <style:paragraph-properties fo:margin-left="0in" fo:margin-right="0in" fo:text-indent="2in" style:auto-text-indent="false"/>
      <style:text-properties style:font-name="Courier New" fo:font-size="12pt" officeooo:rsid="03629e33" officeooo:paragraph-rsid="03629e33" style:font-size-asian="12pt" style:font-name-complex="Courier New" style:font-size-complex="12pt"/>
    </style:style>
    <style:style style:name="P138" style:family="paragraph" style:parent-style-name="Standard">
      <style:paragraph-properties fo:margin-left="0in" fo:margin-right="0in" fo:text-indent="2in" style:auto-text-indent="false"/>
      <style:text-properties style:font-name="Courier New" fo:font-size="12pt" officeooo:rsid="03659ab8" officeooo:paragraph-rsid="03659ab8" style:font-size-asian="12pt" style:font-name-complex="Courier New" style:font-size-complex="12pt"/>
    </style:style>
    <style:style style:name="P139" style:family="paragraph" style:parent-style-name="Standard">
      <style:paragraph-properties fo:margin-left="0in" fo:margin-right="0in" fo:text-indent="2in" style:auto-text-indent="false"/>
      <style:text-properties style:font-name="Courier New" fo:font-size="12pt" officeooo:rsid="0366e391" officeooo:paragraph-rsid="0366e391" style:font-size-asian="12pt" style:font-name-complex="Courier New" style:font-size-complex="12pt"/>
    </style:style>
    <style:style style:name="P140" style:family="paragraph" style:parent-style-name="Standard">
      <style:paragraph-properties fo:margin-left="0in" fo:margin-right="0in" fo:text-indent="2in" style:auto-text-indent="false"/>
      <style:text-properties style:font-name="Courier New" fo:font-size="12pt" officeooo:rsid="0368adf9" officeooo:paragraph-rsid="0368adf9" style:font-size-asian="12pt" style:font-name-complex="Courier New" style:font-size-complex="12pt"/>
    </style:style>
    <style:style style:name="P141" style:family="paragraph" style:parent-style-name="Standard">
      <style:paragraph-properties fo:margin-left="0in" fo:margin-right="0in" fo:text-indent="2in" style:auto-text-indent="false"/>
      <style:text-properties style:font-name="Courier New" fo:font-size="12pt" officeooo:rsid="0368f665" officeooo:paragraph-rsid="0368f665" style:font-size-asian="12pt" style:font-name-complex="Courier New" style:font-size-complex="12pt"/>
    </style:style>
    <style:style style:name="P142" style:family="paragraph" style:parent-style-name="Standard">
      <style:paragraph-properties fo:margin-left="0in" fo:margin-right="0in" fo:text-indent="2in" style:auto-text-indent="false"/>
      <style:text-properties style:font-name="Courier New" fo:font-size="12pt" officeooo:rsid="03692969" officeooo:paragraph-rsid="03692969" style:font-size-asian="12pt" style:font-name-complex="Courier New" style:font-size-complex="12pt"/>
    </style:style>
    <style:style style:name="P143" style:family="paragraph" style:parent-style-name="Standard">
      <style:paragraph-properties fo:margin-left="0in" fo:margin-right="0in" fo:text-indent="2in" style:auto-text-indent="false"/>
      <style:text-properties style:font-name="Courier New" fo:font-size="12pt" officeooo:rsid="036aa795" officeooo:paragraph-rsid="036aa795" style:font-size-asian="12pt" style:font-name-complex="Courier New" style:font-size-complex="12pt"/>
    </style:style>
    <style:style style:name="P144" style:family="paragraph" style:parent-style-name="Standard">
      <style:paragraph-properties fo:margin-left="0in" fo:margin-right="0in" fo:text-indent="2in" style:auto-text-indent="false"/>
      <style:text-properties style:font-name="Courier New" fo:font-size="12pt" officeooo:rsid="03576870" style:font-size-asian="12pt" style:font-name-complex="Courier New" style:font-size-complex="12pt"/>
    </style:style>
    <style:style style:name="P145" style:family="paragraph" style:parent-style-name="Standard">
      <style:paragraph-properties fo:margin-left="0in" fo:margin-right="0in" fo:margin-top="0in" fo:margin-bottom="0.1665in" loext:contextual-spacing="false" fo:text-indent="2in" style:auto-text-indent="false"/>
      <style:text-properties style:font-name="Courier New" fo:font-size="12pt" officeooo:paragraph-rsid="02283a3c" style:font-size-asian="12pt" style:font-name-complex="Courier New" style:font-size-complex="12pt"/>
    </style:style>
    <style:style style:name="P1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1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1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ee84b" style:font-size-asian="12pt" style:font-name-complex="Courier New" style:font-size-complex="12pt"/>
    </style:style>
    <style:style style:name="P1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5c32e" style:font-size-asian="12pt" style:font-name-complex="Courier New" style:font-size-complex="12pt"/>
    </style:style>
    <style:style style:name="P1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e2db1" style:font-size-asian="12pt" style:font-name-complex="Courier New" style:font-size-complex="12pt"/>
    </style:style>
    <style:style style:name="P1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5261f" style:font-size-asian="12pt" style:font-name-complex="Courier New" style:font-size-complex="12pt"/>
    </style:style>
    <style:style style:name="P1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7eb2b" style:font-size-asian="12pt" style:font-name-complex="Courier New" style:font-size-complex="12pt"/>
    </style:style>
    <style:style style:name="P1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83a3c" style:font-size-asian="12pt" style:font-name-complex="Courier New" style:font-size-complex="12pt"/>
    </style:style>
    <style:style style:name="P1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1765f" style:font-size-asian="12pt" style:font-name-complex="Courier New" style:font-size-complex="12pt"/>
    </style:style>
    <style:style style:name="P1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48a3a" style:font-size-asian="12pt" style:font-name-complex="Courier New" style:font-size-complex="12pt"/>
    </style:style>
    <style:style style:name="P1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55f09" style:font-size-asian="12pt" style:font-name-complex="Courier New" style:font-size-complex="12pt"/>
    </style:style>
    <style:style style:name="P1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78efd" style:font-size-asian="12pt" style:font-name-complex="Courier New" style:font-size-complex="12pt"/>
    </style:style>
    <style:style style:name="P1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17f55" style:font-size-asian="12pt" style:font-name-complex="Courier New" style:font-size-complex="12pt"/>
    </style:style>
    <style:style style:name="P1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579a9" style:font-size-asian="12pt" style:font-name-complex="Courier New" style:font-size-complex="12pt"/>
    </style:style>
    <style:style style:name="P1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89486" style:font-size-asian="12pt" style:font-name-complex="Courier New" style:font-size-complex="12pt"/>
    </style:style>
    <style:style style:name="P1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bf79d" style:font-size-asian="12pt" style:font-name-complex="Courier New" style:font-size-complex="12pt"/>
    </style:style>
    <style:style style:name="P1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d2f9a" style:font-size-asian="12pt" style:font-name-complex="Courier New" style:font-size-complex="12pt"/>
    </style:style>
    <style:style style:name="P1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ebc8e" style:font-size-asian="12pt" style:font-name-complex="Courier New" style:font-size-complex="12pt"/>
    </style:style>
    <style:style style:name="P1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5083d3" style:font-size-asian="12pt" style:font-name-complex="Courier New" style:font-size-complex="12pt"/>
    </style:style>
    <style:style style:name="P1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1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5cd063" style:font-size-asian="12pt" style:font-name-complex="Courier New" style:font-size-complex="12pt"/>
    </style:style>
    <style:style style:name="P1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685db" officeooo:paragraph-rsid="013685db" style:font-size-asian="12pt" style:font-name-complex="Courier New" style:font-size-complex="12pt"/>
    </style:style>
    <style:style style:name="P1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2db1" officeooo:paragraph-rsid="021e2db1" style:font-size-asian="12pt" style:font-name-complex="Courier New" style:font-size-complex="12pt"/>
    </style:style>
    <style:style style:name="P1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332b" officeooo:paragraph-rsid="021e332b" style:font-size-asian="12pt" style:font-name-complex="Courier New" style:font-size-complex="12pt"/>
    </style:style>
    <style:style style:name="P1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332b" officeooo:paragraph-rsid="021f2321" style:font-size-asian="12pt" style:font-name-complex="Courier New" style:font-size-complex="12pt"/>
    </style:style>
    <style:style style:name="P1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f2321" officeooo:paragraph-rsid="021f2321" style:font-size-asian="12pt" style:font-name-complex="Courier New" style:font-size-complex="12pt"/>
    </style:style>
    <style:style style:name="P1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1cbe8" officeooo:paragraph-rsid="0221cbe8" style:font-size-asian="12pt" style:font-name-complex="Courier New" style:font-size-complex="12pt"/>
    </style:style>
    <style:style style:name="P1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1cbe8" officeooo:paragraph-rsid="022af6fb" style:font-size-asian="12pt" style:font-name-complex="Courier New" style:font-size-complex="12pt"/>
    </style:style>
    <style:style style:name="P1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27eb2b" style:font-size-asian="12pt" style:font-name-complex="Courier New" style:font-size-complex="12pt"/>
    </style:style>
    <style:style style:name="P1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283a3c" style:font-size-asian="12pt" style:font-name-complex="Courier New" style:font-size-complex="12pt"/>
    </style:style>
    <style:style style:name="P1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478d8a" style:font-size-asian="12pt" style:font-name-complex="Courier New" style:font-size-complex="12pt"/>
    </style:style>
    <style:style style:name="P1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489486" style:font-size-asian="12pt" style:font-name-complex="Courier New" style:font-size-complex="12pt"/>
    </style:style>
    <style:style style:name="P1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7eb2b" officeooo:paragraph-rsid="0227eb2b" style:font-size-asian="12pt" style:font-name-complex="Courier New" style:font-size-complex="12pt"/>
    </style:style>
    <style:style style:name="P1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7eb2b" officeooo:paragraph-rsid="02478d8a" style:font-size-asian="12pt" style:font-name-complex="Courier New" style:font-size-complex="12pt"/>
    </style:style>
    <style:style style:name="P1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83a3c" officeooo:paragraph-rsid="02283a3c" style:font-size-asian="12pt" style:font-name-complex="Courier New" style:font-size-complex="12pt"/>
    </style:style>
    <style:style style:name="P1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859f9" officeooo:paragraph-rsid="023859f9" style:font-size-asian="12pt" style:font-name-complex="Courier New" style:font-size-complex="12pt"/>
    </style:style>
    <style:style style:name="P1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859f9" officeooo:paragraph-rsid="02499116" style:font-size-asian="12pt" style:font-name-complex="Courier New" style:font-size-complex="12pt"/>
    </style:style>
    <style:style style:name="P1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be590" officeooo:paragraph-rsid="023be590" style:font-size-asian="12pt" style:font-name-complex="Courier New" style:font-size-complex="12pt"/>
    </style:style>
    <style:style style:name="P1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17f55" officeooo:paragraph-rsid="02417f55" style:font-size-asian="12pt" style:font-name-complex="Courier New" style:font-size-complex="12pt"/>
    </style:style>
    <style:style style:name="P1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1765f" officeooo:paragraph-rsid="0231765f" style:font-size-asian="12pt" style:font-name-complex="Courier New" style:font-size-complex="12pt"/>
    </style:style>
    <style:style style:name="P1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df920" officeooo:paragraph-rsid="0231765f" style:font-size-asian="12pt" style:font-name-complex="Courier New" style:font-size-complex="12pt"/>
    </style:style>
    <style:style style:name="P1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d3bf8" officeooo:paragraph-rsid="02478d8a" style:font-size-asian="12pt" style:font-name-complex="Courier New" style:font-size-complex="12pt"/>
    </style:style>
    <style:style style:name="P1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78efd" officeooo:paragraph-rsid="02499116" style:font-size-asian="12pt" style:font-name-complex="Courier New" style:font-size-complex="12pt"/>
    </style:style>
    <style:style style:name="P1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99116" officeooo:paragraph-rsid="02499116" style:font-size-asian="12pt" style:font-name-complex="Courier New" style:font-size-complex="12pt"/>
    </style:style>
    <style:style style:name="P1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bf79d" officeooo:paragraph-rsid="024bf79d" style:font-size-asian="12pt" style:font-name-complex="Courier New" style:font-size-complex="12pt"/>
    </style:style>
    <style:style style:name="P1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511d54" officeooo:paragraph-rsid="02511d54" style:font-size-asian="12pt" style:font-name-complex="Courier New" style:font-size-complex="12pt"/>
    </style:style>
    <style:style style:name="P1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1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6b03c" officeooo:paragraph-rsid="02499116" style:font-size-asian="12pt" style:font-name-complex="Courier New" style:font-size-complex="12pt"/>
    </style:style>
    <style:style style:name="P1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692969" officeooo:paragraph-rsid="03692969" style:font-size-asian="12pt" style:font-name-complex="Courier New" style:font-size-complex="12pt"/>
    </style:style>
    <style:style style:name="P195"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196"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3082a" style:font-size-asian="12pt" style:font-name-complex="Courier New" style:font-size-complex="12pt"/>
    </style:style>
    <style:style style:name="P197"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4158c" style:font-size-asian="12pt" style:font-name-complex="Courier New" style:font-size-complex="12pt"/>
    </style:style>
    <style:style style:name="P198"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527fa" style:font-size-asian="12pt" style:font-name-complex="Courier New" style:font-size-complex="12pt"/>
    </style:style>
    <style:style style:name="P199"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5c715" style:font-size-asian="12pt" style:font-name-complex="Courier New" style:font-size-complex="12pt"/>
    </style:style>
    <style:style style:name="P200"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6ca05" style:font-size-asian="12pt" style:font-name-complex="Courier New" style:font-size-complex="12pt"/>
    </style:style>
    <style:style style:name="P201"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72ca9" style:font-size-asian="12pt" style:font-name-complex="Courier New" style:font-size-complex="12pt"/>
    </style:style>
    <style:style style:name="P202"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7d5da" style:font-size-asian="12pt" style:font-name-complex="Courier New" style:font-size-complex="12pt"/>
    </style:style>
    <style:style style:name="P203"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8b154" style:font-size-asian="12pt" style:font-name-complex="Courier New" style:font-size-complex="12pt"/>
    </style:style>
    <style:style style:name="P204"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b31f1" style:font-size-asian="12pt" style:font-name-complex="Courier New" style:font-size-complex="12pt"/>
    </style:style>
    <style:style style:name="P205"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f017f" style:font-size-asian="12pt" style:font-name-complex="Courier New" style:font-size-complex="12pt"/>
    </style:style>
    <style:style style:name="P206"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207"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6ca05" officeooo:paragraph-rsid="0256ca05" style:font-size-asian="12pt" style:font-name-complex="Courier New" style:font-size-complex="12pt"/>
    </style:style>
    <style:style style:name="P208"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72ca9" officeooo:paragraph-rsid="02572ca9" style:font-size-asian="12pt" style:font-name-complex="Courier New" style:font-size-complex="12pt"/>
    </style:style>
    <style:style style:name="P209"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7d5da" officeooo:paragraph-rsid="0257d5da" style:font-size-asian="12pt" style:font-name-complex="Courier New" style:font-size-complex="12pt"/>
    </style:style>
    <style:style style:name="P210" style:family="paragraph" style:parent-style-name="Standard">
      <style:paragraph-properties fo:margin-left="0in" fo:margin-right="0in" fo:text-indent="0.25in" style:auto-text-indent="false"/>
      <style:text-properties fo:font-size="12pt" officeooo:paragraph-rsid="01c030bf" style:font-size-asian="12pt" style:font-size-complex="12pt"/>
    </style:style>
    <style:style style:name="P211" style:family="paragraph" style:parent-style-name="Standard" style:master-page-name="Standard">
      <style:paragraph-properties style:page-number="auto"/>
      <style:text-properties fo:font-size="12pt" officeooo:paragraph-rsid="01c030bf" style:font-size-asian="12pt" style:font-size-complex="12pt"/>
    </style:style>
    <style:style style:name="P212" style:family="paragraph" style:parent-style-name="Standard">
      <style:paragraph-properties fo:margin-top="0in" fo:margin-bottom="0.1665in" loext:contextual-spacing="false"/>
      <style:text-properties style:font-name="Courier New" fo:font-size="12pt" officeooo:rsid="0137c273" officeooo:paragraph-rsid="03d0ae3b" style:font-size-asian="12pt" style:font-name-complex="Courier New" style:font-size-complex="12pt"/>
    </style:style>
    <style:style style:name="P213" style:family="paragraph" style:parent-style-name="Standard">
      <style:paragraph-properties fo:margin-top="0in" fo:margin-bottom="0.1665in" loext:contextual-spacing="false"/>
      <style:text-properties style:font-name="Courier New" fo:font-size="12pt" officeooo:paragraph-rsid="03d0ae3b" style:font-size-asian="12pt" style:font-name-complex="Courier New" style:font-size-complex="12pt"/>
    </style:style>
    <style:style style:name="P214" style:family="paragraph" style:parent-style-name="Standard">
      <style:paragraph-properties fo:margin-top="0in" fo:margin-bottom="0.1665in" loext:contextual-spacing="false"/>
      <style:text-properties style:font-name="Courier New" fo:font-size="12pt" officeooo:rsid="03d0ae3b" officeooo:paragraph-rsid="03d0ae3b" style:font-size-asian="12pt" style:font-name-complex="Courier New" style:font-size-complex="12pt"/>
    </style:style>
    <style:style style:name="P215" style:family="paragraph" style:parent-style-name="Standard">
      <style:paragraph-properties fo:margin-left="0in" fo:margin-right="0in" fo:text-indent="2in" style:auto-text-indent="false"/>
      <style:text-properties style:font-name="Courier New" fo:font-size="12pt" officeooo:rsid="03be3b1a" officeooo:paragraph-rsid="03be3b1a" style:font-size-asian="12pt" style:font-name-complex="Courier New" style:font-size-complex="12pt"/>
    </style:style>
    <style:style style:name="P216" style:family="paragraph" style:parent-style-name="Standard">
      <style:paragraph-properties fo:margin-left="0in" fo:margin-right="0in" fo:text-indent="2in" style:auto-text-indent="false"/>
      <style:text-properties style:font-name="Courier New" fo:font-size="12pt" officeooo:rsid="03c1f334" officeooo:paragraph-rsid="03c1f334" style:font-size-asian="12pt" style:font-name-complex="Courier New" style:font-size-complex="12pt"/>
    </style:style>
    <style:style style:name="P217" style:family="paragraph" style:parent-style-name="Standard">
      <style:paragraph-properties fo:margin-left="0in" fo:margin-right="0in" fo:text-indent="2in" style:auto-text-indent="false"/>
      <style:text-properties style:font-name="Courier New" fo:font-size="12pt" officeooo:rsid="03c2c34b" officeooo:paragraph-rsid="03c2c34b" style:font-size-asian="12pt" style:font-name-complex="Courier New" style:font-size-complex="12pt"/>
    </style:style>
    <style:style style:name="P218" style:family="paragraph" style:parent-style-name="Standard">
      <style:paragraph-properties fo:margin-left="0in" fo:margin-right="0in" fo:text-indent="2in" style:auto-text-indent="false"/>
      <style:text-properties style:font-name="Courier New" fo:font-size="12pt" officeooo:rsid="03c2c34b" officeooo:paragraph-rsid="03cc0a10" style:font-size-asian="12pt" style:font-name-complex="Courier New" style:font-size-complex="12pt"/>
    </style:style>
    <style:style style:name="P219" style:family="paragraph" style:parent-style-name="Standard">
      <style:paragraph-properties fo:margin-left="0in" fo:margin-right="0in" fo:text-indent="2in" style:auto-text-indent="false"/>
      <style:text-properties style:font-name="Courier New" fo:font-size="12pt" officeooo:rsid="03cc0a10" officeooo:paragraph-rsid="03cc0a10" style:font-size-asian="12pt" style:font-name-complex="Courier New" style:font-size-complex="12pt"/>
    </style:style>
    <style:style style:name="P220" style:family="paragraph" style:parent-style-name="Heading_20_2">
      <style:text-properties style:font-size-complex="12pt"/>
    </style:style>
    <style:style style:name="P221" style:family="paragraph" style:parent-style-name="Heading_20_2">
      <style:text-properties officeooo:paragraph-rsid="023c21d9" style:font-size-complex="12pt"/>
    </style:style>
    <style:style style:name="P222" style:family="paragraph" style:parent-style-name="Heading_20_2">
      <style:text-properties officeooo:paragraph-rsid="0135c32e" style:font-size-complex="12pt"/>
    </style:style>
    <style:style style:name="P223" style:family="paragraph" style:parent-style-name="Heading_20_2">
      <style:text-properties officeooo:paragraph-rsid="02511d54" style:font-size-complex="12pt"/>
    </style:style>
    <style:style style:name="P224" style:family="paragraph" style:parent-style-name="Heading_20_2">
      <style:text-properties officeooo:paragraph-rsid="02572ca9" style:font-size-complex="12pt"/>
    </style:style>
    <style:style style:name="P225" style:family="paragraph" style:parent-style-name="Heading_20_2">
      <style:text-properties officeooo:paragraph-rsid="02283a3c"/>
    </style:style>
    <style:style style:name="P226" style:family="paragraph" style:parent-style-name="Heading_20_3">
      <style:paragraph-properties fo:margin-top="0.1665in" fo:margin-bottom="0in" loext:contextual-spacing="false"/>
      <style:text-properties style:font-name="Courier New" style:font-name-complex="Courier New" style:font-size-complex="12pt"/>
    </style:style>
    <style:style style:name="P227" style:family="paragraph" style:parent-style-name="Heading_20_3">
      <style:paragraph-properties fo:margin-top="0.1665in" fo:margin-bottom="0in" loext:contextual-spacing="false"/>
      <style:text-properties style:font-name="Courier New" officeooo:paragraph-rsid="022a2a6c" style:font-name-complex="Courier New" style:font-size-complex="12pt"/>
    </style:style>
    <style:style style:name="P228" style:family="paragraph" style:parent-style-name="Heading_20_3">
      <style:paragraph-properties fo:margin-top="0.1665in" fo:margin-bottom="0in" loext:contextual-spacing="false"/>
      <style:text-properties style:font-name="Courier New" officeooo:rsid="022a2a6c" officeooo:paragraph-rsid="022a2a6c" style:font-name-complex="Courier New" style:font-size-complex="12pt"/>
    </style:style>
    <style:style style:name="P229" style:family="paragraph" style:parent-style-name="Heading_20_3">
      <style:paragraph-properties fo:margin-top="0.1665in" fo:margin-bottom="0in" loext:contextual-spacing="false"/>
      <style:text-properties style:font-name="Courier New" officeooo:paragraph-rsid="022af6fb" style:font-name-complex="Courier New" style:font-size-complex="12pt"/>
    </style:style>
    <style:style style:name="P230" style:family="paragraph" style:parent-style-name="Heading_20_3">
      <style:paragraph-properties fo:margin-top="0.1665in" fo:margin-bottom="0in" loext:contextual-spacing="false"/>
      <style:text-properties style:font-name="Courier New" officeooo:paragraph-rsid="02283a3c" style:font-name-complex="Courier New" style:font-size-complex="12pt"/>
    </style:style>
    <style:style style:name="P231" style:family="paragraph" style:parent-style-name="Heading_20_3">
      <style:paragraph-properties fo:margin-top="0.1665in" fo:margin-bottom="0in" loext:contextual-spacing="false"/>
      <style:text-properties style:font-name="Courier New" officeooo:paragraph-rsid="023c21d9" style:font-name-complex="Courier New" style:font-size-complex="12pt"/>
    </style:style>
    <style:style style:name="P232" style:family="paragraph" style:parent-style-name="Heading_20_3">
      <style:paragraph-properties fo:margin-top="0.1665in" fo:margin-bottom="0in" loext:contextual-spacing="false"/>
      <style:text-properties style:font-name="Courier New" officeooo:paragraph-rsid="0218b1ca" style:font-name-complex="Courier New" style:font-size-complex="12pt"/>
    </style:style>
    <style:style style:name="P233" style:family="paragraph" style:parent-style-name="Heading_20_3">
      <style:paragraph-properties fo:margin-top="0.1665in" fo:margin-bottom="0in" loext:contextual-spacing="false"/>
      <style:text-properties style:font-name="Courier New" officeooo:paragraph-rsid="021e2db1" style:font-name-complex="Courier New" style:font-size-complex="12pt"/>
    </style:style>
    <style:style style:name="P234" style:family="paragraph" style:parent-style-name="Heading_20_3">
      <style:paragraph-properties fo:margin-top="0.1665in" fo:margin-bottom="0in" loext:contextual-spacing="false"/>
      <style:text-properties style:font-name="Courier New" officeooo:paragraph-rsid="0221cbe8" style:font-name-complex="Courier New" style:font-size-complex="12pt"/>
    </style:style>
    <style:style style:name="P235" style:family="paragraph" style:parent-style-name="Heading_20_3">
      <style:paragraph-properties fo:margin-top="0.1665in" fo:margin-bottom="0in" loext:contextual-spacing="false"/>
      <style:text-properties style:font-name="Courier New" officeooo:paragraph-rsid="02489486" style:font-name-complex="Courier New" style:font-size-complex="12pt"/>
    </style:style>
    <style:style style:name="P236" style:family="paragraph" style:parent-style-name="Heading_20_3">
      <style:paragraph-properties fo:margin-top="0.1665in" fo:margin-bottom="0in" loext:contextual-spacing="false"/>
      <style:text-properties style:font-name="Courier New" officeooo:paragraph-rsid="02348a3a" style:font-name-complex="Courier New" style:font-size-complex="12pt"/>
    </style:style>
    <style:style style:name="P237" style:family="paragraph" style:parent-style-name="Heading_20_3">
      <style:paragraph-properties fo:margin-top="0.1665in" fo:margin-bottom="0in" loext:contextual-spacing="false"/>
      <style:text-properties style:font-name="Courier New" officeooo:paragraph-rsid="02355f09" style:font-name-complex="Courier New" style:font-size-complex="12pt"/>
    </style:style>
    <style:style style:name="P238" style:family="paragraph" style:parent-style-name="Heading_20_3">
      <style:paragraph-properties fo:margin-top="0.1665in" fo:margin-bottom="0in" loext:contextual-spacing="false"/>
      <style:text-properties style:font-name="Courier New" officeooo:paragraph-rsid="02417f55" style:font-name-complex="Courier New" style:font-size-complex="12pt"/>
    </style:style>
    <style:style style:name="P239" style:family="paragraph" style:parent-style-name="Heading_20_3">
      <style:paragraph-properties fo:margin-top="0.1665in" fo:margin-bottom="0in" loext:contextual-spacing="false"/>
      <style:text-properties style:font-name="Courier New" officeooo:paragraph-rsid="02499116" style:font-name-complex="Courier New" style:font-size-complex="12pt"/>
    </style:style>
    <style:style style:name="P240" style:family="paragraph" style:parent-style-name="Heading_20_3">
      <style:paragraph-properties fo:margin-top="0.1665in" fo:margin-bottom="0in" loext:contextual-spacing="false"/>
      <style:text-properties style:font-name="Courier New" officeooo:paragraph-rsid="024bf79d" style:font-name-complex="Courier New" style:font-size-complex="12pt"/>
    </style:style>
    <style:style style:name="P241" style:family="paragraph" style:parent-style-name="Heading_20_3">
      <style:paragraph-properties fo:margin-top="0.1665in" fo:margin-bottom="0in" loext:contextual-spacing="false"/>
      <style:text-properties style:font-name="Courier New" officeooo:paragraph-rsid="024f24b6" style:font-name-complex="Courier New" style:font-size-complex="12pt"/>
    </style:style>
    <style:style style:name="P242" style:family="paragraph" style:parent-style-name="Heading_20_3">
      <style:paragraph-properties fo:margin-top="0.1665in" fo:margin-bottom="0in" loext:contextual-spacing="false"/>
      <style:text-properties style:font-name="Courier New" officeooo:paragraph-rsid="0255c715" style:font-name-complex="Courier New" style:font-size-complex="12pt"/>
    </style:style>
    <style:style style:name="P243" style:family="paragraph" style:parent-style-name="Heading_20_3">
      <style:paragraph-properties fo:margin-top="0.1665in" fo:margin-bottom="0in" loext:contextual-spacing="false"/>
      <style:text-properties style:font-name="Courier New" officeooo:paragraph-rsid="02572ca9" style:font-name-complex="Courier New" style:font-size-complex="12pt"/>
    </style:style>
    <style:style style:name="P244" style:family="paragraph" style:parent-style-name="Heading_20_3">
      <style:paragraph-properties fo:margin-top="0.1665in" fo:margin-bottom="0in" loext:contextual-spacing="false"/>
      <style:text-properties style:font-name="Courier New" officeooo:paragraph-rsid="0257d5da" style:font-name-complex="Courier New" style:font-size-complex="12pt"/>
    </style:style>
    <style:style style:name="P245" style:family="paragraph" style:parent-style-name="Heading_20_3">
      <style:paragraph-properties fo:margin-top="0.1665in" fo:margin-bottom="0in" loext:contextual-spacing="false"/>
      <style:text-properties style:font-name="Courier New" officeooo:paragraph-rsid="025d1963" style:font-name-complex="Courier New" style:font-size-complex="12pt"/>
    </style:style>
    <style:style style:name="P246" style:family="paragraph" style:parent-style-name="Heading_20_3">
      <style:paragraph-properties fo:margin-top="0.1665in" fo:margin-bottom="0in" loext:contextual-spacing="false"/>
      <style:text-properties style:font-name="Courier New" officeooo:paragraph-rsid="025d5509" style:font-name-complex="Courier New" style:font-size-complex="12pt"/>
    </style:style>
    <style:style style:name="P247" style:family="paragraph" style:parent-style-name="Heading_20_3">
      <style:paragraph-properties fo:margin-top="0.1665in" fo:margin-bottom="0in" loext:contextual-spacing="false"/>
      <style:text-properties style:font-name="Courier New" officeooo:rsid="03b407f2" officeooo:paragraph-rsid="03b407f2" style:font-name-complex="Courier New" style:font-size-complex="12pt"/>
    </style:style>
    <style:style style:name="T1" style:family="text">
      <style:text-properties fo:font-size="12pt" style:font-size-asian="12pt"/>
    </style:style>
    <style:style style:name="T2" style:family="text">
      <style:text-properties fo:font-size="12pt" officeooo:rsid="02348a3a" style:font-size-asian="12pt"/>
    </style:style>
    <style:style style:name="T3" style:family="text">
      <style:text-properties fo:font-size="12pt" officeooo:rsid="02300db6" style:font-size-asian="12pt"/>
    </style:style>
    <style:style style:name="T4" style:family="text">
      <style:text-properties fo:font-size="12pt" officeooo:rsid="02489486" style:font-size-asian="12pt"/>
    </style:style>
    <style:style style:name="T5" style:family="text">
      <style:text-properties fo:font-size="12pt" officeooo:rsid="02499116" style:font-size-asian="12pt"/>
    </style:style>
    <style:style style:name="T6" style:family="text">
      <style:text-properties fo:font-size="12pt" officeooo:rsid="035685b2" style:font-size-asian="12pt"/>
    </style:style>
    <style:style style:name="T7" style:family="text">
      <style:text-properties style:font-size-complex="12pt"/>
    </style:style>
    <style:style style:name="T8" style:family="text">
      <style:text-properties officeooo:rsid="02283a3c" style:font-size-complex="12pt"/>
    </style:style>
    <style:style style:name="T9" style:family="text">
      <style:text-properties style:font-name="Courier New" fo:font-size="12pt" style:font-size-asian="12pt" style:font-name-complex="Courier New" style:font-size-complex="12pt"/>
    </style:style>
    <style:style style:name="T10" style:family="text">
      <style:text-properties style:font-name="Courier New" fo:font-size="12pt" officeooo:rsid="00fb9417" style:font-size-asian="12pt" style:font-name-complex="Courier New" style:font-size-complex="12pt"/>
    </style:style>
    <style:style style:name="T11" style:family="text">
      <style:text-properties style:font-name-asian="Courier New"/>
    </style:style>
    <style:style style:name="T12" style:family="text">
      <style:text-properties style:text-position="super 58%"/>
    </style:style>
    <style:style style:name="T13" style:family="text">
      <style:text-properties style:text-position="super 58%" officeooo:rsid="01383e94"/>
    </style:style>
    <style:style style:name="T14" style:family="text">
      <style:text-properties officeooo:rsid="0050ffe4"/>
    </style:style>
    <style:style style:name="T15" style:family="text">
      <style:text-properties officeooo:rsid="00fee84b"/>
    </style:style>
    <style:style style:name="T16" style:family="text">
      <style:text-properties officeooo:rsid="0135c32e"/>
    </style:style>
    <style:style style:name="T17" style:family="text">
      <style:text-properties officeooo:rsid="0137c273"/>
    </style:style>
    <style:style style:name="T18" style:family="text">
      <style:text-properties officeooo:rsid="01383e94"/>
    </style:style>
    <style:style style:name="T19" style:family="text">
      <style:text-properties officeooo:rsid="01ad67da"/>
    </style:style>
    <style:style style:name="T20" style:family="text">
      <style:text-properties fo:font-style="italic" style:font-style-asian="italic" style:font-style-complex="italic"/>
    </style:style>
    <style:style style:name="T21" style:family="text">
      <style:text-properties officeooo:rsid="01c030bf"/>
    </style:style>
    <style:style style:name="T22" style:family="text">
      <style:text-properties officeooo:rsid="01edede4"/>
    </style:style>
    <style:style style:name="T23" style:family="text">
      <style:text-properties officeooo:rsid="0218b1ca"/>
    </style:style>
    <style:style style:name="T24" style:family="text">
      <style:text-properties officeooo:rsid="0219b042"/>
    </style:style>
    <style:style style:name="T25" style:family="text">
      <style:text-properties officeooo:rsid="021b6361"/>
    </style:style>
    <style:style style:name="T26" style:family="text">
      <style:text-properties officeooo:rsid="021bd4fe"/>
    </style:style>
    <style:style style:name="T27" style:family="text">
      <style:text-properties officeooo:rsid="021dc239"/>
    </style:style>
    <style:style style:name="T28" style:family="text">
      <style:text-properties officeooo:rsid="021e2db1"/>
    </style:style>
    <style:style style:name="T29" style:family="text">
      <style:text-properties officeooo:rsid="021e332b"/>
    </style:style>
    <style:style style:name="T30" style:family="text">
      <style:text-properties officeooo:rsid="021f2321"/>
    </style:style>
    <style:style style:name="T31" style:family="text">
      <style:text-properties officeooo:rsid="0220d661"/>
    </style:style>
    <style:style style:name="T32" style:family="text">
      <style:text-properties officeooo:rsid="0221cbe8"/>
    </style:style>
    <style:style style:name="T33" style:family="text">
      <style:text-properties officeooo:rsid="0223b1b8"/>
    </style:style>
    <style:style style:name="T34" style:family="text">
      <style:text-properties officeooo:rsid="0225261f"/>
    </style:style>
    <style:style style:name="T35" style:family="text">
      <style:text-properties officeooo:rsid="0227eb2b"/>
    </style:style>
    <style:style style:name="T36" style:family="text">
      <style:text-properties officeooo:rsid="02283a3c"/>
    </style:style>
    <style:style style:name="T37" style:family="text">
      <style:text-properties officeooo:rsid="022a2a6c"/>
    </style:style>
    <style:style style:name="T38" style:family="text">
      <style:text-properties officeooo:rsid="022af6fb"/>
    </style:style>
    <style:style style:name="T39" style:family="text">
      <style:text-properties officeooo:rsid="022b60bb"/>
    </style:style>
    <style:style style:name="T40" style:family="text">
      <style:text-properties officeooo:rsid="022df920"/>
    </style:style>
    <style:style style:name="T41" style:family="text">
      <style:text-properties officeooo:rsid="0231765f"/>
    </style:style>
    <style:style style:name="T42" style:family="text">
      <style:text-properties officeooo:rsid="02332b75"/>
    </style:style>
    <style:style style:name="T43" style:family="text">
      <style:text-properties officeooo:rsid="02335ee1"/>
    </style:style>
    <style:style style:name="T44" style:family="text">
      <style:text-properties officeooo:rsid="02348a3a"/>
    </style:style>
    <style:style style:name="T45" style:family="text">
      <style:text-properties officeooo:rsid="02378efd"/>
    </style:style>
    <style:style style:name="T46" style:family="text">
      <style:text-properties officeooo:rsid="023859f9"/>
    </style:style>
    <style:style style:name="T47" style:family="text">
      <style:text-properties officeooo:rsid="023a3123"/>
    </style:style>
    <style:style style:name="T48" style:family="text">
      <style:text-properties officeooo:rsid="023be590"/>
    </style:style>
    <style:style style:name="T49" style:family="text">
      <style:text-properties officeooo:rsid="023c21d9"/>
    </style:style>
    <style:style style:name="T50" style:family="text">
      <style:text-properties officeooo:rsid="023c5a46"/>
    </style:style>
    <style:style style:name="T51" style:family="text">
      <style:text-properties officeooo:rsid="023da28a"/>
    </style:style>
    <style:style style:name="T52" style:family="text">
      <style:text-properties officeooo:rsid="023f75b2"/>
    </style:style>
    <style:style style:name="T53" style:family="text">
      <style:text-properties officeooo:rsid="02417f55"/>
    </style:style>
    <style:style style:name="T54" style:family="text">
      <style:text-properties officeooo:rsid="0242a496"/>
    </style:style>
    <style:style style:name="T55" style:family="text">
      <style:text-properties officeooo:rsid="024579a9"/>
    </style:style>
    <style:style style:name="T56" style:family="text">
      <style:text-properties officeooo:rsid="02478d8a"/>
    </style:style>
    <style:style style:name="T57" style:family="text">
      <style:text-properties officeooo:rsid="02489486"/>
    </style:style>
    <style:style style:name="T58" style:family="text">
      <style:text-properties officeooo:rsid="02499116"/>
    </style:style>
    <style:style style:name="T59" style:family="text">
      <style:text-properties officeooo:rsid="024a9e54"/>
    </style:style>
    <style:style style:name="T60" style:family="text">
      <style:text-properties officeooo:rsid="024bf79d"/>
    </style:style>
    <style:style style:name="T61" style:family="text">
      <style:text-properties officeooo:rsid="024d2f9a"/>
    </style:style>
    <style:style style:name="T62" style:family="text">
      <style:text-properties officeooo:rsid="024ebc8e"/>
    </style:style>
    <style:style style:name="T63" style:family="text">
      <style:text-properties officeooo:rsid="024f24b6"/>
    </style:style>
    <style:style style:name="T64" style:family="text">
      <style:text-properties officeooo:rsid="025083d3"/>
    </style:style>
    <style:style style:name="T65" style:family="text">
      <style:text-properties officeooo:rsid="02511d54"/>
    </style:style>
    <style:style style:name="T66" style:family="text">
      <style:text-properties officeooo:rsid="0253082a"/>
    </style:style>
    <style:style style:name="T67" style:family="text">
      <style:text-properties officeooo:rsid="0254158c"/>
    </style:style>
    <style:style style:name="T68" style:family="text">
      <style:text-properties officeooo:rsid="025527fa"/>
    </style:style>
    <style:style style:name="T69" style:family="text">
      <style:text-properties officeooo:rsid="0255c715"/>
    </style:style>
    <style:style style:name="T70" style:family="text">
      <style:text-properties officeooo:rsid="0256ca05"/>
    </style:style>
    <style:style style:name="T71" style:family="text">
      <style:text-properties officeooo:rsid="02572ca9"/>
    </style:style>
    <style:style style:name="T72" style:family="text">
      <style:text-properties officeooo:rsid="0257d5da"/>
    </style:style>
    <style:style style:name="T73" style:family="text">
      <style:text-properties officeooo:rsid="0258b154"/>
    </style:style>
    <style:style style:name="T74" style:family="text">
      <style:text-properties officeooo:rsid="025d1963"/>
    </style:style>
    <style:style style:name="T75" style:family="text">
      <style:text-properties officeooo:rsid="025d5509"/>
    </style:style>
    <style:style style:name="T76" style:family="text">
      <style:text-properties officeooo:rsid="025f017f"/>
    </style:style>
    <style:style style:name="T77" style:family="text">
      <style:text-properties officeooo:rsid="0260f185"/>
    </style:style>
    <style:style style:name="T78" style:family="text">
      <style:text-properties officeooo:rsid="03540045"/>
    </style:style>
    <style:style style:name="T79" style:family="text">
      <style:text-properties officeooo:rsid="0354dc81"/>
    </style:style>
    <style:style style:name="T80" style:family="text">
      <style:text-properties officeooo:rsid="035685b2"/>
    </style:style>
    <style:style style:name="T81" style:family="text">
      <style:text-properties officeooo:rsid="03576870"/>
    </style:style>
    <style:style style:name="T82" style:family="text">
      <style:text-properties officeooo:rsid="035959f8"/>
    </style:style>
    <style:style style:name="T83" style:family="text">
      <style:text-properties officeooo:rsid="035a0a60"/>
    </style:style>
    <style:style style:name="T84" style:family="text">
      <style:text-properties officeooo:rsid="035bb6ee"/>
    </style:style>
    <style:style style:name="T85" style:family="text">
      <style:text-properties officeooo:rsid="035cc512"/>
    </style:style>
    <style:style style:name="T86" style:family="text">
      <style:text-properties officeooo:rsid="035eb97e"/>
    </style:style>
    <style:style style:name="T87" style:family="text">
      <style:text-properties officeooo:rsid="0360dae0"/>
    </style:style>
    <style:style style:name="T88" style:family="text">
      <style:text-properties officeooo:rsid="03629e33"/>
    </style:style>
    <style:style style:name="T89" style:family="text">
      <style:text-properties officeooo:rsid="0363ea5a"/>
    </style:style>
    <style:style style:name="T90" style:family="text">
      <style:text-properties officeooo:rsid="0364c245"/>
    </style:style>
    <style:style style:name="T91" style:family="text">
      <style:text-properties officeooo:rsid="03659ab8"/>
    </style:style>
    <style:style style:name="T92" style:family="text">
      <style:text-properties officeooo:rsid="0366e391"/>
    </style:style>
    <style:style style:name="T93" style:family="text">
      <style:text-properties officeooo:rsid="03673688"/>
    </style:style>
    <style:style style:name="T94" style:family="text">
      <style:text-properties officeooo:rsid="0368adf9"/>
    </style:style>
    <style:style style:name="T95" style:family="text">
      <style:text-properties officeooo:rsid="0368f665"/>
    </style:style>
    <style:style style:name="T96" style:family="text">
      <style:text-properties officeooo:rsid="03692969"/>
    </style:style>
    <style:style style:name="T97" style:family="text">
      <style:text-properties officeooo:rsid="036aa795"/>
    </style:style>
    <style:style style:name="T98" style:family="text">
      <style:text-properties officeooo:rsid="036b635c"/>
    </style:style>
    <style:style style:name="T99" style:family="text">
      <style:text-properties officeooo:rsid="03b00849"/>
    </style:style>
    <style:style style:name="T100" style:family="text">
      <style:text-properties officeooo:rsid="03b21464"/>
    </style:style>
    <style:style style:name="T101" style:family="text">
      <style:text-properties officeooo:rsid="03b29e3a"/>
    </style:style>
    <style:style style:name="T102" style:family="text">
      <style:text-properties officeooo:rsid="03b4c095"/>
    </style:style>
    <style:style style:name="T103" style:family="text">
      <style:text-properties officeooo:rsid="03be3b1a"/>
    </style:style>
    <style:style style:name="T104" style:family="text">
      <style:text-properties officeooo:rsid="03bff3ce"/>
    </style:style>
    <style:style style:name="T105" style:family="text">
      <style:text-properties officeooo:rsid="03c1f334"/>
    </style:style>
    <style:style style:name="T106" style:family="text">
      <style:text-properties officeooo:rsid="03c2c34b"/>
    </style:style>
    <style:style style:name="T107" style:family="text">
      <style:text-properties officeooo:rsid="03c45bf8"/>
    </style:style>
    <style:style style:name="T108" style:family="text">
      <style:text-properties officeooo:rsid="03c70e70"/>
    </style:style>
    <style:style style:name="T109" style:family="text">
      <style:text-properties officeooo:rsid="03c89c15"/>
    </style:style>
    <style:style style:name="T110" style:family="text">
      <style:text-properties officeooo:rsid="03ca45b3"/>
    </style:style>
    <style:style style:name="T111" style:family="text">
      <style:text-properties officeooo:rsid="03caa281"/>
    </style:style>
    <style:style style:name="T112" style:family="text">
      <style:text-properties officeooo:rsid="03cc0a10"/>
    </style:style>
    <style:style style:name="T113" style:family="text">
      <style:text-properties officeooo:rsid="03cd4025"/>
    </style:style>
    <style:style style:name="T114" style:family="text">
      <style:text-properties officeooo:rsid="03cdc125"/>
    </style:style>
    <style:style style:name="T115" style:family="text">
      <style:text-properties officeooo:rsid="03ceac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6" text:outline-level="3"><text:span text:style-name="T22">LISA AND </text:span>JEFF’S HIGH SCHOOL MOVIE PART II – SENIOR YEAR AND BEYOND</text:h>
      <text:p text:style-name="P1"/>
      <text:h text:style-name="P227" text:outline-level="3">BY LISA SCHAEFER</text:h>
      <text:h text:style-name="P225" text:outline-level="2"><text:span text:style-name="T7">Episode 21: </text:span><text:span text:style-name="T8">Party</text:span></text:h>
      <text:h text:style-name="P228" text:outline-level="3">During opening credits</text:h>
      <text:h text:style-name="P227" text:outline-level="3">EXT. <text:span text:style-name="T36">DESERT - NIGHT</text:span></text:h>
      <text:p text:style-name="P15">Near a bonfire, kids with red cups and bottles – the Lisas and Michelles with some Jocks. A few kids roast marshmallows.</text:p>
      <text:p text:style-name="P15">Another angle, Luke by the bonfire with Preppies. </text:p>
      <text:p text:style-name="P15">Another angle, Jeff stands near the bonfire with Dan and Jocks. A couple has their arms all over each other. The Jocks chant.</text:p>
      <text:p text:style-name="P83">JOCKS</text:p>
      <text:p text:style-name="P173"><text:span text:style-name="T38">BKA</text:span>. <text:span text:style-name="T38">BKA. BKA.</text:span></text:p>
      <text:h text:style-name="P229" text:outline-level="3"><text:span text:style-name="T36">IN</text:span>T. <text:span text:style-name="T49">GYM - NIGHT</text:span></text:h>
      <text:p text:style-name="P26">Couples slow dance to a slow song.</text:p>
      <text:p text:style-name="P26">Lisa and Marnie sit on the bleachers, <text:span text:style-name="T56">bored,</text:span> and watch the couples. Ho hum. Here we are again on the side.</text:p>
      <text:h text:style-name="P230" text:outline-level="3">EXT. <text:span text:style-name="T36">DESERT - NIGHT</text:span></text:h>
      <text:p text:style-name="P15">Jeff <text:span text:style-name="T37">goes to the back of a van to refill his red cup</text:span>. <text:span text:style-name="T37">Nearby a couple snuggles. He looks elsewhere, but sees:</text:span></text:p>
      <text:p text:style-name="P16"><text:span text:style-name="T37">Jeff's POV:</text:span> a couple <text:span text:style-name="T46">snuggling</text:span> near a car.</text:p>
      <text:h text:style-name="P231" text:outline-level="3"><text:span text:style-name="T36">IN</text:span>T. <text:span text:style-name="T49">GYM - NIGHT</text:span></text:h>
      <text:p text:style-name="P26"><text:span text:style-name="T78">MARK</text:span> comes up to Lisa and Marnie while they sit on the bleachers. </text:p>
      <text:p text:style-name="P26">Lisa perks up.</text:p>
      <text:p text:style-name="P26">The Boy asks one of the girls behind <text:span text:style-name="T50">Lisa</text:span> to dance.</text:p>
      <text:p text:style-name="P39">Lisa is disappointed. No surprise.</text:p>
      <text:h text:style-name="P231" text:outline-level="3"><text:soft-page-break/>EXT. <text:span text:style-name="T36">DESERT - NIGHT</text:span></text:h>
      <text:p text:style-name="P29">Jeff walks off to a parking area with his cup.</text:p>
      <text:p text:style-name="P16"><text:span text:style-name="T37">Jeff's POV:</text:span> <text:span text:style-name="T37">A</text:span> couple <text:span text:style-name="T46">snuggles</text:span> in a car, <text:span text:style-name="T46">looking at the stars</text:span>.</text:p>
      <text:h text:style-name="P231" text:outline-level="3"><text:span text:style-name="T36">IN</text:span>T. <text:span text:style-name="T49">GYM - NIGHT</text:span></text:h>
      <text:p text:style-name="P26"><text:span text:style-name="T79">GREG</text:span> walks past as couples slow dance in the background. Lisa gets up and asks him to dance. He shakes his head no and walks away <text:span text:style-name="T51">quickly</text:span>. <text:span text:style-name="T51">Lisa stares after him blankly.</text:span></text:p>
      <text:h text:style-name="P221" text:outline-level="2">Episode 21: <text:span text:style-name="T34">Lockers</text:span></text:h>
      <text:h text:style-name="P226" text:outline-level="3">EXT. <text:span text:style-name="T23">COURTYARD - MORNING</text:span></text:h>
      <text:p text:style-name="P6"><text:span text:style-name="T28">A few k</text:span>ids arrive to school <text:span text:style-name="T25">wearing uniforms</text:span>. <text:span text:style-name="T24">Lisa comes in from the parking lot with her backpack. She's wearing pink sunglasses, pink hair bow, pink socks, pink earrings. Scrunchies were patented in late 1987, so they might be OK toward the end of this movie but not here.</text:span></text:p>
      <text:h text:style-name="P232" text:outline-level="3">EXT. LOCKERS - <text:span text:style-name="T26">MORNING</text:span></text:h>
      <text:p text:style-name="P7">Jeff <text:span text:style-name="T23">hangs out at</text:span> his locker <text:span text:style-name="T51">wearing his Bourgade uniform</text:span>. <text:span text:style-name="T28">There are no other kids nearby.</text:span></text:p>
      <text:p text:style-name="P10">Lisa <text:span text:style-name="T27">approaches. Marnie and Kelly are sitting in the cafeteria windows doing calculus.</text:span></text:p>
      <text:p text:style-name="P79">LISA</text:p>
      <text:p text:style-name="P172">Hi guys.</text:p>
      <text:p text:style-name="P80">MARNIE, KELLY</text:p>
      <text:p text:style-name="P172">Hi.</text:p>
      <text:p text:style-name="P30">Lisa studies Jeff – why is he here by himself every day. She looks in the cafeteria window.</text:p>
      <text:h text:style-name="P233" text:outline-level="3"><text:span text:style-name="T28">IN</text:span>T. <text:span text:style-name="T28">CAFETERIA</text:span> - <text:span text:style-name="T26">MORNING</text:span></text:h>
      <text:p text:style-name="P32">From Lisa's POV through the window: Dan and all the Jocks are punching each other and yelling stuff. </text:p>
      <text:h text:style-name="P234" text:outline-level="3">EXT. <text:span text:style-name="T32">COURTYARD</text:span> - <text:span text:style-name="T26">MORNING</text:span></text:h>
      <text:p text:style-name="P8"><text:span text:style-name="T28">Lisa looks back at Jeff wondering why he's out here. As she gets close to her locker:</text:span> </text:p>
      <text:p text:style-name="P74">LISA</text:p>
      <text:p text:style-name="P150"><text:soft-page-break/>Good morning Jeff!</text:p>
      <text:p text:style-name="P3">Jeff <text:span text:style-name="T28">freezes, slowly turns to look at her.</text:span> <text:span text:style-name="T28">Is she finally talking to me?</text:span></text:p>
      <text:p text:style-name="P71">JEFF</text:p>
      <text:p text:style-name="P147">Hi.</text:p>
      <text:p text:style-name="P74">LISA</text:p>
      <text:p text:style-name="P168">How was your weekend?</text:p>
      <text:p text:style-name="P75">JEFF</text:p>
      <text:p text:style-name="P150">Good.</text:p>
      <text:p text:style-name="P74">LISA</text:p>
      <text:p text:style-name="P168">Any wild parties?</text:p>
      <text:p text:style-name="P75">JEFF (<text:span text:style-name="T51">amused</text:span>)</text:p>
      <text:p text:style-name="P168">No, not this weekend. <text:span text:style-name="T29">(beat)</text:span> Maybe next.</text:p>
      <text:p text:style-name="P171">How about you?</text:p>
      <text:p text:style-name="P76">LISA <text:span text:style-name="T30">(enthusiastic)</text:span></text:p>
      <text:p text:style-name="P169"><text:span text:style-name="T30">Yeah. Wild parties</text:span>.</text:p>
      <text:p text:style-name="P78">JEFF (<text:span text:style-name="T51">amused</text:span>)</text:p>
      <text:p text:style-name="P170"><text:span text:style-name="T30">You don't party</text:span>.</text:p>
      <text:p text:style-name="P77">LISA</text:p>
      <text:p text:style-name="P170"><text:span text:style-name="T30">Who says calculus isn't a party</text:span>.</text:p>
      <text:p text:style-name="P9">Lisa <text:span text:style-name="T30">does a pom routine sequence with her calculus book.</text:span></text:p>
      <text:p text:style-name="P77">LISA</text:p>
      <text:p text:style-name="P170"><text:span text:style-name="T30">Well, maybe it's not a party. But it's wild</text:span>.</text:p>
      <text:p text:style-name="P39">Jeff is amused.</text:p>
      <text:p text:style-name="P97">JEFF</text:p>
      <text:p text:style-name="P176"><text:span text:style-name="T35">Hey, there's a BKA next weekend</text:span>. <text:span text:style-name="T35">Are you going?</text:span></text:p>
      <text:p text:style-name="P96">LISA</text:p>
      <text:p text:style-name="P179"><text:span text:style-name="T52">You just accused me of not being a partier. Am I a part of the Bourgade Keggers Association now</text:span>?</text:p>
      <text:p text:style-name="P97">JEFF</text:p>
      <text:p text:style-name="P176"><text:span text:style-name="T39">All seniors at Bourgade are</text:span>. <text:span text:style-name="T39">Whether they want to be or not.</text:span></text:p>
      <text:p text:style-name="P96"><text:soft-page-break/>LISA </text:p>
      <text:p text:style-name="P179">I'd have to go with someone. I don't want to drive up to Jomax Road myself.</text:p>
      <text:p text:style-name="P14"><text:span text:style-name="T80">Kelly</text:span> comes up and opens her locker.</text:p>
      <text:p text:style-name="P95">LISA</text:p>
      <text:p text:style-name="P187">Hi <text:span text:style-name="T80">Kelly</text:span>.</text:p>
      <text:p text:style-name="P130">KELLY</text:p>
      <text:p text:style-name="P187">What are you doing about Homecoming?</text:p>
      <text:p text:style-name="P37">Jeff pretends not to pay attention, stares <text:span text:style-name="T57">at his</text:span> book. But he's looking at Lisa out of the corner of his eye and listening intently.</text:p>
      <text:p text:style-name="P37">Lisa has her back to Jeff.</text:p>
      <text:p text:style-name="P95">LISA</text:p>
      <text:p text:style-name="P187">I asked a guy I work with.</text:p>
      <text:p text:style-name="P130">KELLY</text:p>
      <text:p text:style-name="P187">Why not go with someone from Bourgade?</text:p>
      <text:p text:style-name="P95">LISA</text:p>
      <text:p text:style-name="P187">Ha! Are you kidding me? Nobody from Bourgade ever asked me to a dance. If someone from Bourgade wants to go with me, he need<text:span text:style-name="T77">s</text:span> to ask me.</text:p>
      <text:p text:style-name="P14">Lisa takes her calculus book and walks off.</text:p>
      <text:p text:style-name="P37">Jeff gets up and puts his book in his locker. </text:p>
      <text:p text:style-name="P84">JEFF <text:span text:style-name="T77">(to Michelle R)</text:span></text:p>
      <text:p text:style-name="P178"><text:span text:style-name="T77">A</text:span>re you going to the BKA next weekend?</text:p>
      <text:p text:style-name="P131">MICHELLE R</text:p>
      <text:p text:style-name="P178"><text:span text:style-name="T77">Is that an</text:span> invit<text:span text:style-name="T77">ation</text:span>?</text:p>
      <text:p text:style-name="P12">Thinks about it for a moment.</text:p>
      <text:p text:style-name="P81">JEFF</text:p>
      <text:p text:style-name="P174"><text:span text:style-name="T77">I guess so</text:span>.</text:p>
      <text:p text:style-name="P132">MICHELLE R (flirty)</text:p>
      <text:p text:style-name="P151"><text:span text:style-name="T35">Well then I just might</text:span>.</text:p>
      <text:p text:style-name="P81">JEFF</text:p>
      <text:p text:style-name="P174"><text:span text:style-name="T35">You should bring Lisa and Marnie with you</text:span>.</text:p>
      <text:p text:style-name="P133"><text:soft-page-break/>MICHELLE R</text:p>
      <text:p text:style-name="P152"><text:span text:style-name="T35">OK. I will</text:span>.</text:p>
      <text:p text:style-name="P12">Jeff is pleased with himself.</text:p>
      <text:p text:style-name="P82">JEFF</text:p>
      <text:p text:style-name="P180">Are you going to drive?</text:p>
      <text:p text:style-name="P13"><text:span text:style-name="T83">Michelle R gets closer to him</text:span>. <text:span text:style-name="T36">Jeff backs away.</text:span></text:p>
      <text:p text:style-name="P130">KELLY</text:p>
      <text:p text:style-name="P153"><text:span text:style-name="T36">If you want me to</text:span>.</text:p>
      <text:p text:style-name="P82">JEFF</text:p>
      <text:p text:style-name="P175"><text:span text:style-name="T35">Yeah</text:span>. <text:span text:style-name="T36">You should.</text:span></text:p>
      <text:p text:style-name="P130">KELLY</text:p>
      <text:p text:style-name="P153"><text:span text:style-name="T36">I'm looking forward to it</text:span>.</text:p>
      <text:p text:style-name="P145"/>
      <text:p text:style-name="P17">After school</text:p>
      <text:p text:style-name="P11">Lisa <text:span text:style-name="T33">look</text:span>s back <text:span text:style-name="T33">in</text:span>to her locker. Jeff looks in his locker mirror and starts combing it back into place. Lisa watches, smiles.</text:p>
      <text:p text:style-name="P71">JEFF</text:p>
      <text:p text:style-name="P147"><text:span text:style-name="T80">Kelly</text:span>’s taking you to the BKA tonight, right?</text:p>
      <text:p text:style-name="P71">LISA</text:p>
      <text:p text:style-name="P147">Yeah. I’ll be there.</text:p>
      <text:p text:style-name="P3">Lisa leaves. Jeff watches her.</text:p>
      <text:h text:style-name="P226" text:outline-level="3">INT. CAR - NIGHT</text:h>
      <text:p text:style-name="P3">Marnie’s in the passenger seat and Lisa’s in the back.</text:p>
      <text:p text:style-name="P71">MARNIE</text:p>
      <text:p text:style-name="P147">Jeff invited <text:span text:style-name="T80">Kelly</text:span>. I think he likes her.</text:p>
      <text:p text:style-name="P3">Lisa looks disappointed.</text:p>
      <text:p text:style-name="P71">LISA</text:p>
      <text:p text:style-name="P147">Oh. (beat) That must be why he’s always by our lockers in the morning.</text:p>
      <text:p text:style-name="P3"><text:span text:style-name="T80">Kelly</text:span> gets in the car. She sounds like she’s bragging.</text:p>
      <text:p text:style-name="P130"><text:soft-page-break/>KELLY</text:p>
      <text:p text:style-name="P147">I’ve gotten to know Jeff real well lately. He always talks to me when I get to school in the morning.</text:p>
      <text:p text:style-name="P71">LISA</text:p>
      <text:p text:style-name="P147">What about?</text:p>
      <text:p text:style-name="P130">KELLY</text:p>
      <text:p text:style-name="P147">Nothing much. He asks what we do when we hang out on the weekend. </text:p>
      <text:p text:style-name="P147">He told me he doesn’t like it when you mess up his hair.</text:p>
      <text:h text:style-name="P226" text:outline-level="3">EXT. DESERT - NIGHT</text:h>
      <text:p text:style-name="P3">A car drives up. <text:span text:style-name="T80">Kelly</text:span>, Lisa, Marnie get out of the car.</text:p>
      <text:p text:style-name="P3">Jeff c<text:span text:style-name="T80">o</text:span>me<text:span text:style-name="T80">s</text:span> over to <text:span text:style-name="T80">Kelly</text:span>’s car with three bottles. The girls greet him.</text:p>
      <text:p text:style-name="P3"><text:span text:style-name="T80">Kelly</text:span> wedges herself between Jeff and Lisa, Marnie. She’s all smiley and cutesy, flirty.</text:p>
      <text:p text:style-name="P130">KELLY</text:p>
      <text:p text:style-name="P147">Flirt</text:p>
      <text:p text:style-name="P71">JEFF</text:p>
      <text:p text:style-name="P147">Lisa</text:p>
      <text:p text:style-name="P3">Jeff tried to include us back into the conversation, but <text:span text:style-name="T80">Kelly</text:span> kept nudging us out. <text:s/></text:p>
      <text:p text:style-name="P71">LISA</text:p>
      <text:p text:style-name="P147">maybe we should go find someone else to talk to</text:p>
      <text:p text:style-name="P71">MARNIE</text:p>
      <text:p text:style-name="P147">I don’t want to.</text:p>
      <text:p text:style-name="P3">Jeff walks off. He comes back with Dan. Jeff wedges himself between Lisa and <text:span text:style-name="T80">Kelly</text:span>, Marnie. Dan talks to Mary and Marnie in the background. <text:span text:style-name="T80">Kelly</text:span> keeps looking over at Jeff.</text:p>
      <text:p text:style-name="P71">LISA</text:p>
      <text:p text:style-name="P147">Did you tell <text:span text:style-name="T80">Kelly</text:span> you don’t like it when I sneak up on you and mess up your hair?</text:p>
      <text:p text:style-name="P71"><text:soft-page-break/>JEFF</text:p>
      <text:p text:style-name="P147">No. I like it when you touch my hair.</text:p>
      <text:p text:style-name="P3">Lisa smiles.</text:p>
      <text:p text:style-name="P71">JEFF</text:p>
      <text:p text:style-name="P147">Come over by the van with me.</text:p>
      <text:p text:style-name="P71">LISA</text:p>
      <text:p text:style-name="P147">What’s over there?</text:p>
      <text:p text:style-name="P71">JEFF</text:p>
      <text:p text:style-name="P147">I want to show you something.</text:p>
      <text:p text:style-name="P71">LISA</text:p>
      <text:p text:style-name="P147">What about?</text:p>
      <text:p text:style-name="P71">JEFF</text:p>
      <text:p text:style-name="P147">Just come over there. I’ll show you.</text:p>
      <text:p text:style-name="P71">LISA</text:p>
      <text:p text:style-name="P147">Maybe <text:span text:style-name="T80">Kelly</text:span> wants to see it too.</text:p>
      <text:p text:style-name="P3">Lisa tries to include <text:span text:style-name="T80">Kelly</text:span> and Marnie in the conversation.</text:p>
      <text:p text:style-name="P71">LISA</text:p>
      <text:p text:style-name="P147"><text:span text:style-name="T80">Kelly</text:span>, Jeff wants to show us something by that van.</text:p>
      <text:p text:style-name="P3">Lisa points to the van. Jeff cringes, tries to get Lisa’s attention away from <text:span text:style-name="T80">Kelly</text:span>.</text:p>
      <text:p text:style-name="P71">JEFF</text:p>
      <text:p text:style-name="P147">Noooo.</text:p>
      <text:p text:style-name="P3"><text:span text:style-name="T80">Kelly</text:span> comes over to Jeff, all flirty.</text:p>
      <text:p text:style-name="P130">KELLY</text:p>
      <text:p text:style-name="P147">What you got to show us, Jeff?</text:p>
      <text:p text:style-name="P3">Jeff tries to get away, separate her from him and Lisa.</text:p>
      <text:p text:style-name="P71">JEFF</text:p>
      <text:p text:style-name="P147">Nothing.</text:p>
      <text:p text:style-name="P130">KELLY</text:p>
      <text:p text:style-name="P147">C</text:p>
      <text:p text:style-name="P3">Jeff sighs, exasperated. He motions to Dan and they walk back to the rest of the people at the party.</text:p>
      <text:p text:style-name="P3"><text:soft-page-break/><text:span text:style-name="T80">Kelly</text:span>, Marnie, and Lisa get in <text:span text:style-name="T80">Kelly</text:span>’s car.</text:p>
      <text:p text:style-name="P3">The car drives off.</text:p>
      <text:h text:style-name="P226" text:outline-level="3">INT. <text:span text:style-name="T80">KELLY</text:span>’S CAR - NIGHT</text:h>
      <text:p text:style-name="P3">Lisa sits in the back seat with her wine cooler.</text:p>
      <text:p text:style-name="P71">LISA</text:p>
      <text:p text:style-name="P147">I can’t finish this.</text:p>
      <text:p text:style-name="P130">KELLY</text:p>
      <text:p text:style-name="P147">Maybe you could put it in the fridge at Marnie’s and save it for later.</text:p>
      <text:p text:style-name="P71">MARNIE</text:p>
      <text:p text:style-name="P147">My dad would kill me!</text:p>
      <text:p text:style-name="P71">LISA</text:p>
      <text:p text:style-name="P147">Do either of you want it?</text:p>
      <text:p text:style-name="P71">MARNIE</text:p>
      <text:p text:style-name="P147">I can’t even finish mine.</text:p>
      <text:p text:style-name="P130">KELLY</text:p>
      <text:p text:style-name="P147">I’ll take it.</text:p>
      <text:p text:style-name="P71">MARNIE</text:p>
      <text:p text:style-name="P147">Don’t give it to her. She’s driving.</text:p>
      <text:p text:style-name="P71">LISA</text:p>
      <text:p text:style-name="P147">Let’s just stop at a park and find a trashcan to toss it in before we got home.</text:p>
      <text:p text:style-name="P3">stopped at a park. <text:span text:style-name="T80">Kelly</text:span> throws her empty bottle, Marnie’s still has a few drops, Lisa’s is half full.</text:p>
      <text:p text:style-name="P3">Jeff didn’t talk to <text:span text:style-name="T80">Kelly</text:span> before school so much any more after that party.</text:p>
      <text:h text:style-name="P220" text:outline-level="2">Episode 14: <text:span text:style-name="T44">Homecoming</text:span></text:h>
      <text:h text:style-name="P226" text:outline-level="3">Marnie, Jeff</text:h>
      <text:h text:style-name="P235" text:outline-level="3">EXT. <text:span text:style-name="T32">COURTYARD</text:span> - <text:span text:style-name="T26">MORNING</text:span></text:h>
      <text:p text:style-name="P40">Lisa <text:span text:style-name="T27">arrives from the parking lot. She's wearing accessories that are all the same color, perhaps purple. </text:span></text:p>
      <text:p text:style-name="P40"><text:soft-page-break/><text:span text:style-name="T31">Lisa's POV: </text:span>Jeff <text:span text:style-name="T32">sits near</text:span> his locker <text:span text:style-name="T26">in the blue uniform shirt</text:span>. <text:span text:style-name="T32">He's working on algebra homework. He sees Lisa looking at him and quickly looks down at his book.</text:span></text:p>
      <text:p text:style-name="P31">Lisa looks in the cafeteria window again.</text:p>
      <text:h text:style-name="P235" text:outline-level="3"><text:span text:style-name="T28">IN</text:span>T. <text:span text:style-name="T28">CAFETERIA</text:span> - <text:span text:style-name="T26">MORNING</text:span></text:h>
      <text:p text:style-name="P33">From Lisa's POV through the window: Different arrangement of Dan and all the Jocks punching each other and yelling stuff. </text:p>
      <text:h text:style-name="P235" text:outline-level="3">EXT. LOCKERS - <text:span text:style-name="T26">MORNING</text:span></text:h>
      <text:p text:style-name="P33">Lisa looks back at Jeff wondering why he's out here again. She walks up to her locker and opens it.</text:p>
      <text:p text:style-name="P98">LISA</text:p>
      <text:p text:style-name="P160"><text:span text:style-name="T33">How are you this</text:span> morning?</text:p>
      <text:p text:style-name="P40">Jeff <text:span text:style-name="T33">looks up.</text:span></text:p>
      <text:p text:style-name="P98">JEFF</text:p>
      <text:p text:style-name="P177">I'm having a wild algebra party.</text:p>
      <text:p text:style-name="P40">Lisa <text:span text:style-name="T33">giggles and</text:span> messes up his hair. She realizes it’s very soft and pets his hair. Lisa is very matter-of-fact (not flirty).</text:p>
      <text:p text:style-name="P98">LISA</text:p>
      <text:p text:style-name="P160"><text:span text:style-name="T28">Your hair is really</text:span> soft.</text:p>
      <text:p text:style-name="P40">Jeff smiles shyly, looks <text:span text:style-name="T33">at the ground</text:span>.</text:p>
      <text:p text:style-name="P34">Lisa takes her calculus book and walks toward Marnie and Kelly, sitting in the cafeteria windows, with their calculus books open. She's looking back at Jeff and smiling.</text:p>
      <text:p text:style-name="P35">He's watching her and smiles back. He's pleased with himself.</text:p>
      <text:p text:style-name="P34"><text:span text:style-name="T80">Mark</text:span> comes out of the cafeteria with his calculus book. <text:span text:style-name="T31">He heads straight for Lisa.</text:span></text:p>
      <text:p text:style-name="P36">Jeff<text:span text:style-name="T56">'</text:span>s <text:span text:style-name="T56">smile fades</text:span>.</text:p>
      <text:p text:style-name="P36"><text:span text:style-name="T80">Mark</text:span> walks with Lisa to her friends. They sit on the sidewalk and do calculus homework. </text:p>
      <text:p text:style-name="P36">Jeff looks at the ground, sadly closes his locker.</text:p>
      <text:p text:style-name="P70"><text:soft-page-break/><text:span text:style-name="T6">Kelly</text:span><text:span text:style-name="T3"> walks up. Jeff </text:span><text:span text:style-name="T5">angri</text:span><text:span text:style-name="T4">ly walks away</text:span><text:span text:style-name="T3">. </text:span><text:span text:style-name="T6">Kelly</text:span><text:span text:style-name="T3"> hangs out at her locker watching Jeff.</text:span></text:p>
      <text:p text:style-name="P18">Jeff comes back with Michelle F. They giggle. She writes <text:span text:style-name="T41">on his hand.</text:span></text:p>
      <text:p text:style-name="P20">INSERT: A phone number being written on his hand.</text:p>
      <text:p text:style-name="P86">MICHELLE F.</text:p>
      <text:p text:style-name="P185">Hi <text:span text:style-name="T80">Kelly</text:span>. Who are you going to homecoming with?</text:p>
      <text:p text:style-name="P130">KELLY</text:p>
      <text:p text:style-name="P185">I don't know. Lisa's going with some guy from work. Maybe I'll double with her. Jeff, who are you going with?</text:p>
      <text:p text:style-name="P86">MICHELLE F.</text:p>
      <text:p text:style-name="P185">He's going with me.</text:p>
      <text:p text:style-name="P20"><text:span text:style-name="T80">Kelly</text:span> gets angry. </text:p>
      <text:p text:style-name="P86"><text:span text:style-name="T80">KELLY</text:span> (sarcastic)</text:p>
      <text:p text:style-name="P185">Oh.</text:p>
      <text:p text:style-name="P20"><text:span text:style-name="T80">Kelly</text:span> walks off.</text:p>
      <text:p text:style-name="P19">Lisa <text:span text:style-name="T41">and</text:span> Marnie walk up and open <text:span text:style-name="T41">t</text:span>he<text:span text:style-name="T41">i</text:span>r locker<text:span text:style-name="T41">s</text:span>. Jeff <text:span text:style-name="T41">and</text:span> Michelle F. <text:span text:style-name="T41">are</text:span> <text:span text:style-name="T41">still </text:span>giggl<text:span text:style-name="T41">ing</text:span>. <text:span text:style-name="T41">Michelle</text:span> writes <text:span text:style-name="T41">on his hand. Jeff looks at Lisa for a reaction.</text:span></text:p>
      <text:p text:style-name="P20">Lisa's back is to them.</text:p>
      <text:p text:style-name="P20">INSERT: A phone number being written on his hand.</text:p>
      <text:p text:style-name="P20">Medium shot of Marnie, Lisa, Jeff, Michelle at lockers.</text:p>
      <text:p text:style-name="P85">LISA</text:p>
      <text:p text:style-name="P154"><text:span text:style-name="T42">Brad</text:span> canceled our date to <text:span text:style-name="T40">Homecoming</text:span>.</text:p>
      <text:p text:style-name="P20">Jeff's face drops. He drops his hand away from Michelle. And pays full attention to Lisa.</text:p>
      <text:p text:style-name="P85">LISA</text:p>
      <text:p text:style-name="P186">He said he got grounded. I think he just didn't want to go. I couldn't find a date to a dance to save my life.</text:p>
      <text:p text:style-name="P71">MARNIE</text:p>
      <text:p text:style-name="P147"><text:soft-page-break/><text:span text:style-name="T40">It's too late to find another date. </text:span>What are you going to do with your dress?</text:p>
      <text:h text:style-name="P236" text:outline-level="3">EXT. SCHOOL PARKING LOT - <text:span text:style-name="T53">NIGHT</text:span></text:h>
      <text:p text:style-name="P22">Marnie’s car enters the parking lot.</text:p>
      <text:h text:style-name="P236" text:outline-level="3">EXT. <text:span text:style-name="T43">BOURGADE PARKING LOT</text:span> - <text:span text:style-name="T43">NIGHT</text:span></text:h>
      <text:p text:style-name="P21">Marnie drives, Lisa is in the passenger seat, <text:span text:style-name="T80">Kelly</text:span> is in the back seat.</text:p>
      <text:p text:style-name="P64">They come upon a car taking up four spaces.</text:p>
      <text:p text:style-name="P130">KELLY</text:p>
      <text:p text:style-name="P155">Who the hell parked like this?</text:p>
      <text:p text:style-name="P87">MARNIE</text:p>
      <text:p text:style-name="P155">That’s the Nostrams’ car. </text:p>
      <text:p text:style-name="P130">KELLY</text:p>
      <text:p text:style-name="P155">I should’ve guessed.</text:p>
      <text:p text:style-name="P3">Lisa throws the stuffed dress over a car, paper bag head with a blond wig. <text:span text:style-name="T44">The legs are tights stuffed with newspaper.</text:span> The blond head hangs over the back window. Lisa and Marnie tape the dummy to the car.</text:p>
      <text:p text:style-name="P69"><text:span text:style-name="T2">A</text:span><text:span text:style-name="T1"> string of cans tied together.</text:span></text:p>
      <text:p text:style-name="P99">LISA</text:p>
      <text:p text:style-name="P193">If Brad had a car, this would be him. But for now, this is for all the Bourgade guys who never asked me to a dance. Which is all of them. </text:p>
      <text:p text:style-name="P90">MARNIE</text:p>
      <text:p text:style-name="P188">What about the idiots who didn't ask <text:span text:style-name="T20">any</text:span> of the girls to a dance. </text:p>
      <text:p text:style-name="P99">LISA</text:p>
      <text:p text:style-name="P188">Lucky for them, those guys' cars aren't here.</text:p>
      <text:p text:style-name="P90">MARNIE</text:p>
      <text:p text:style-name="P188">Their punishment is that they don't get to go to a dance.</text:p>
      <text:p text:style-name="P99">LISA</text:p>
      <text:p text:style-name="P188"><text:soft-page-break/><text:span text:style-name="T80">L</text:span>et this be a lesson to <text:span text:style-name="T80">them</text:span>: don't be a douche. Ask girls to dances.</text:p>
      <text:p text:style-name="P41"><text:span text:style-name="T80">Kelly gets out of</text:span> the car. </text:p>
      <text:h text:style-name="P237" text:outline-level="3">INT. MARNIE’S CAR - <text:span text:style-name="T53">NIGHT</text:span></text:h>
      <text:p text:style-name="P23">Lisa hangs out the passenger window, her butt faces the camera. Lisa sprays silly string out Marnie’s car window. One car is parked mostly in the aisle. It’s inches from Marnie’s car. The car stops.</text:p>
      <text:p text:style-name="P23">Marnie’s car starts moving again. Lisa sprays more string toward parked cars.</text:p>
      <text:p text:style-name="P88">LISA</text:p>
      <text:p text:style-name="P156">Try driving slower.</text:p>
      <text:p text:style-name="P23">Lisa looks out the window at the back of the car. </text:p>
      <text:p text:style-name="P88">LISA</text:p>
      <text:p text:style-name="P156">This isn’t working.</text:p>
      <text:h text:style-name="P237" text:outline-level="3">EXT. SCHOOL PARKING LOT - <text:span text:style-name="T53">NIGHT</text:span></text:h>
      <text:p text:style-name="P23">The string is all over Marnie’s car. </text:p>
      <text:h text:style-name="P238" text:outline-level="3">INT. MARNIE’S CAR - <text:span text:style-name="T53">NIGHT</text:span></text:h>
      <text:p text:style-name="P23">Lisa sits back in her seat, puts the silly string away.</text:p>
      <text:h text:style-name="P237" text:outline-level="3">INT. MARNIE’S CAR - <text:span text:style-name="T44">NIGHT</text:span></text:h>
      <text:p text:style-name="P3">Lisa and Marnie in the front seat.</text:p>
      <text:p text:style-name="P71">MARNIE</text:p>
      <text:p text:style-name="P147"><text:span text:style-name="T45">I shouldn't have brought my brother to help. He's</text:span> going to mess it up.</text:p>
      <text:p text:style-name="P71">LISA</text:p>
      <text:p text:style-name="P147"><text:span text:style-name="T45">Messing it up is the point</text:span>.</text:p>
      <text:h text:style-name="P226" text:outline-level="3">EXT. <text:span text:style-name="T44">BOURGADE PARKING LOT</text:span> - <text:span text:style-name="T44">NIGHT</text:span></text:h>
      <text:p text:style-name="P3">The kids are taping letters into the back window of Chris’s car.</text:p>
      <text:h text:style-name="P226" text:outline-level="3">INT. MARNIE’S CAR - <text:span text:style-name="T44">NIGHT</text:span></text:h>
      <text:p text:style-name="P3"><text:span text:style-name="T80">Kelly</text:span> run<text:span text:style-name="T44">s</text:span> back into the car.</text:p>
      <text:p text:style-name="P130"><text:soft-page-break/>KELLY</text:p>
      <text:p text:style-name="P158"><text:span text:style-name="T45">I only got one car. And</text:span> <text:span text:style-name="T44">I couldn't do the whole thing. I thought I heard someone coming. </text:span></text:p>
      <text:p text:style-name="P71">LISA</text:p>
      <text:p text:style-name="P147">Let’s drive past and see what it looks like.</text:p>
      <text:h text:style-name="P226" text:outline-level="3">EXT. <text:span text:style-name="T44">BOURGADE PARKING LOT - NIGHT</text:span></text:h>
      <text:p text:style-name="P3">Marnie’s car drives toward <text:span text:style-name="T44">the</text:span> car.</text:p>
      <text:p text:style-name="P3">View of rear of car. The rear window says ‘JUST’ with the J backwards.</text:p>
      <text:p text:style-name="P71">LISA</text:p>
      <text:p text:style-name="P147">Why is the ‘J’ backwards?</text:p>
      <text:p text:style-name="P130">KELLY</text:p>
      <text:p text:style-name="P147">Incase he looks at it through his rear view mirror.</text:p>
      <text:p text:style-name="P71">MARNIE</text:p>
      <text:p text:style-name="P147">It’s not an ambulance.</text:p>
      <text:p text:style-name="P71">LISA</text:p>
      <text:p text:style-name="P147"><text:span text:style-name="T44">It</text:span> looks <text:span text:style-name="T44">more</text:span> like an ‘L.’</text:p>
      <text:p text:style-name="P3">INSERT view of the back of the car.</text:p>
      <text:p text:style-name="P71">MARNIE</text:p>
      <text:p text:style-name="P147">Does that say ‘<text:span text:style-name="T45">L</text:span>ust!’</text:p>
      <text:p text:style-name="P3">Lisa rolls over in her seat, laughing.</text:p>
      <text:p text:style-name="P71">MARNIE</text:p>
      <text:p text:style-name="P147"><text:span text:style-name="T80">Kelly</text:span>! </text:p>
      <text:p text:style-name="P22"><text:span text:style-name="T44">Marnie reaches back and whacks Kelly</text:span>.</text:p>
      <text:p text:style-name="P87">LISA</text:p>
      <text:p text:style-name="P147">No. This is even better than what we planned. <text:span text:style-name="T53">Let's</text:span> leave the lust there. </text:p>
      <text:p text:style-name="P88">MARNIE</text:p>
      <text:p text:style-name="P156">You gonna put lust on <text:span text:style-name="T45">everyone's</text:span> window?</text:p>
      <text:p text:style-name="P23">Lisa turns around, gives Marnie a dirty look. </text:p>
      <text:p text:style-name="P88">LISA</text:p>
      <text:p text:style-name="P156"><text:soft-page-break/>You wanna see lust on someone’s window?</text:p>
      <text:p text:style-name="P23">Lisa leans over the window again and smashes the dummy’s head against her butt.</text:p>
      <text:h text:style-name="P226" text:outline-level="3">INT. MARNIE’S CAR – <text:span text:style-name="T53">NIGHT</text:span> </text:h>
      <text:p text:style-name="P3">Lisa sits back in her seat, hands the shaving cream to Marnie.</text:p>
      <text:p text:style-name="P71">LISA</text:p>
      <text:p text:style-name="P147">If <text:span text:style-name="T45">Brad</text:span> weren’t such a flake, I’d be in there dancing. Why doesn’t anyone ever ask us to any of the dances?</text:p>
      <text:p text:style-name="P3">Lisa fingers the dress. Marnie shrugs.</text:p>
      <text:p text:style-name="P71">MARNIE</text:p>
      <text:p text:style-name="P147">Maybe because I never ask anyone to morp.</text:p>
      <text:p text:style-name="P71">LISA</text:p>
      <text:p text:style-name="P157">Yeah, but I asked someone to morp every year. </text:p>
      <text:p text:style-name="P130">KELLY</text:p>
      <text:p text:style-name="P157"><text:span text:style-name="T45">How did that work for you</text:span>?</text:p>
      <text:p text:style-name="P89"><text:span text:style-name="T45">LIS</text:span>A</text:p>
      <text:p text:style-name="P157"><text:span text:style-name="T99">D</text:span>isaster.</text:p>
      <text:p text:style-name="P3">Marnie nods at the dummy.</text:p>
      <text:p text:style-name="P71">MARNIE</text:p>
      <text:p text:style-name="P147">Now what do we do with this chick?</text:p>
      <text:h text:style-name="P226" text:outline-level="3">EXT. STREET - <text:span text:style-name="T53">NIGHT</text:span></text:h>
      <text:p text:style-name="P3">Lisa and Marnie throw the stuffed prom dress dummy in the street. The car is parked in the distance.</text:p>
      <text:p text:style-name="P71">MARNIE</text:p>
      <text:p text:style-name="P147">Good thing you bought <text:span text:style-name="T45">your dress</text:span> used.</text:p>
      <text:p text:style-name="P71">LISA</text:p>
      <text:p text:style-name="P147">Except if I hadn’t, I might’ve been able to return it.</text:p>
      <text:p text:style-name="P3">Lisa and Marnie hide in the bushes. A car leaves the school parking lot.</text:p>
      <text:p text:style-name="P71"><text:soft-page-break/>LISA</text:p>
      <text:p text:style-name="P147">Here comes Luke and Lisa P<text:span text:style-name="T80">ropati.</text:span></text:p>
      <text:p text:style-name="P3">Luke’s car slowly drives around the body. </text:p>
      <text:p text:style-name="P3">Another car leaves the parking lot and drives slowly around the body.</text:p>
      <text:p text:style-name="P3">A third car exits the parking lot. Jeff and one of Julie and Krissy, Dan and another Michelle.</text:p>
      <text:p text:style-name="P71">MARNIE</text:p>
      <text:p text:style-name="P147">Ooo. The Nostrams. With Julie and Krissy.</text:p>
      <text:p text:style-name="P71">LISA</text:p>
      <text:p text:style-name="P147">Who’s driving?</text:p>
      <text:p text:style-name="P3">Marnie cranes her neck to look at the car.</text:p>
      <text:p text:style-name="P71">MARNIE</text:p>
      <text:p text:style-name="P147">I think it’s Jeff.</text:p>
      <text:p text:style-name="P71">LISA</text:p>
      <text:p text:style-name="P147">Uh oh.</text:p>
      <text:p text:style-name="P3">The engine of the Nostram’s car revs, the car accelerates. Jeff drives over the body. The passengers scream their heads off.</text:p>
      <text:p text:style-name="P3">Marnie and Lisa laugh and roll on the ground.</text:p>
      <text:h text:style-name="P220" text:outline-level="2">Episode 22: Morp</text:h>
      <text:h text:style-name="P226" text:outline-level="3"><text:span text:style-name="T46">IN</text:span>T. ACCOUNTING CLASS</text:h>
      <text:p text:style-name="P3">Lisa, <text:span text:style-name="T81">Mark</text:span>.</text:p>
      <text:p text:style-name="P24"><text:span text:style-name="T46">Marnie and Lisa whisper before class</text:span>. <text:span text:style-name="T81">Mark sits behind Lisa.</text:span></text:p>
      <text:p text:style-name="P91"><text:span text:style-name="T46">LIS</text:span>A</text:p>
      <text:p text:style-name="P181">Who are you going to ask to morp?</text:p>
      <text:p text:style-name="P129">MARNIE</text:p>
      <text:p text:style-name="P181"><text:span text:style-name="T20">I'm</text:span> not asking anyone to morp. Who are you going to ask?</text:p>
      <text:p text:style-name="P91"><text:span text:style-name="T46">LIS</text:span>A</text:p>
      <text:p text:style-name="P181">I don't know if anyone would even want to go with me.</text:p>
      <text:p text:style-name="P129"><text:soft-page-break/>MARNIE</text:p>
      <text:p text:style-name="P181">How about you ask <text:span text:style-name="T81">Mark</text:span> to morp?</text:p>
      <text:p text:style-name="P91"><text:span text:style-name="T46">LIS</text:span>A</text:p>
      <text:p text:style-name="P182"><text:span text:style-name="T58">I've known him since grade school. He's a really good guy</text:span>. But he's only a junior.</text:p>
      <text:p text:style-name="P129">MARNIE</text:p>
      <text:p text:style-name="P181">Yeah, but he's a junior who hangs out with all the smart guys.</text:p>
      <text:p text:style-name="P38">Lisa points at Marnie. She's got a very good point.</text:p>
      <text:p text:style-name="P91"><text:span text:style-name="T46">LIS</text:span>A</text:p>
      <text:p text:style-name="P181">I <text:span text:style-name="T20">will</text:span> ask him.</text:p>
      <text:p text:style-name="P38">Lisa turns around.</text:p>
      <text:p text:style-name="P91">LISA</text:p>
      <text:p text:style-name="P147"><text:span text:style-name="T46">Hey Mark. </text:span>Would you like to go to morp with me?</text:p>
      <text:p text:style-name="P144">MARK</text:p>
      <text:p text:style-name="P147">That’s so nice of you to ask, but I just started dating someone. She goes to a different school. Otherwise I would go. That would be fun, but I don’t think I should.</text:p>
      <text:p text:style-name="P93">LISA <text:span text:style-name="T53">(to Marnie)</text:span></text:p>
      <text:p text:style-name="P184">That rejection was ten times nicer than any of the acceptances I've ever gotten.</text:p>
      <text:h text:style-name="P238" text:outline-level="3">EXT. LOCKERS</text:h>
      <text:p text:style-name="P3">Lisa, Marnie <text:span text:style-name="T48">get to their lockers</text:span>. Jeff listens, holding a book, but not reading it.</text:p>
      <text:p text:style-name="P3">Ask Christy if she’s asking steve</text:p>
      <text:p text:style-name="P71">MARNIE</text:p>
      <text:p text:style-name="P147">Are you going to ask someone else?</text:p>
      <text:p text:style-name="P71">LISA</text:p>
      <text:p text:style-name="P147">There was someone else I was thinking about asking.</text:p>
      <text:p text:style-name="P3">Lisa looks at Jeff.</text:p>
      <text:p text:style-name="P3"><text:soft-page-break/>Jeff looks at his book.</text:p>
      <text:p text:style-name="P3"><text:span text:style-name="T47">Becky</text:span> walks up to Jeff, flirts. <text:span text:style-name="T47">She writes her number on his hand.</text:span></text:p>
      <text:p text:style-name="P25">INSERT: Writing her phone number on Jeff's hand.</text:p>
      <text:p text:style-name="P71">LISA</text:p>
      <text:p text:style-name="P147">But I don’t think he wants to go with me either.</text:p>
      <text:p text:style-name="P3">Jeff looks at Lisa to see if she notices.</text:p>
      <text:p text:style-name="P71">LISA</text:p>
      <text:p text:style-name="P147">If someone wanted to go to morp with me, someone would’ve asked me to <text:span text:style-name="T53">Homecoming</text:span>.</text:p>
      <text:h text:style-name="P220" text:outline-level="2">Episode 23: Jeff’s BKA</text:h>
      <text:h text:style-name="P239" text:outline-level="3">INT. KELLY’S CAR - NIGHT</text:h>
      <text:p text:style-name="P3">The car drives on I-17. Kelly, Lisa, Mark, <text:span text:style-name="T81">Mark</text:span> jump up and down, yell lyrics to something that sounds like the Violent Femmes.</text:p>
      <text:p text:style-name="P3"><text:span text:style-name="T81">Kelly</text:span>’s POV: The people in the car next to them laugh.</text:p>
      <text:h text:style-name="P226" text:outline-level="3">EXT. KELLY’S CAR - NIGHT</text:h>
      <text:p text:style-name="P3">The car rocks.</text:p>
      <text:p text:style-name="P100">LISA</text:p>
      <text:p text:style-name="P189">Everyone's going to be so surprised to see us not only showing up to their BKA but that we brought Mark!</text:p>
      <text:p text:style-name="P100">MARK</text:p>
      <text:p text:style-name="P189">I already told Luke that I was going, so some people already know.</text:p>
      <text:h text:style-name="P239" text:outline-level="3">EXT. FREEWAY - NIGHT</text:h>
      <text:p text:style-name="P3">Jomax road sign.</text:p>
      <text:p text:style-name="P3">The car drives off the ramp.</text:p>
      <text:h text:style-name="P226" text:outline-level="3">EXT. DESERT - NIGHT</text:h>
      <text:p text:style-name="P3">Bonfire, kids standing around drinking. <text:span text:style-name="T81">Michelles</text:span> are dressed like skanks and smoke cigarettes. </text:p>
      <text:p text:style-name="P3"><text:soft-page-break/>A car drives up. Dan <text:span text:style-name="T83">and Greg</text:span> look like deer in Kelly’s headlights.</text:p>
      <text:p text:style-name="P3">Mark, Lisa, Kelly, <text:span text:style-name="T81">Mark</text:span> get out of the car. </text:p>
      <text:p text:style-name="P71">MARK</text:p>
      <text:p text:style-name="P147">We’re all going to hell! Jesus, Mary, and Joseph save us!</text:p>
      <text:p text:style-name="P3">Mark looks at <text:span text:style-name="T54">a group of Girls</text:span>.</text:p>
      <text:p text:style-name="P71">MARK</text:p>
      <text:p text:style-name="P147"><text:span text:style-name="T48">Slutty whores</text:span>! <text:span text:style-name="T54">U</text:span>sed pieces of meat.</text:p>
      <text:p text:style-name="P3"><text:span text:style-name="T54">Girls</text:span> give Mark dirty looks. </text:p>
      <text:p text:style-name="P3">Someone hands Mark a beer. He opens it, drinks it.</text:p>
      <text:p text:style-name="P71">MARK</text:p>
      <text:p text:style-name="P147">We’re going to hell! </text:p>
      <text:p text:style-name="P3">He takes another drink.</text:p>
      <text:p text:style-name="P71">MARK</text:p>
      <text:p text:style-name="P147">With <text:span text:style-name="T54">whores</text:span>!</text:p>
      <text:p text:style-name="P3">Dan runs around, frantic, whispering, gesturing to various classmates. Dan goes off, whispers frantically to others. People come up and ask the classmates what’s with Dan. The classmates tell them what Dan said. Kelly comes up and they tell him something.</text:p>
      <text:p text:style-name="P3">Kelly comes over to Lisa.</text:p>
      <text:p text:style-name="P71">KELLY</text:p>
      <text:p text:style-name="P147">Have you seen Jeff? </text:p>
      <text:p text:style-name="P71">LISA</text:p>
      <text:p text:style-name="P147">No. Why? </text:p>
      <text:p text:style-name="P71">KELLY</text:p>
      <text:p text:style-name="P147">He’s totally wasted. Some girl that he really likes is here and Dan doesn’t want him to see her.</text:p>
      <text:p text:style-name="P3">Lisa looks disappointed.</text:p>
      <text:p text:style-name="P71">LISA</text:p>
      <text:p text:style-name="P147">Oh. Who’s the girl?</text:p>
      <text:p text:style-name="P92"><text:soft-page-break/>KELLY</text:p>
      <text:p text:style-name="P183">He didn't tell me.</text:p>
      <text:p text:style-name="P92">LISA</text:p>
      <text:p text:style-name="P147">Maybe we could distract her until Dan finds Jeff. </text:p>
      <text:p text:style-name="P71">KELLY</text:p>
      <text:p text:style-name="P147">I’ll go ask Dan.</text:p>
      <text:p text:style-name="P3">Kelly goes over to Dan. </text:p>
      <text:p text:style-name="P3">Lisa watches them in the light of the bonfire.</text:p>
      <text:p text:style-name="P71">KELLY</text:p>
      <text:p text:style-name="P147">Oh my god!</text:p>
      <text:p text:style-name="P3">Dan and Kelly look at Lisa, talk, look at Lisa again.</text:p>
      <text:p text:style-name="P3">Lisa looks around like, what are they looking at.</text:p>
      <text:p text:style-name="P3">Kelly comes back.</text:p>
      <text:p text:style-name="P71">LISA</text:p>
      <text:p text:style-name="P147">So, who’s the girl?</text:p>
      <text:p text:style-name="P71">KELLY</text:p>
      <text:p text:style-name="P147">Nobody.</text:p>
      <text:p text:style-name="P71">LISA</text:p>
      <text:p text:style-name="P147">What? Then what was ‘Oh my god?’</text:p>
      <text:p text:style-name="P71">KELLY</text:p>
      <text:p text:style-name="P147">Nothing.</text:p>
      <text:p text:style-name="P3">Other friends come over and stand in a crowd with Lisa.</text:p>
      <text:p text:style-name="P3">Dan and <text:span text:style-name="T82">Greg</text:span> drag Jeff by. </text:p>
      <text:p text:style-name="P102">KELLY</text:p>
      <text:p text:style-name="P147">There he is.</text:p>
      <text:p text:style-name="P3">Kelly turns Lisa around.</text:p>
      <text:p text:style-name="P71">JEFF</text:p>
      <text:p text:style-name="P147">I wanna make out with her.</text:p>
      <text:p text:style-name="P3"><text:span text:style-name="T83">Lisa P</text:span>, Kelly giggle.</text:p>
      <text:p text:style-name="P71">LISA</text:p>
      <text:p text:style-name="P147">Who was he making out with?</text:p>
      <text:p text:style-name="P3"><text:soft-page-break/>More giggling.</text:p>
      <text:p text:style-name="P102">MARK</text:p>
      <text:p text:style-name="P147">He wasn’t making out with anybody.</text:p>
      <text:p text:style-name="P71">LISA</text:p>
      <text:p text:style-name="P147">Was he making out with one of the slutty girls when the girl he liked showed up? </text:p>
      <text:p text:style-name="P3">More giggling.</text:p>
      <text:p text:style-name="P131">MARK</text:p>
      <text:p text:style-name="P147">No, no. He wasn’t making out.</text:p>
      <text:p text:style-name="P71">LISA</text:p>
      <text:p text:style-name="P147">Is the girl he likes one of the slutty girls?</text:p>
      <text:p text:style-name="P3">Everyone giggles really loud.</text:p>
      <text:p text:style-name="P102">MARK</text:p>
      <text:p text:style-name="P147">No. She’s definitely not slutty.</text:p>
      <text:p text:style-name="P27"><text:span text:style-name="T83">Kelly looks at everyone to see if they're just as confused about Lisa's question</text:span>.</text:p>
      <text:p text:style-name="P102">KELLY</text:p>
      <text:p text:style-name="P148"><text:span text:style-name="T15">Who are the</text:span> <text:span text:style-name="T15">'</text:span>slutty <text:span text:style-name="T15">girls'</text:span>?</text:p>
      <text:p text:style-name="P72">LISA</text:p>
      <text:p text:style-name="P147">What’s so funny? Why won’t anybody tell me what’s going on?</text:p>
      <text:p text:style-name="P3">Dan and David struggle with Jeff in the van, trying to keep him in there, telling him Lisa’s not out there.</text:p>
      <text:p text:style-name="P71">JEFF</text:p>
      <text:p text:style-name="P147">I saw her! I want her to sit in here by me!</text:p>
      <text:p text:style-name="P3">Dan pulls Kelly aside.</text:p>
      <text:p text:style-name="P71">DAN</text:p>
      <text:p text:style-name="P147">It’s too late. He already saw her. </text:p>
      <text:p text:style-name="P71">KELLY</text:p>
      <text:p text:style-name="P147">What should we do? </text:p>
      <text:p text:style-name="P71">DAN</text:p>
      <text:p text:style-name="P147">Get her to come over here.</text:p>
      <text:p text:style-name="P71"><text:soft-page-break/>KELLY</text:p>
      <text:p text:style-name="P147">I don’t want to do that.</text:p>
      <text:p text:style-name="P3">Dan goes over to Lisa.</text:p>
      <text:p text:style-name="P71">DAN</text:p>
      <text:p text:style-name="P147">Do you want to get in the van with him?</text:p>
      <text:p text:style-name="P71">LISA</text:p>
      <text:p text:style-name="P147">What! No way. Why would I want to do that?</text:p>
      <text:p text:style-name="P71">KELLY</text:p>
      <text:p text:style-name="P147">You definitely don’t want her in there with him.</text:p>
      <text:p text:style-name="P3">Dan pulls Kelly aside.</text:p>
      <text:p text:style-name="P71">DAN</text:p>
      <text:p text:style-name="P147">Are you going to stay long? We’ve got to get her out of here.</text:p>
      <text:p text:style-name="P71">KELLY</text:p>
      <text:p text:style-name="P147">We’re about to leave.</text:p>
      <text:h text:style-name="P226" text:outline-level="3">INT. KELLY’S CAR - NIGHT</text:h>
      <text:p text:style-name="P3">Kelly drives, <text:span text:style-name="T83">Mark</text:span> in front, Mark and Lisa in back. </text:p>
      <text:p text:style-name="P71">KELLY</text:p>
      <text:p text:style-name="P147">Well that was interesting information.</text:p>
      <text:p text:style-name="P71">LISA</text:p>
      <text:p text:style-name="P147">What was?</text:p>
      <text:p text:style-name="P71">KELLY</text:p>
      <text:p text:style-name="P147">Everything that happened tonight.</text:p>
      <text:p text:style-name="P71">LISA</text:p>
      <text:p text:style-name="P147">I thought it was funny when Dan looked all freaked out that you came to a BKA.</text:p>
      <text:p text:style-name="P101">MARK</text:p>
      <text:p text:style-name="P147">That’s not what Dan was freaked out about.</text:p>
      <text:p text:style-name="P71">LISA</text:p>
      <text:p text:style-name="P147">Then what was he freaked about?</text:p>
      <text:p text:style-name="P102">KELLY</text:p>
      <text:p text:style-name="P147">You don’t know?</text:p>
      <text:p text:style-name="P71"><text:soft-page-break/>LISA</text:p>
      <text:p text:style-name="P147">No. What?</text:p>
      <text:p text:style-name="P71">KELLY</text:p>
      <text:p text:style-name="P147">What do you think of Jeff?</text:p>
      <text:p text:style-name="P71">LISA</text:p>
      <text:p text:style-name="P147">I think he’s an idiot.</text:p>
      <text:p text:style-name="P3">Mark laughs loudly. </text:p>
      <text:p text:style-name="P71">KELLY</text:p>
      <text:p text:style-name="P147">Yeah, he was an idiot tonight. But what if he asked you to prom? Would you go with him?</text:p>
      <text:p text:style-name="P71">LISA</text:p>
      <text:p text:style-name="P147">Yeah. I like that he always talks to me at our lockers in the morning. It would be fun to go to prom with him.</text:p>
      <text:p text:style-name="P3">Mark looks disappointed. </text:p>
      <text:p text:style-name="P71">KELLY</text:p>
      <text:p text:style-name="P147">Then you’d better talk to Jeff on Monday.</text:p>
      <text:p text:style-name="P71">LISA</text:p>
      <text:p text:style-name="P147">I was going to ask Jeff to the morp, but decided not to. </text:p>
      <text:p text:style-name="P101">MARK</text:p>
      <text:p text:style-name="P147">Who did you take instead?</text:p>
      <text:p text:style-name="P71">LISA</text:p>
      <text:p text:style-name="P147">No one. I went with Marnie.</text:p>
      <text:p text:style-name="P102">KELLY</text:p>
      <text:p text:style-name="P147">Why didn’t you ask Jeff?</text:p>
      <text:p text:style-name="P71">LISA</text:p>
      <text:p text:style-name="P147">I knew Jeff wouldn’t want to go with me. He’d rather be there with somebody else. Like the girl he really likes.</text:p>
      <text:p text:style-name="P3"><text:span text:style-name="T83">Mark</text:span> and Kelly exchange glances. </text:p>
      <text:p text:style-name="P71">KELLY</text:p>
      <text:p text:style-name="P147">You need to talk to Jeff on Monday.</text:p>
      <text:p text:style-name="P3">Focus on Lisa. Confused. </text:p>
      <text:p text:style-name="P71"><text:soft-page-break/>KELLY (OS)</text:p>
      <text:p text:style-name="P147">Did you hear that Greg was making out with one of Julie and Krissy?</text:p>
      <text:p text:style-name="P71">MARK (OS)</text:p>
      <text:p text:style-name="P147">Whore.</text:p>
      <text:p text:style-name="P3">Lisa’s disappointed. The drama is never about her.</text:p>
      <text:h text:style-name="P226" text:outline-level="3">EXT. COURTYARD</text:h>
      <text:p text:style-name="P3">Lisa arrives at school. She walks with Marnie toward their lockers.</text:p>
      <text:p text:style-name="P71">LISA</text:p>
      <text:p text:style-name="P147">He likes to talk to us in the morning when we get to our locker, but the rest of day he’d rather talk to the popular girls.</text:p>
      <text:p text:style-name="P71">MARNIE</text:p>
      <text:p text:style-name="P147">Why didn’t you find out who the girl was that Jeff really likes?</text:p>
      <text:p text:style-name="P71">LISA</text:p>
      <text:p text:style-name="P147">Nobody would tell me. It was like they were all trying to keep a secret from me. At least it isn’t M<text:span text:style-name="T84">ichelle R</text:span>.</text:p>
      <text:p text:style-name="P71">MARNIE</text:p>
      <text:p text:style-name="P147">Why would you care if he liked M<text:span text:style-name="T84">ichelle</text:span>?</text:p>
      <text:p text:style-name="P71">LISA</text:p>
      <text:p text:style-name="P147">He’s always hanging out by our lockers. I think he sort of… respects us.</text:p>
      <text:h text:style-name="P226" text:outline-level="3">EXT. LOCKERS</text:h>
      <text:p text:style-name="P3">Lisa goes up to her locker, puts her books in. Jeff is at his locker, looks at her shyly. She doesn’t acknowledge him and leaves. Jeff looks after her.</text:p>
      <text:h text:style-name="P226" text:outline-level="3">INT. CAFETERIA</text:h>
      <text:p text:style-name="P3">Dan and his friends sit around making noise. Some boys comb their bangs with a pencil. Some of them make circles with their thumb and forefinger on their knees, shoulders. Others poke in the circle. Most of the boys keep punching each other. Other kids are walking around in the background. </text:p>
      <text:p text:style-name="P71"><text:soft-page-break/>DAN and FRIENDS</text:p>
      <text:p text:style-name="P147">Beatle beatle. Ya ya ya. Hugh hugh. Burn you. Shawn Berry. Bowling pin. Corn. Schmuck. </text:p>
      <text:p text:style-name="P3">Kelly, Mark, <text:span text:style-name="T85">Mark</text:span> and Marnie sit at another table.</text:p>
      <text:p text:style-name="P71">MARK</text:p>
      <text:p text:style-name="P147">Mary Mother of God have pity on us! Everyone’s going to hell!</text:p>
      <text:p text:style-name="P71">FRIEND 1</text:p>
      <text:p text:style-name="P147">Go to hell, Mark.</text:p>
      <text:p text:style-name="P134">GREG</text:p>
      <text:p text:style-name="P147">Easy!</text:p>
      <text:p text:style-name="P3">Lisa enters.</text:p>
      <text:p text:style-name="P71">DAN and FRIENDS</text:p>
      <text:p text:style-name="P147">Catfish! Catfish! Meow.</text:p>
      <text:p text:style-name="P3">Lisa looks at them blankly, then talks to Dan.</text:p>
      <text:p text:style-name="P71">LISA</text:p>
      <text:p text:style-name="P147">Kelly told me I needed to talk to you about what was going on at the BKA.</text:p>
      <text:p text:style-name="P3">Dan gets up and heads for the cafeteria door.</text:p>
      <text:p text:style-name="P71">DAN</text:p>
      <text:p text:style-name="P147">Let’s go find my brother.</text:p>
      <text:h text:style-name="P226" text:outline-level="3">EXT. CAFETERIA</text:h>
      <text:p text:style-name="P67">Dan marched me out of the cafeteria. He was on a mission. I wasn’t sure if I was supposed to follow him or wait in the cafeteria. I hesitantly followed. Dan looked back to make sure I was still with him.</text:p>
      <text:p text:style-name="P135">DAN</text:p>
      <text:p text:style-name="P166">C’mon.</text:p>
      <text:h text:style-name="P226" text:outline-level="3">EXT. LOCKERS</text:h>
      <text:p text:style-name="P3">We went out to Jeff’s locker, but he wasn’t there. </text:p>
      <text:p text:style-name="P71">LISA</text:p>
      <text:p text:style-name="P147">Jeff was here a moment ago. Just like he is every morning.</text:p>
      <text:p text:style-name="P71"><text:soft-page-break/>DAN</text:p>
      <text:p text:style-name="P147">Ye<text:span text:style-name="T86">s</text:span>. Every. <text:span text:style-name="T86">M</text:span>orning. </text:p>
      <text:p text:style-name="P3">Dan seems pleased that Lisa noticed.</text:p>
      <text:h text:style-name="P226" text:outline-level="3">EXT. COURTYARD</text:h>
      <text:p text:style-name="P3">We look around.</text:p>
      <text:p text:style-name="P71">LISA</text:p>
      <text:p text:style-name="P147">I don’t know what good it would do to find Jeff. He’d have no recollection of what happened at the BKA. </text:p>
      <text:h text:style-name="P226" text:outline-level="3">EXT. LOCKERS</text:h>
      <text:p text:style-name="P3">Jeff returned to his locker. </text:p>
      <text:p text:style-name="P71">DAN</text:p>
      <text:p text:style-name="P147">Tell her.</text:p>
      <text:p text:style-name="P3">Now Jeff was the deer in the headlights. </text:p>
      <text:p text:style-name="P71">LISA</text:p>
      <text:p text:style-name="P147">About the BKA…</text:p>
      <text:p text:style-name="P3">Dan shook his head. </text:p>
      <text:p text:style-name="P71">DAN</text:p>
      <text:p text:style-name="P147">No, he knows. </text:p>
      <text:p text:style-name="P3">Dan turns to Jeff. </text:p>
      <text:p text:style-name="P71">DAN</text:p>
      <text:p text:style-name="P147">Come on.</text:p>
      <text:p text:style-name="P71">JEFF</text:p>
      <text:p text:style-name="P147">No!</text:p>
      <text:p text:style-name="P3">Jeff turned to leave, but Dan grabs him by the arm and yanks him back. </text:p>
      <text:p text:style-name="P71">DAN</text:p>
      <text:p text:style-name="P147">Tell her!</text:p>
      <text:p text:style-name="P71">JEFF</text:p>
      <text:p text:style-name="P147">I can’t. I can’t!</text:p>
      <text:p text:style-name="P3">Jeff struggles, trying to escape. Lisa mutters under her breath.</text:p>
      <text:p text:style-name="P71"><text:soft-page-break/>LISA</text:p>
      <text:p text:style-name="P147">Please don’t embarrass him in front of me.</text:p>
      <text:p text:style-name="P3">Becky comes up. Jeff and Dan continue to struggle in the background.</text:p>
      <text:p text:style-name="P102">BECKY</text:p>
      <text:p text:style-name="P147">What’s going on?</text:p>
      <text:p text:style-name="P71">LISA</text:p>
      <text:p text:style-name="P147">Everyone was trying to hide Jeff from some girl he liked at the BKA over the weekend. They’re supposed to tell me what was going on.</text:p>
      <text:p text:style-name="P71">BECKY</text:p>
      <text:p text:style-name="P146"><text:span text:style-name="T10">T</text:span><text:span text:style-name="T9">he girl was </text:span><text:span text:style-name="T10">probably</text:span><text:span text:style-name="T9"> you.</text:span></text:p>
      <text:p text:style-name="P71">LISA</text:p>
      <text:p text:style-name="P147">No, I think it was one of the juniors.</text:p>
      <text:p text:style-name="P71">BECKY</text:p>
      <text:p text:style-name="P147">Why one of the juniors?</text:p>
      <text:p text:style-name="P71">LISA</text:p>
      <text:p text:style-name="P147">They weren’t expecting her to be there. So it had to be someone who never goes to the BKAs.</text:p>
      <text:p text:style-name="P71">BECKY</text:p>
      <text:p text:style-name="P147">Do you ever go to the BKAs?</text:p>
      <text:p text:style-name="P71">LISA</text:p>
      <text:p text:style-name="P147">No.</text:p>
      <text:p text:style-name="P71">BECKY</text:p>
      <text:p text:style-name="P147">It was you.</text:p>
      <text:p text:style-name="P3">Jeff and Dan stop fighting.</text:p>
      <text:p text:style-name="P71">LISA</text:p>
      <text:p text:style-name="P147">Why don’t you just tell me after school.</text:p>
      <text:p text:style-name="P71">JEFF</text:p>
      <text:p text:style-name="P147">Yeah. I’ve got to go to class.</text:p>
      <text:p text:style-name="P3">Jeff runs off.</text:p>
      <text:h text:style-name="P226" text:outline-level="3">EXT. LOCKERS</text:h>
      <text:p text:style-name="P3"><text:soft-page-break/>After school Lisa finds Jeff at his locker. She messes his hair. Other students are at their lockers nearby.</text:p>
      <text:p text:style-name="P71">LISA</text:p>
      <text:p text:style-name="P147">Did you have something to tell me?</text:p>
      <text:p text:style-name="P3">Jeff looks around, seems like he does not want to talk to Lisa.</text:p>
      <text:p text:style-name="P71">JEFF</text:p>
      <text:p text:style-name="P147">Yeah. Uh, let’s go somewhere else.</text:p>
      <text:p text:style-name="P3">Jeff rushes to the back of the school without looking back to see if Lisa is following. She follows.</text:p>
      <text:h text:style-name="P226" text:outline-level="3">EXT. BACK COURTYARD</text:h>
      <text:p text:style-name="P3">Two students make out against the wall.</text:p>
      <text:p text:style-name="P71">JEFF</text:p>
      <text:p text:style-name="P147">Uh, not here.</text:p>
      <text:p text:style-name="P3">Jeff rushes up the stairs, not looking at Lisa.</text:p>
      <text:h text:style-name="P226" text:outline-level="3">EXT. BACK BALCONY</text:h>
      <text:p text:style-name="P3">A few students stand in the doorway of a classroom. Jeff looks around, but not at Lisa.</text:p>
      <text:p text:style-name="P71">JEFF</text:p>
      <text:p text:style-name="P147">Uh, let’s go back downstairs.</text:p>
      <text:p text:style-name="P3">Jeff leaves her again.</text:p>
      <text:h text:style-name="P226" text:outline-level="3">EXT. LOCKERS</text:h>
      <text:p text:style-name="P3">Jeff approaches lockers, looks around. Lisa approaches from the bottom of the stairs. Jeff still won’t look at her, seems like he doesn’t want to talk to her. </text:p>
      <text:p text:style-name="P71">JEFF</text:p>
      <text:p text:style-name="P147">Uh, I have to go. </text:p>
      <text:p text:style-name="P3">He starts packing his backpack.</text:p>
      <text:p text:style-name="P71">LISA</text:p>
      <text:p text:style-name="P147">What were you going to tell me?</text:p>
      <text:p text:style-name="P71">JEFF</text:p>
      <text:p text:style-name="P147">I can’t tell you today.</text:p>
      <text:p text:style-name="P3"><text:soft-page-break/>Jeff shuts his locker and runs off. Lisa watches after him.</text:p>
      <text:h text:style-name="P226" text:outline-level="3">EXT. LOCKERS</text:h>
      <text:p text:style-name="P3">Lisa arrives at school. </text:p>
      <text:p text:style-name="P71">LISA</text:p>
      <text:p text:style-name="P147">Hi Jeff.</text:p>
      <text:p text:style-name="P3">Jeff shuts his locker and walks off without looking at Lisa before she gets near him. Lisa watches him leave.</text:p>
      <text:p text:style-name="P3">Dan comes up, Jeff keeps going, doesn’t acknowledge Dan either. </text:p>
      <text:p text:style-name="P71">DAN</text:p>
      <text:p text:style-name="P147">Hey.</text:p>
      <text:p text:style-name="P3">Dan watches Jeff, then addresses Lisa.</text:p>
      <text:p text:style-name="P71">DAN</text:p>
      <text:p text:style-name="P147">Has Jeff had talked to you yet?</text:p>
      <text:p text:style-name="P71">LISA</text:p>
      <text:p text:style-name="P147">No. He’s avoiding me.</text:p>
      <text:p text:style-name="P71">DAN</text:p>
      <text:p text:style-name="P147">Have you figured it out?</text:p>
      <text:p text:style-name="P3">I drew closer to Dan. </text:p>
      <text:p text:style-name="P71">LISA</text:p>
      <text:p text:style-name="P147">What do you mean? How am I supposed to figure it out?</text:p>
      <text:p text:style-name="P3">Dan shakes his head, shrugs.</text:p>
      <text:p text:style-name="P3">Kelly approaches, Dan goes to him. Lisa puts books in her locker. </text:p>
      <text:p text:style-name="P71">DAN</text:p>
      <text:p text:style-name="P147">I don’t get it. Why hasn’t she figured it out? It’s not like she’s an airhead.</text:p>
      <text:p text:style-name="P71">KELLY</text:p>
      <text:p text:style-name="P147">Airhead isn’t the issue. <text:span text:style-name="T100">It’s because s</text:span>he’s not vain enough.</text:p>
      <text:p text:style-name="P71">LISA</text:p>
      <text:p text:style-name="P147">Who are you guys talking about?</text:p>
      <text:p text:style-name="P73"><text:soft-page-break/>KELLY</text:p>
      <text:p text:style-name="P149"><text:span text:style-name="T16">Nobody</text:span>.</text:p>
      <text:h text:style-name="P222" text:outline-level="2">Episode 24: Prom News</text:h>
      <text:h text:style-name="P226" text:outline-level="3">EXT. CHURCH</text:h>
      <text:p text:style-name="P3"><text:span text:style-name="T92">Mark</text:span>, <text:span text:style-name="T87">Greg</text:span>, Lisa stand outside church.</text:p>
      <text:p text:style-name="P136">GREG</text:p>
      <text:p text:style-name="P147">Lisa, who are you going to prom with?</text:p>
      <text:p text:style-name="P71">LISA</text:p>
      <text:p text:style-name="P147">The same person I went with to all the other dances. Nobody. Nobody asked me to any of the Christmas dances, only two of the homecoming dances, and I hadn’t even been able to find my own date for the junior prom, although I had tried. And I didn’t expect the senior prom to be any different. </text:p>
      <text:p text:style-name="P147">Maybe I’ll take Marnie. I took her to morp.</text:p>
      <text:p text:style-name="P139">MARK</text:p>
      <text:p text:style-name="P147">I didn’t go to <text:span text:style-name="T92">ju</text:span>nior prom either. </text:p>
      <text:p text:style-name="P3"><text:span text:style-name="T87">Greg</text:span>’s eyes grow wide. It wasn’t supposed to happen like this.</text:p>
      <text:p text:style-name="P139">MARK</text:p>
      <text:p text:style-name="P147">I’ll take you.</text:p>
      <text:p text:style-name="P3">Gets all excited and screams.</text:p>
      <text:p text:style-name="P71">LISA</text:p>
      <text:p text:style-name="P147">Yes!</text:p>
      <text:p text:style-name="P136">GREG</text:p>
      <text:p text:style-name="P147">Nooo!</text:p>
      <text:p text:style-name="P3">Lisa giggles.</text:p>
      <text:p text:style-name="P71">LISA</text:p>
      <text:p text:style-name="P147">That would be so fun!</text:p>
      <text:p text:style-name="P3"><text:span text:style-name="T87">Greg</text:span> runs off. Everyone watches him.</text:p>
      <text:p text:style-name="P71">LISA</text:p>
      <text:p text:style-name="P147">What’s wrong with him?</text:p>
      <text:p text:style-name="P3"><text:soft-page-break/><text:span text:style-name="T92">Mark</text:span> shrugs.</text:p>
      <text:p text:style-name="P71">LISA</text:p>
      <text:p text:style-name="P147">You sure you want to go?</text:p>
      <text:p text:style-name="P139">MARK</text:p>
      <text:p text:style-name="P147">Of course.</text:p>
      <text:p text:style-name="P71">LISA</text:p>
      <text:p text:style-name="P147">Do you want to think about it first? I don’t want to go out and buy a dress, then have you cancel.</text:p>
      <text:p text:style-name="P139">MARK</text:p>
      <text:p text:style-name="P147">I’m not going to cancel. I want to go.</text:p>
      <text:p text:style-name="P71">LISA</text:p>
      <text:p text:style-name="P147">Great! I’ll buy the prom tickets and I’ll drive. All you have to worry about is the tux. And we have to go just as friends.</text:p>
      <text:p text:style-name="P139">MARK</text:p>
      <text:p text:style-name="P147">That’s fine.</text:p>
      <text:p text:style-name="P3"><text:span text:style-name="T87">Greg</text:span> returns with <text:span text:style-name="T87">Jeff</text:span>.</text:p>
      <text:p text:style-name="P3">Lisa leaves, </text:p>
      <text:p text:style-name="P3"><text:span text:style-name="T87">Jeff</text:span> talks to <text:span text:style-name="T92">Mark</text:span>.</text:p>
      <text:p text:style-name="P136">JEFF</text:p>
      <text:p text:style-name="P147">So, you’re going to prom with Lisa.</text:p>
      <text:p text:style-name="P139">MARK</text:p>
      <text:p text:style-name="P147">Yeah.</text:p>
      <text:p text:style-name="P136">JEFF</text:p>
      <text:p text:style-name="P147">Maybe we could double date to prom.</text:p>
      <text:p text:style-name="P139">MARK</text:p>
      <text:p text:style-name="P147">Who are you going with?</text:p>
      <text:p text:style-name="P136">JEFF</text:p>
      <text:p text:style-name="P147">I’m not sure. I haven’t asked anyone yet. But I’ll ask someone.</text:p>
      <text:p text:style-name="P139">MARK</text:p>
      <text:p text:style-name="P147">I’ll ask.</text:p>
      <text:p text:style-name="P136">JEFF</text:p>
      <text:p text:style-name="P147"><text:soft-page-break/>And can I have one dance with her? A slow dance.</text:p>
      <text:h text:style-name="P226" text:outline-level="3">EXT. LOCKERS</text:h>
      <text:p text:style-name="P3">Lisa arrives at school. Marnie and <text:span text:style-name="T88">Kelly</text:span> hanging around the lockers. Jeff pretends to read a book.</text:p>
      <text:p text:style-name="P3">Matter-of-fact, like an announcement.</text:p>
      <text:p text:style-name="P71">LISA</text:p>
      <text:p text:style-name="P147">Well, ladies, I found myself a date for the prom.</text:p>
      <text:p text:style-name="P137">KELLY</text:p>
      <text:p text:style-name="P147">How’d you manage that?</text:p>
      <text:p text:style-name="P71">LISA</text:p>
      <text:p text:style-name="P147">Last night at church I was complaining about never getting asked to any of the dances, and one of the guys said he’d take me to the prom.</text:p>
      <text:p text:style-name="P71">MARNIE</text:p>
      <text:p text:style-name="P147">I’m not go</text:p>
      <text:p text:style-name="P71">LISA</text:p>
      <text:p text:style-name="P147">I insisted that we go as just friends. Because every time I ask a guy to a dance, he freaks out if he thinks I want to be more than friends.</text:p>
      <text:p text:style-name="P3">Jeff slammed his locker as hard as he possibly could. The locker bounced open and a book fell out. </text:p>
      <text:p text:style-name="P3">Everyone looks at Jeff.</text:p>
      <text:p text:style-name="P3">He threw the book back in and slammed the door even harder. This time books fell out of other people’s lockers.</text:p>
      <text:p text:style-name="P137">KELLY</text:p>
      <text:p text:style-name="P147">Well what was that about, Jeff?</text:p>
      <text:p text:style-name="P3">Jeff didn’t answer and stormed off.</text:p>
      <text:p text:style-name="P3">Lisa watches him go, confused.</text:p>
      <text:p text:style-name="P71">LISA</text:p>
      <text:p text:style-name="P147">Did we say something to make him mad?</text:p>
      <text:p text:style-name="P137"><text:soft-page-break/>KELLY</text:p>
      <text:p text:style-name="P147">No. It was about something else.</text:p>
      <text:p text:style-name="P3">Lisa bounces.</text:p>
      <text:p text:style-name="P71">LISA</text:p>
      <text:p text:style-name="P147">I get to go to prom! </text:p>
      <text:p text:style-name="P147">I hope Todd doesn’t change his mind. </text:p>
      <text:h text:style-name="P240" text:outline-level="3">INT. <text:span text:style-name="T60">CAFETERIA</text:span></text:h>
      <text:p text:style-name="P42">Jeff and Dan whisper things to all the jocks. Jeff is distraught. It's exactly like the time Jeff went around the cafeteria whispering about <text:span text:style-name="T101">Mark</text:span> in the 1<text:span text:style-name="T12">st</text:span> movie.</text:p>
      <text:h text:style-name="P240" text:outline-level="3">INT. <text:span text:style-name="T59">PHYSICS CLASS</text:span></text:h>
      <text:p text:style-name="P65">Lisa sits near Luke, Marnie and Kelly.</text:p>
      <text:p text:style-name="P105">LUKE</text:p>
      <text:p text:style-name="P190">Did you hear that the Nostrams are starting a rumor that Jeff wants to ask you to prom?</text:p>
      <text:p text:style-name="P105">MARNIE</text:p>
      <text:p text:style-name="P161"><text:span text:style-name="T60">That doesn't make sense. When you start a rumor, it doesn't work if you tell everyone it's a rumor.</text:span> </text:p>
      <text:p text:style-name="P105">KELLY</text:p>
      <text:p text:style-name="P190">Maybe he is going to ask you to prom.</text:p>
      <text:p text:style-name="P103">LISA</text:p>
      <text:p text:style-name="P161"><text:span text:style-name="T60">Jeff knows I already have a date. He was there when I told you.</text:span> </text:p>
      <text:p text:style-name="P105">MARNIE</text:p>
      <text:p text:style-name="P161"><text:span text:style-name="T60">Even if you thought he wanted to ask you, what did he think you would do about that? Tell Mark you changed your mind, then sit around wondering if Jeff was ever going to ask you.</text:span> </text:p>
      <text:p text:style-name="P104">LISA</text:p>
      <text:p text:style-name="P190">What's <text:span text:style-name="T61">this rumor</text:span> about, <text:span text:style-name="T61">Luke</text:span>?</text:p>
      <text:p text:style-name="P104">LUKE</text:p>
      <text:p text:style-name="P190">It's just a rumor.</text:p>
      <text:h text:style-name="P240" text:outline-level="3"><text:soft-page-break/>INT. GYM</text:h>
      <text:p text:style-name="P3">Lisa dances with <text:span text:style-name="T93">Mark</text:span>. <text:span text:style-name="T94">Mark</text:span> cuts in.</text:p>
      <text:p text:style-name="P3">Jeff watches.</text:p>
      <text:h text:style-name="P220" text:outline-level="2">Episode 26: Yearbook Quote, Baseball News</text:h>
      <text:h text:style-name="P247" text:outline-level="3">This episode is probably not relevant to the movie.</text:h>
      <text:h text:style-name="P226" text:outline-level="3">EXT. LOCKERS</text:h>
      <text:p text:style-name="P3">Lisa sneaks up behind Jeff and puts her hands around him, over his eyes to play Guess Who. Jeff, smiles, touches her fingers, tries to hold her hands without moving them off her eyes.</text:p>
      <text:p text:style-name="P71">JEFF</text:p>
      <text:p text:style-name="P147">Um, Marnie?</text:p>
      <text:p text:style-name="P3">Lisa shakes his head no. Jeff plays with her fingers, but doesn’t remove them from his eyes.</text:p>
      <text:p text:style-name="P71">JEFF</text:p>
      <text:p text:style-name="P147">Um, M<text:span text:style-name="T89">ichelle</text:span>?</text:p>
      <text:p text:style-name="P3">Lisa shakes his head no.</text:p>
      <text:p text:style-name="P71">JEFF</text:p>
      <text:p text:style-name="P147">Mr Cotter?</text:p>
      <text:p text:style-name="P3">Lisa laughs silently.</text:p>
      <text:p text:style-name="P71">JEFF</text:p>
      <text:p text:style-name="P147">David Lee Roth?</text:p>
      <text:p text:style-name="P3">Lisa laughs out loud.</text:p>
      <text:p text:style-name="P71">JEFF</text:p>
      <text:p text:style-name="P147">Lisa.</text:p>
      <text:p text:style-name="P3">Lisa lets go of his eyes. Jeff turns around and they smile at each other.</text:p>
      <text:p text:style-name="P71">JEFF</text:p>
      <text:p text:style-name="P147">Did you see the article in the Gazette about me and Dan?</text:p>
      <text:p text:style-name="P71">LISA</text:p>
      <text:p text:style-name="P147">Not yet. But my sister got a copy of it this morning. That’s so neat. I’ll have to read it tonight.</text:p>
      <text:h text:style-name="P226" text:outline-level="3"><text:soft-page-break/>EXT. LOCKERS</text:h>
      <text:p text:style-name="P3">Lisa, Marnie, and Jeff are sitting at their lockers doing homework. Dan walks past with Friends and gives Jeff a thumbs up.</text:p>
      <text:p text:style-name="P71">DAN</text:p>
      <text:p text:style-name="P147">Hey!</text:p>
      <text:p text:style-name="P3">Jeff nods, smiles shyly.</text:p>
      <text:p text:style-name="P3">A student comes up with a clipboard.</text:p>
      <text:p text:style-name="P71">YEARBOOK STAFFER</text:p>
      <text:p text:style-name="P147">I wanted to ask you a few questions about the egg project for the yearbook. Is that OK?</text:p>
      <text:p text:style-name="P71">LISA</text:p>
      <text:p text:style-name="P147">Yeah, I think it was helpful to everybody. I never thought about compatibility. I guess you can love someone and not be compatible with them.</text:p>
      <text:p text:style-name="P3">Shot of page 61 of the yearbook.</text:p>
      <text:h text:style-name="P220" text:outline-level="2">Episode 27: Tubing</text:h>
      <text:h text:style-name="P226" text:outline-level="3">INT. RESTAURANT</text:h>
      <text:p text:style-name="P3">All the seniors sit around long tables, some parents and teachers. <text:span text:style-name="T90">Marnie</text:span> and <text:span text:style-name="T89">Mark</text:span> sit next to Lisa. <text:span text:style-name="T89">Greg</text:span> and <text:span text:style-name="T90">Kelly</text:span> sit by the Nostrams.</text:p>
      <text:p text:style-name="P3">Luke is at a podium with a microphone.</text:p>
      <text:p text:style-name="P71">LUKE</text:p>
      <text:p text:style-name="P147">Best Car goes to <text:span text:style-name="T89">Rick</text:span> Buelow and Sabrina Tallabas.</text:p>
      <text:p text:style-name="P3"><text:span text:style-name="T90">Rick</text:span> and Sabrina go to the podium. Luke hands them certificates, they get their pictures taken. </text:p>
      <text:p text:style-name="P71">LUKE</text:p>
      <text:p text:style-name="P147">Class Clown goes to Jenny Blalock and Dan Nostram.</text:p>
      <text:p text:style-name="P3">Dan and Jenny go to the podium. Luke hands them certificates, they get their pictures taken and return to their seats.</text:p>
      <text:p text:style-name="P71">LUKE</text:p>
      <text:p text:style-name="P147"><text:soft-page-break/>Most Detentions goes to Mia Siordian and Jeff Nostram.</text:p>
      <text:p text:style-name="P3">Jeff and Mia go to the podium. Luke hands them certificates, they get their pictures taken. Jeff is about to return to his seat.</text:p>
      <text:p text:style-name="P71">LUKE</text:p>
      <text:p text:style-name="P147">Wait, Jeff. Stay up here.</text:p>
      <text:p text:style-name="P147">Worst driver goes to Joanne Deniston and Jeff Nostram.</text:p>
      <text:p text:style-name="P3">INSERT clip of Jeff driving over the prom dress dummy.</text:p>
      <text:p text:style-name="P3">Joanne goes to the podium. Luke hands them certificates, they get their pictures taken.</text:p>
      <text:p text:style-name="P71">LUKE</text:p>
      <text:p text:style-name="P147">And the last but not least award, Most Likely to Succeed goes to Lisa Schaefer and… me.</text:p>
      <text:p text:style-name="P3">Lisa goes to the podium, someone takes her picture with Luke.</text:p>
      <text:p text:style-name="P71">LUKE</text:p>
      <text:p text:style-name="P147">That’s it. Thanks for coming, everyone.</text:p>
      <text:p text:style-name="P3">Everyone mills around. Kelly comes over to Lisa. Jeff faces Lisa, sits across a table from Dan, Dan’s back is to Lisa. </text:p>
      <text:p text:style-name="P3">A big crowd blocks Lisa’s path to the Nostrams.</text:p>
      <text:p text:style-name="P71">KELLY</text:p>
      <text:p text:style-name="P147">My brother is going tubing tomorrow with <text:span text:style-name="T102">the Nostrams</text:span>. Do you want to go with them?</text:p>
      <text:p text:style-name="P3">Lisa looks at the Nostrams. Jeff looks away. She looks at Kelly, confused.</text:p>
      <text:p text:style-name="P71">LISA</text:p>
      <text:p text:style-name="P147">Do you think it would it be OK with Jeff and Dan?</text:p>
      <text:p text:style-name="P71">KELLY</text:p>
      <text:p text:style-name="P147">It was their idea.</text:p>
      <text:p text:style-name="P71">LISA</text:p>
      <text:p text:style-name="P147"><text:soft-page-break/>What? You must have misunderstood. There’s no way Jeff and Dan would want us along. </text:p>
      <text:p text:style-name="P71">KELLY</text:p>
      <text:p text:style-name="P147">No. They invited us.</text:p>
      <text:p text:style-name="P71">LISA</text:p>
      <text:p text:style-name="P147">C’mon. They’d want to shout nonsense all down the river and we’d ruin that by trying to have an actual conversation.</text:p>
      <text:p text:style-name="P71">KELLY</text:p>
      <text:p text:style-name="P147">Do you want to ask them for yourself?</text:p>
      <text:p text:style-name="P3">Lisa tries to go around the tables, stands on a chair, about to step on a table.</text:p>
      <text:p text:style-name="P71">LISA</text:p>
      <text:p text:style-name="P147">I can’t get over there.</text:p>
      <text:p text:style-name="P3">Lisa stared at Jeff until he saw me. He looked away and continued his conversation with Dan. I waved to get his attention back. He looked away again.</text:p>
      <text:p text:style-name="P3">Jeff nodded at Dan to look over at me. I sort of shrugged my shoulders, pointed at them, pointed at Kelly and me, and mouths:</text:p>
      <text:p text:style-name="P71">LISA</text:p>
      <text:p text:style-name="P147">You want us to go with you?</text:p>
      <text:p text:style-name="P3">Jeff and Dan nodded like, Yeah, we want you to come. I smiled and nodded in agreement. They smiled and nodded in return. Lisa looks at Kelly, smiles, looks back at the Nostrams, pleased that they’d want her to come along.</text:p>
      <text:h text:style-name="P226" text:outline-level="3">EXT. SALT RIVER</text:h>
      <text:p text:style-name="P3">M<text:span text:style-name="T91">ichelle</text:span> waves, flirts with some other guys in the distance. They motion for her to come over by them.</text:p>
      <text:p text:style-name="P138">MICHELLE R</text:p>
      <text:p text:style-name="P147">I’m going to join those cute guys over there. Wanna come?</text:p>
      <text:p text:style-name="P71">LISA</text:p>
      <text:p text:style-name="P147">No. I’d rather hang out with the guys we came with.</text:p>
      <text:p text:style-name="P71"><text:soft-page-break/>M<text:span text:style-name="T91">ICHELLE R</text:span></text:p>
      <text:p text:style-name="P147">Suit yourself. I’ll meet up with you by the car. </text:p>
      <text:p text:style-name="P3">M<text:span text:style-name="T91">ichelle</text:span> runs over to the guys, giggling. </text:p>
      <text:p text:style-name="P3"><text:span text:style-name="T91">Mark</text:span> looks at her, confused, looks at Lisa.</text:p>
      <text:p text:style-name="P138">MARK</text:p>
      <text:p text:style-name="P147">Where’s she going?</text:p>
      <text:p text:style-name="P71">LISA</text:p>
      <text:p text:style-name="P147">She wants to check out those guys.</text:p>
      <text:p text:style-name="P138">MARK</text:p>
      <text:p text:style-name="P147">I’m glad you didn’t want to go with her.</text:p>
      <text:p text:style-name="P71">LISA</text:p>
      <text:p text:style-name="P147">M<text:span text:style-name="T91">ichelle</text:span> would be flirty and get all the attention. I’d be an ugly boring geek that they wouldn’t want to talk to. </text:p>
      <text:p text:style-name="P138">MARK</text:p>
      <text:p text:style-name="P147">That’s dangerous. She doesn’t know those guys.</text:p>
      <text:p text:style-name="P71">LISA</text:p>
      <text:p text:style-name="P147">no longer concerned about the danger of sunburn</text:p>
      <text:p text:style-name="P3">I took off my T-shirt. Lisa looks at how much stomach is showing, holds the T-shirt in front of her, somewhat self-conscious. But then acts normal. <text:s/></text:p>
      <text:p text:style-name="P3"><text:span text:style-name="T91">Mark</text:span> compliments, matter-of-fact, not leering or embarrassing. </text:p>
      <text:p text:style-name="P71">KELLY</text:p>
      <text:p text:style-name="P147">That’s a very nice swimsuit.</text:p>
      <text:p text:style-name="P3">Dan stared at my swimsuit. </text:p>
      <text:p text:style-name="P3">Lisa looks around, trying not to notice Dan.</text:p>
      <text:p text:style-name="P3">Jeff looks at Lisa.</text:p>
      <text:p text:style-name="P3">Lisa notices him looking at her.</text:p>
      <text:p text:style-name="P3"><text:soft-page-break/>Jeff hides behind Dan, squeezing Dan’s arm tighter and tighter until Dan finally stops staring at Lisa and turns around to pay attention to Jeff. </text:p>
      <text:p text:style-name="P3">Jeff and Dan argue with each other, whisper, look at Lisa.</text:p>
      <text:p text:style-name="P71">JEFF</text:p>
      <text:p text:style-name="P147">Don’t stare at her like that.</text:p>
      <text:p text:style-name="P71">DAN</text:p>
      <text:p text:style-name="P147">You were staring at her. Why can’t I stare at her?</text:p>
      <text:p text:style-name="P71">JEFF</text:p>
      <text:p text:style-name="P147">I don’t want you staring at her.</text:p>
      <text:p text:style-name="P3">Kelly watches the Nostrams, looks at Lisa.</text:p>
      <text:h text:style-name="P220" text:outline-level="2">Episode 28: Graduation</text:h>
      <text:h text:style-name="P226" text:outline-level="3">INT. CHURCH</text:h>
      <text:p text:style-name="P3">Graduation rehearsal. Kelly with Lisa.</text:p>
      <text:p text:style-name="P71">MRS. MOORE</text:p>
      <text:p text:style-name="P147">turn in a copy of my speech to the office. </text:p>
      <text:p text:style-name="P71">LISA</text:p>
      <text:p text:style-name="P147">Can’t I just say that I was glad it was all over and now it’s time to move on?</text:p>
      <text:p text:style-name="P3">Mrs. Moore gives Lisa a don’t be a wise-mouth look. Lisa smiles, Mrs. Moore smiles back. Lisa whispers to Marnie.</text:p>
      <text:p text:style-name="P71">LISA</text:p>
      <text:p text:style-name="P147">That really is my plan.</text:p>
      <text:p text:style-name="P3">To Mrs. Moore</text:p>
      <text:p text:style-name="P71">LISA</text:p>
      <text:p text:style-name="P147">Fine. I’ll do it this afternoon.</text:p>
      <text:p text:style-name="P3">To all graduates</text:p>
      <text:p text:style-name="P71">MRS. MOORE</text:p>
      <text:p text:style-name="P147">The girls will get kicked out of church and won't graduate if you don't wear a proper dress under your robes. </text:p>
      <text:p text:style-name="P3">To Marnie</text:p>
      <text:p text:style-name="P71"><text:soft-page-break/>LISA</text:p>
      <text:p text:style-name="P147">Nobody was going to see our dresses. We’re going to a swim party afterward. What do we need dresses for?</text:p>
      <text:h text:style-name="P226" text:outline-level="3">INT. LISA’S ROOM</text:h>
      <text:p text:style-name="P3">I wore a swimsuit, with a T-shirt over it. Looks in the mirror. </text:p>
      <text:p text:style-name="P3">She puts the robe on over the T-shirt. Lisa safety pins the bottom of the robe, puts on dress shoes, checks herself to make sure you can’t tell there’s no dress. Puts on the mortar board. </text:p>
      <text:p text:style-name="P3">Grabs a duffle bag, keys. Walks out her room.</text:p>
      <text:h text:style-name="P226" text:outline-level="3">EXT. CHURCH</text:h>
      <text:p text:style-name="P3">Lisa gets picture taken with Marnie and Mary. They get in line to enter the church.</text:p>
      <text:p text:style-name="P71">MARNIE</text:p>
      <text:p text:style-name="P147">Let me see your speech.</text:p>
      <text:p text:style-name="P3">Lisa hands it to her. It’s on pink paper with purple ink.</text:p>
      <text:p text:style-name="P71">MARNIE</text:p>
      <text:p text:style-name="P147">This says a little more than that I’m glad it was all over and now it’s time to move on.</text:p>
      <text:p text:style-name="P71">LISA</text:p>
      <text:p text:style-name="P147">I didn’t want Mrs. Moore calling my parents last night to give me grief.</text:p>
      <text:h text:style-name="P226" text:outline-level="3">INT. CHURCH</text:h>
      <text:p text:style-name="P3">Lisa and Marnie process in with the graduates.</text:p>
      <text:h text:style-name="P226" text:outline-level="3">INT. CHURCH</text:h>
      <text:p text:style-name="P3">Mrs. Moore calls names from the podium.</text:p>
      <text:p text:style-name="P94">MRS. MOORE</text:p>
      <text:p text:style-name="P159"><text:span text:style-name="T55">Marnie Sampaio</text:span>… </text:p>
      <text:p text:style-name="P28">The audience applauds as each name is called.</text:p>
      <text:p text:style-name="P94">MRS. MOORE</text:p>
      <text:p text:style-name="P147"><text:soft-page-break/>Lisa Schaefer… </text:p>
      <text:p text:style-name="P3">The audience applauds as each name is called.</text:p>
      <text:p text:style-name="P71">MRS. MOORE</text:p>
      <text:p text:style-name="P147"><text:span text:style-name="T16">Luke Schmaltz</text:span></text:p>
      <text:p text:style-name="P3">In the front of the pews, Lisa gets her diploma from Fr. Seetch.</text:p>
      <text:p text:style-name="P71">FR. SEETCH</text:p>
      <text:p text:style-name="P147">Congratulations.</text:p>
      <text:p text:style-name="P3">Graduates come back from the front of the church with their diplomas. They sit quietly in the pews. </text:p>
      <text:p text:style-name="P3">The Nostrams whisper to each other, turn around and look at Lisa.</text:p>
      <text:p text:style-name="P3">Lisa frowns at them. Lisa looks at the altar.</text:p>
      <text:p text:style-name="P3">Fr. Seetch motions to Lisa.</text:p>
      <text:p text:style-name="P3">Lisa looks at Fr. Seetch, looks around. Who’s he motioning to?</text:p>
      <text:p text:style-name="P3">Fr. Seetch gets up and heads straight for Lisa. </text:p>
      <text:p text:style-name="P3">Lisa fidgets with her graduation robe, the safety pin. </text:p>
      <text:p text:style-name="P3">Fr. Seetch stops at her pew, takes Lisa by the hand and leads her out of the pew, into the aisle. </text:p>
      <text:p text:style-name="P71">FR. SEETCH</text:p>
      <text:p text:style-name="P147">Where's your speech?</text:p>
      <text:p text:style-name="P71">LISA</text:p>
      <text:p text:style-name="P147">My speech!</text:p>
      <text:p text:style-name="P3">Lisa takes her pink speech from the pew. Fr. Seetch walks Lisa to the altar. Lisa tries not to laugh.</text:p>
      <text:p text:style-name="P71">LISA</text:p>
      <text:p text:style-name="P147">I thought you were coming to kick me out of church.</text:p>
      <text:p text:style-name="P71">FR. SEETCH</text:p>
      <text:p text:style-name="P147">Why would you think that?</text:p>
      <text:p text:style-name="P3">Lisa grimaces, tugs at her robe. </text:p>
      <text:p text:style-name="P215"><text:soft-page-break/>LISA</text:p>
      <text:p text:style-name="P147"><text:span text:style-name="T103">I</text:span>f <text:span text:style-name="T103">you</text:span> knew, <text:span text:style-name="T103">you</text:span>’d kick <text:span text:style-name="T103">me</text:span> out of church.</text:p>
      <text:p text:style-name="P3">I stood at the podium, crumpled my speech into a ball and looks out at her fellow graduates. Lisa uncrumples the speech, flattens it out on the podium.</text:p>
      <text:p text:style-name="P71">LISA</text:p>
      <text:p text:style-name="P147">Cliques broke down.</text:p>
      <text:p text:style-name="P147"/>
      <text:p text:style-name="P147">And in twenty years from now, we won’t care.</text:p>
      <text:p text:style-name="P167">We'll all move on to a better life. <text:span text:style-name="T17">Learn more.</text:span></text:p>
      <text:p text:style-name="P3">Jeff talks to Dan as Lisa heads back to her seat. She crumples up her speech again and throws it at him. </text:p>
      <text:p text:style-name="P3">It hits Dan.</text:p>
      <text:p text:style-name="P71">DAN</text:p>
      <text:p text:style-name="P147">What’s this, a gigantic detention slip?</text:p>
      <text:p text:style-name="P5">Jeff looks anxious. Did she throw me a love letter or a hate letter?</text:p>
      <text:p text:style-name="P3">Dan uncrumples the speech.</text:p>
      <text:p text:style-name="P3">INSERT speech on pink paper with purple ink.</text:p>
      <text:p text:style-name="P3">Lisa sits. Dan turns around and smiles.</text:p>
      <text:p text:style-name="P71">DAN</text:p>
      <text:p text:style-name="P147">Can <text:span text:style-name="T104">we</text:span> keep it?</text:p>
      <text:p text:style-name="P71">LISA</text:p>
      <text:p text:style-name="P147">Sure. </text:p>
      <text:p text:style-name="P71">MARNIE</text:p>
      <text:p text:style-name="P147">Why did you crumple up your speech when you got to the podium?</text:p>
      <text:p text:style-name="P3">Just before I exited the church with the procession of graduates, I took off my robe to reveal my T-shirt and bare legs. </text:p>
      <text:p text:style-name="P3"><text:soft-page-break/>The Nostrams turned around and did a double take, dropping their gaze below my T-shirt. </text:p>
      <text:p text:style-name="P71">DAN</text:p>
      <text:p text:style-name="P147">Are you wearing any pants?</text:p>
      <text:h text:style-name="P226" text:outline-level="3">INT. BUS</text:h>
      <text:p text:style-name="P3">Jeff sits next to Lisa. <text:span text:style-name="T94">Kelly and Marnie</text:span> sit in the seat behind Jeff and Lisa.</text:p>
      <text:p text:style-name="P71">DAN</text:p>
      <text:p text:style-name="P147">Sean Berry!</text:p>
      <text:p text:style-name="P3">Jeff, on Lisa’s left knelt facing backwards in our seat and laughed with the loud guys yelling stuff in the back of the bus. </text:p>
      <text:p text:style-name="P3">Jeff tries to put his arm around Lisa, brushing her right shoulder with his fingertips. Lisa turned my head to look at Tina Blasius, who was behind her. Jeff quickly drops his arm to his side. </text:p>
      <text:p text:style-name="P3">Tina faces forward. Lisa turned to face the back of the bus. </text:p>
      <text:p text:style-name="P3">Jeff tries to put his arm around Lisa again. Lisa turned to my right again. Still, Tina faced forward. Lisa ignored them.</text:p>
      <text:p text:style-name="P3">Someone touched my shoulder a third time. This time I asked Tina, </text:p>
      <text:p text:style-name="P71">LISA</text:p>
      <text:p text:style-name="P147">Are you tapping my shoulder?</text:p>
      <text:p text:style-name="P71">DAN</text:p>
      <text:p text:style-name="P147">No. Not me.</text:p>
      <text:p text:style-name="P71">LISA</text:p>
      <text:p text:style-name="P147">Michelle?</text:p>
      <text:p text:style-name="P71">MICHELLE</text:p>
      <text:p text:style-name="P147">No. I think it was Jeff.</text:p>
      <text:p text:style-name="P71">LISA</text:p>
      <text:p text:style-name="P147">Did you do that Jeff?</text:p>
      <text:p text:style-name="P71">JEFF</text:p>
      <text:p text:style-name="P147">No.</text:p>
      <text:p text:style-name="P3"><text:soft-page-break/>Jeff touches Lisa’s shoulder again. She whips her head to the left. Jeff’s arm is still behind her. He recoils, jerking his hand away, cowers like a puppy in trouble. </text:p>
      <text:p text:style-name="P71">LISA</text:p>
      <text:p text:style-name="P147">It WAS you tapping me! </text:p>
      <text:p text:style-name="P3">Lisa bursts into laughter. Jeff relaxes, giggles with Lisa. </text:p>
      <text:p text:style-name="P71">LISA</text:p>
      <text:p text:style-name="P147">You fooled me into thinking it was someone on the other side. I fell for it.</text:p>
      <text:p text:style-name="P3">Dan laughs with them.</text:p>
      <text:p text:style-name="P3">Jeff faces the back of the bus again. Lisa taps him on his left shoulder. Jeff turns toward Lisa. They laugh with each other. Jeff stops laughing, looks Lisa in the eye. He nervously runs his fingers down her back. Lisa rubs his back. Jeff goes limp and slides into a sitting position. Lisa sits down.</text:p>
      <text:p text:style-name="P3">David walks up and down the aisle, blinding people with the flash of his camera.</text:p>
      <text:p text:style-name="P71">LISA</text:p>
      <text:p text:style-name="P147">Would you help me with my contacts?</text:p>
      <text:p text:style-name="P71">JEFF</text:p>
      <text:p text:style-name="P147">Sure.</text:p>
      <text:p text:style-name="P71">LISA</text:p>
      <text:p text:style-name="P147">My eyes are bugging me.</text:p>
      <text:p text:style-name="P3">Lisa takes a contact lens case out of her bag. She takes off a lid, hands it to Jeff. Takes out a contact, puts it in the case. David walks up the aisle again, more flashes. </text:p>
      <text:p text:style-name="P3">Nancy and Mary look over the seats at Jeff and Lisa. Jeff and Lisa look up at them. Nancy and Mary sit down. Dan came up to our seats. </text:p>
      <text:p text:style-name="P71">JEFF</text:p>
      <text:p text:style-name="P147">What do you want?</text:p>
      <text:p text:style-name="P71">DAN</text:p>
      <text:p text:style-name="P147">Just checking on you guys.</text:p>
      <text:p text:style-name="P71">MAR<text:span text:style-name="T94">NIE</text:span></text:p>
      <text:p text:style-name="P147"><text:soft-page-break/>He was asking us if you guys were making out. </text:p>
      <text:p text:style-name="P3">Lisa laughs <text:span text:style-name="T61">hysterically</text:span>. Jeff is very upset and flustered.</text:p>
      <text:p text:style-name="P105">LISA</text:p>
      <text:p text:style-name="P162"><text:span text:style-name="T61">Dan, you're too hilarious.</text:span> </text:p>
      <text:p text:style-name="P106">JEFF</text:p>
      <text:p text:style-name="P147">Would you just… Geez! Can’t you leave us alone? Go back there! Sit in your own seat.</text:p>
      <text:h text:style-name="P226" text:outline-level="3">EXT. RESORT – NIGHT</text:h>
      <text:p text:style-name="P3">Jeff gets off bus and goes off with Dan, leaving Lisa behind.</text:p>
      <text:h text:style-name="P226" text:outline-level="3">INT. GIRLS POWDER ROOM</text:h>
      <text:p text:style-name="P3"><text:span text:style-name="T94">Lisa P</text:span> and Lisa. Girls are taking off clothes, swimsuits underneath. Lisa wears a swimsuit that shows her belly button.</text:p>
      <text:p text:style-name="P71">LISA</text:p>
      <text:p text:style-name="P147">Does this look bad?</text:p>
      <text:p text:style-name="P140">LISA P</text:p>
      <text:p text:style-name="P147">No, it looks great. You’re not fat at all.</text:p>
      <text:p text:style-name="P71">LISA</text:p>
      <text:p text:style-name="P147">I don’t mean fat, I mean… <text:span text:style-name="T14">s</text:span>hould I wear a T-shirt over it?</text:p>
      <text:p text:style-name="P140">LISA P</text:p>
      <text:p text:style-name="P147">Oh, immodest? No. It’s a bathing suit. It’s perfectly fine. It looks great on you. You should wear it without a T-shirt.</text:p>
      <text:p text:style-name="P3">Lisa walks out of the powder room carrying a towel.</text:p>
      <text:h text:style-name="P226" text:outline-level="3">INT. HALLWAY</text:h>
      <text:p text:style-name="P3">Lisa walks out. <text:span text:style-name="T94">Greg</text:span> walks by and sees her. Lisa puts the towel around her and rushes back into the powder room.</text:p>
      <text:h text:style-name="P226" text:outline-level="3">INT. GIRLS POWDER ROOM</text:h>
      <text:p text:style-name="P3"><text:soft-page-break/>Lisa puts on a T-shirt and walks out.</text:p>
      <text:h text:style-name="P226" text:outline-level="3">EXT. TENNIS COURT – NIGHT</text:h>
      <text:p text:style-name="P3"><text:span text:style-name="T95">Mark</text:span>, Kelly, holding tennis rackets and balls, come up to Lisa, and Marnie.</text:p>
      <text:p text:style-name="P141">MARK</text:p>
      <text:p text:style-name="P147">Would you ladies like to play tennis?</text:p>
      <text:p text:style-name="P3">They play tennis.</text:p>
      <text:h text:style-name="P226" text:outline-level="3">INT. RESORT</text:h>
      <text:p text:style-name="P3"><text:span text:style-name="T96">Mark</text:span>, Kelly, Lisa, and Marnie sit at a bar. <text:span text:style-name="T96">Mark</text:span> goes to get Lisa a frozen drink.</text:p>
      <text:p text:style-name="P3">Jeff watches, then looks away.</text:p>
      <text:h text:style-name="P226" text:outline-level="3">INT. RESORT</text:h>
      <text:p text:style-name="P3"><text:span text:style-name="T96">Greg, Mark</text:span>, Kelly, Lisa, and Marnie slow dance. </text:p>
      <text:p text:style-name="P3"><text:span text:style-name="T96">Marnie</text:span> gives <text:span text:style-name="T96">Mark</text:span> a thumbs up sign. When Lisa’s not looking, <text:span text:style-name="T96">s</text:span>he makes kissy faces, back-rubbing gestures.</text:p>
      <text:p text:style-name="P3">Lisa turns to see <text:span text:style-name="T96">Marnie</text:span>. </text:p>
      <text:p text:style-name="P68"><text:span text:style-name="T96">Marnie</text:span> stops making gestures, looks around like nothing’s going on.</text:p>
      <text:h text:style-name="P226" text:outline-level="3">EXT. BUS – NIGHT</text:h>
      <text:p text:style-name="P68">Lisa and Marnie board, followed by Kelly and <text:span text:style-name="T96">Mark</text:span>. Marnie sits, Lisa is about to sit next to her.</text:p>
      <text:p text:style-name="P142">KELLY</text:p>
      <text:p text:style-name="P147">How about if I sit by Marnie?</text:p>
      <text:p text:style-name="P3">Lisa moves, <text:span text:style-name="T96">Kelly</text:span> sits next to Marnie.</text:p>
      <text:p text:style-name="P142">MARK</text:p>
      <text:p text:style-name="P147">Can I sit by you?</text:p>
      <text:p text:style-name="P142">LISA</text:p>
      <text:p text:style-name="P194">Of course.</text:p>
      <text:p text:style-name="P68">The Nostrams board, Jeff, then Dan. Jeff looks upset, turns back to Dan, grumbles. Dan mumbles something to reassure him, then asks <text:span text:style-name="T97">Mark</text:span>.</text:p>
      <text:p text:style-name="P71"><text:soft-page-break/>DAN</text:p>
      <text:p text:style-name="P147">Can we sit by Lisa?</text:p>
      <text:p text:style-name="P143">MARK</text:p>
      <text:p text:style-name="P147">No.</text:p>
      <text:p text:style-name="P3">Jeff and Dan grumble some more. Dan asks Lisa.</text:p>
      <text:p text:style-name="P71">DAN</text:p>
      <text:p text:style-name="P147">Do you want to sit back here by us?</text:p>
      <text:p text:style-name="P71">LISA</text:p>
      <text:p text:style-name="P147">No, I’m OK. </text:p>
      <text:p text:style-name="P3">Jeff and Dan grumble again and take a seat behind Lisa and Kelly.</text:p>
      <text:p text:style-name="P3">The bus pulls away. Everyone was tired and the bus was quiet. I started to fall asleep and fell on <text:span text:style-name="T97">Mark</text:span>.</text:p>
      <text:p text:style-name="P71">LISA</text:p>
      <text:p text:style-name="P147">Sorry.</text:p>
      <text:p text:style-name="P3">I rearranged myself so I leaned against the window.</text:p>
      <text:p text:style-name="P143">MARK</text:p>
      <text:p text:style-name="P147">It’s OK. You can lean against me.</text:p>
      <text:p text:style-name="P71">LISA</text:p>
      <text:p text:style-name="P147">You sure?</text:p>
      <text:p text:style-name="P216">MARK</text:p>
      <text:p text:style-name="P147">Yeah. The window isn’t very comfortable. You should lean against my shoulder.</text:p>
      <text:p text:style-name="P3">leaned back into <text:span text:style-name="T105">Mark</text:span>’s chest, I squashed his arm. He adjusted himself such that his right arm draped over the seat. </text:p>
      <text:h text:style-name="P226" text:outline-level="3">INT. BUS – MORNING</text:h>
      <text:p text:style-name="P3"><text:span text:style-name="T98">Mark</text:span> had his arms around Lisa. She gradually opens her eyes, shifts in her seat. <text:span text:style-name="T98">Mark</text:span> quickly removes his arms </text:p>
      <text:p text:style-name="P3">Dan standing in the aisle of the bus, staring at me in horror. Jeff stood next to him, he’s been crying. He turns away.</text:p>
      <text:p text:style-name="P3">Still half asleep, I grabbed my bag of damp swimming clothes and shuffled off the bus. </text:p>
      <text:p text:style-name="P71"><text:soft-page-break/>MARNIE</text:p>
      <text:p text:style-name="P147">What were you and <text:span text:style-name="T98">Mark</text:span> doing back there? </text:p>
      <text:p text:style-name="P71">LISA</text:p>
      <text:p text:style-name="P147">Sleeping.</text:p>
      <text:p text:style-name="P71">MARNIE</text:p>
      <text:p text:style-name="P147">The Nostrams were watching you for half the bus ride. Jeff was crying.</text:p>
      <text:h text:style-name="P226" text:outline-level="3">EXT. CAR – MORNING</text:h>
      <text:p text:style-name="P3">Jeff and Dan smoke by their car. <text:span text:style-name="T106">Mark</text:span>, David, Lisa, and Marnie stand by Kelly’s car.</text:p>
      <text:p text:style-name="P217">MARK</text:p>
      <text:p text:style-name="P147">Do you want to come over to my place?</text:p>
      <text:p text:style-name="P71">LISA</text:p>
      <text:p text:style-name="P147">No. I’m tired. I want to go home and sleep.</text:p>
      <text:p text:style-name="P217">MARK</text:p>
      <text:p text:style-name="P147">You could sleep at my place.</text:p>
      <text:p text:style-name="P3">Closeup of Jeff and Dan. Jeff wants to give up, go home. He’s about to get in the car</text:p>
      <text:p text:style-name="P71">DAN</text:p>
      <text:p text:style-name="P147">Wait. Listen. </text:p>
      <text:p text:style-name="P71">LISA (OS)</text:p>
      <text:p text:style-name="P147">No. I need a shower.</text:p>
      <text:p text:style-name="P71">DAN</text:p>
      <text:p text:style-name="P147">She said no.</text:p>
      <text:p text:style-name="P3">Closeup of <text:span text:style-name="T106">Mark</text:span>, David, Marnie, and Lisa. Jeff and Dan in the background.</text:p>
      <text:p text:style-name="P217">MARK</text:p>
      <text:p text:style-name="P147">There’s a shower at my house.</text:p>
      <text:p text:style-name="P71">LISA</text:p>
      <text:p text:style-name="P147">No. I don’t want to wake up all slimy at your house. I didn’t bring my curling iron.</text:p>
      <text:p text:style-name="P217">MARK</text:p>
      <text:p text:style-name="P147">I don’t care if your hair isn’t curled.</text:p>
      <text:p text:style-name="P71"><text:soft-page-break/>LISA</text:p>
      <text:p text:style-name="P147">I need clean clothes.</text:p>
      <text:p text:style-name="P217">MARK</text:p>
      <text:p text:style-name="P147">You could borrow one of my T-shirts.</text:p>
      <text:p text:style-name="P3">Lisa pulls Marnie aside, whispers to her.</text:p>
      <text:p text:style-name="P71">LISA</text:p>
      <text:p text:style-name="P147">I forgot a bra and underpants. </text:p>
      <text:p text:style-name="P71">MARNIE</text:p>
      <text:p text:style-name="P147">How do you forget to wear a bra?</text:p>
      <text:p text:style-name="P71">LISA</text:p>
      <text:p text:style-name="P147">I came here in a swimsuit, remember? Now my swimsuit is wet. I only packed shorts, sandals, and my glasses.</text:p>
      <text:p text:style-name="P71">MARNIE</text:p>
      <text:p text:style-name="P147">So you were sleeping with <text:span text:style-name="T106">Mark</text:span>, and you weren’t wearing a bra?</text:p>
      <text:p text:style-name="P3">Lisa makes frustrated faces and gestures.</text:p>
      <text:p text:style-name="P71">MARNIE</text:p>
      <text:p text:style-name="P147">Did <text:span text:style-name="T106">Mark</text:span> notice?</text:p>
      <text:p text:style-name="P3">Lisa looks at <text:span text:style-name="T106">Mark</text:span>, sighs, covers her face with her hands.</text:p>
      <text:p text:style-name="P71">LISA</text:p>
      <text:p text:style-name="P147">I have to go home and get one before we hang out at <text:span text:style-name="T106">Mark</text:span>’s house.</text:p>
      <text:p text:style-name="P3">To <text:span text:style-name="T106">Mark</text:span>.</text:p>
      <text:p text:style-name="P71">LISA</text:p>
      <text:p text:style-name="P147">I’m not going to call my mom and tell her I’m sleeping at your house.</text:p>
      <text:p text:style-name="P3">David turns his back to Jeff and Dan, talks to <text:span text:style-name="T106">Mark</text:span>, Lisa, and Marnie.</text:p>
      <text:p text:style-name="P71">DAVID</text:p>
      <text:p text:style-name="P147">Are they eavesdropping?</text:p>
      <text:p text:style-name="P71">LISA</text:p>
      <text:p text:style-name="P147">I don’t think so. They’re just smoking by their car.</text:p>
      <text:p text:style-name="P71">DAVID</text:p>
      <text:p text:style-name="P147"><text:soft-page-break/>No. They’re eavesdropping on us.</text:p>
      <text:p text:style-name="P3">David goes over to the Nostrams. </text:p>
      <text:p text:style-name="P71">DAVID</text:p>
      <text:p text:style-name="P147">Would you stop listening to us?</text:p>
      <text:p text:style-name="P71">DAN</text:p>
      <text:p text:style-name="P147">We want to talk to them.</text:p>
      <text:p text:style-name="P71">DAVID</text:p>
      <text:p text:style-name="P147">We’re talking to them.</text:p>
      <text:p text:style-name="P71">DAN</text:p>
      <text:p text:style-name="P147">Can we just talk to Lisa?</text:p>
      <text:p text:style-name="P71">DAVID</text:p>
      <text:p text:style-name="P147">Do you want to talk to them?</text:p>
      <text:p text:style-name="P71">LISA</text:p>
      <text:p text:style-name="P147">Sure.</text:p>
      <text:p text:style-name="P3">Lisa goes over to the Nostram’s car. Nobody knows what to say, so there are long pauses.</text:p>
      <text:p text:style-name="P71">JEFF</text:p>
      <text:p text:style-name="P147">How’s it going?</text:p>
      <text:p text:style-name="P71">LISA</text:p>
      <text:p text:style-name="P147">Fine.</text:p>
      <text:p text:style-name="P71">JEFF</text:p>
      <text:p text:style-name="P147">So. What are you going to do this summer?</text:p>
      <text:p text:style-name="P71">LISA</text:p>
      <text:p text:style-name="P147">I’m working with Marnie at Dunkin Donuts.</text:p>
      <text:p text:style-name="P3">Dan looks at David.</text:p>
      <text:p text:style-name="P71">DAN</text:p>
      <text:p text:style-name="P147">You don’t need to hear this.</text:p>
      <text:p text:style-name="P71">DAVID</text:p>
      <text:p text:style-name="P147">If you can listen to our conversation, I can listen to yours.</text:p>
      <text:p text:style-name="P71">DAN</text:p>
      <text:p text:style-name="P147">Let’s get in the car.</text:p>
      <text:p text:style-name="P3"><text:soft-page-break/>Jeff takes Lisa by the hand and leads her around to the back passenger door. He opens it for her. She steps one foot in and pauses. She looks down at herself and crosses her hands across her chest. She looks at Jeff’s cigarette, waves smoke away from her face.</text:p>
      <text:p text:style-name="P71">LISA</text:p>
      <text:p text:style-name="P147">Are we going somewhere, or are we stay<text:span text:style-name="T62">ing</text:span> here?</text:p>
      <text:p text:style-name="P71">DAN</text:p>
      <text:p text:style-name="P147">We’re going somewhere.</text:p>
      <text:p text:style-name="P71">LISA</text:p>
      <text:p text:style-name="P147">I don’t want to go.</text:p>
      <text:p text:style-name="P3">Jeff lets go of her hand, drops his head, and speaks in barely a whisper.</text:p>
      <text:p text:style-name="P71">JEFF</text:p>
      <text:p text:style-name="P147">Please.</text:p>
      <text:p text:style-name="P71">LISA</text:p>
      <text:p text:style-name="P147">Just tell me here.</text:p>
      <text:p text:style-name="P71">JEFF</text:p>
      <text:p text:style-name="P147">I want to tell you in the car.</text:p>
      <text:p text:style-name="P71">LISA</text:p>
      <text:p text:style-name="P147">Is this important?</text:p>
      <text:p text:style-name="P71">JEFF</text:p>
      <text:p text:style-name="P147">It’s very important.</text:p>
      <text:p text:style-name="P3">Lisa looks at Dan for confirmation.</text:p>
      <text:p text:style-name="P71">DAN</text:p>
      <text:p text:style-name="P147">It’s very very important. To him. </text:p>
      <text:p text:style-name="P3">Lisa turns to Jeff.</text:p>
      <text:p text:style-name="P71">LISA</text:p>
      <text:p text:style-name="P147">Then just say it.</text:p>
      <text:p text:style-name="P71">DAN</text:p>
      <text:p text:style-name="P147">Just whisper it to her.</text:p>
      <text:p text:style-name="P71">JEFF</text:p>
      <text:p text:style-name="P147">Please come in the car.</text:p>
      <text:p text:style-name="P71">LISA</text:p>
      <text:p text:style-name="P147"><text:soft-page-break/>No.</text:p>
      <text:p text:style-name="P3">Jeff slams the car door. He opens the front passenger door and collapses in the front seat. </text:p>
      <text:p text:style-name="P3">Lisa goes back over to Marnie, David, and Kelly.</text:p>
      <text:p text:style-name="P71">MARNIE</text:p>
      <text:p text:style-name="P147">What did they say?</text:p>
      <text:p text:style-name="P71">LISA</text:p>
      <text:p text:style-name="P147">Nothing. They were just trying to piss off David.</text:p>
      <text:p text:style-name="P3">Dan drives past Lisa, passenger side facing her.</text:p>
      <text:p text:style-name="P71">DAN</text:p>
      <text:p text:style-name="P147">Look what you’ve done to him?</text:p>
      <text:p text:style-name="P3">Dan drives like a maniac to the edge of the parking lot and slams on the brakes.</text:p>
      <text:p text:style-name="P71">JEFF</text:p>
      <text:p text:style-name="P147">Bitch!</text:p>
      <text:p text:style-name="P3">Jeff throws bits of paper out the window.</text:p>
      <text:p text:style-name="P71">LISA</text:p>
      <text:p text:style-name="P147">What was that?</text:p>
      <text:p text:style-name="P71">DAVID</text:p>
      <text:p text:style-name="P147">Paper?</text:p>
      <text:p text:style-name="P71">LISA</text:p>
      <text:p text:style-name="P147">Guys, I’m going home to sleep. I’ll call you when I wake up.</text:p>
      <text:p text:style-name="P3">Everyone walks toward their cars. </text:p>
      <text:p text:style-name="P3"><text:span text:style-name="T107">Mark</text:span> cries.</text:p>
      <text:p text:style-name="P3">Lisa asks David,</text:p>
      <text:p text:style-name="P71">LISA</text:p>
      <text:p text:style-name="P147">What is everyone’s problem?</text:p>
      <text:p text:style-name="P71">DAVID</text:p>
      <text:p text:style-name="P147">We’re just sad that this is the last time we’ll all be together.</text:p>
      <text:p text:style-name="P3"><text:soft-page-break/>Marnie gets in her car, drives away. David goes over to <text:span text:style-name="T108">Mark</text:span>.</text:p>
      <text:p text:style-name="P3">Lisa goes over and picks up the paper.</text:p>
      <text:p text:style-name="P3">INSERT pieces of paper in Lisa’s hand. It’s pink. With purple ink.</text:p>
      <text:p text:style-name="P71">LISA</text:p>
      <text:p text:style-name="P147">Was he calling me a bitch? I don’t get it.</text:p>
      <text:h text:style-name="P226" text:outline-level="3">INT. LISA’S ROOM</text:h>
      <text:p text:style-name="P3">Lisa picks up the phone.</text:p>
      <text:p text:style-name="P3">INSERT Bourgade directory, <text:span text:style-name="T109">Mark</text:span>’s number.</text:p>
      <text:p text:style-name="P3">She calls, no one answers.</text:p>
      <text:h text:style-name="P226" text:outline-level="3">INT. BATHROOM</text:h>
      <text:p text:style-name="P3">Lisa curls her hair. She calls, no one answers. No one answers. </text:p>
      <text:h text:style-name="P226" text:outline-level="3">INT. LISA’S ROOM</text:h>
      <text:p text:style-name="P3">Lisa sits in the same position as when she talked to Mark. </text:p>
      <text:p text:style-name="P3">She calls <text:span text:style-name="T110">Mark</text:span>, David no one answers.</text:p>
      <text:p text:style-name="P71">LISA</text:p>
      <text:p text:style-name="P147">THEY aren’t trying to call me.</text:p>
      <text:p text:style-name="P147">I guess I’ll just have to wait until I run into <text:span text:style-name="T110">Mark</text:span> at ASU next year.</text:p>
      <text:p text:style-name="P3">Lisa thinks a moment. </text:p>
      <text:p text:style-name="P3">INSERT Bourgade directory, Lisa flips the page to the Nostram’s number.</text:p>
      <text:p text:style-name="P3">She hesitates. Then dials the number. Nobody answers. Lisa’s disappointed.</text:p>
      <text:h text:style-name="P220" text:outline-level="2">Episode 29: Four Year Reunion</text:h>
      <text:h text:style-name="P226" text:outline-level="3">EXT. BACK YARD</text:h>
      <text:p text:style-name="P3">Four years later. Lisa arrives with RANDY’s arm around her. <text:span text:style-name="T111">Mark</text:span> sees her, leaves whomever he’s talking to, and heads <text:soft-page-break/>straight for Lisa. Randy looks and acts a lot like <text:span text:style-name="T112">Mark</text:span> (maybe played by an older brother?).</text:p>
      <text:p text:style-name="P218">MARK</text:p>
      <text:p text:style-name="P147">Lisa, how are you doing?</text:p>
      <text:p text:style-name="P71">LISA</text:p>
      <text:p text:style-name="P147"><text:span text:style-name="T112">Mark</text:span>! It’s so nice to see you! I’d like to introduce you to my boyfriend, Randy.</text:p>
      <text:p text:style-name="P218">MARK</text:p>
      <text:p text:style-name="P147">Just graduated from ASU.</text:p>
      <text:p text:style-name="P71">LISA</text:p>
      <text:p text:style-name="P147">Although we had both attended ASU for the past four years, I can’t believe I haven’t seen you since graduation.</text:p>
      <text:p text:style-name="P218">MARK</text:p>
      <text:p text:style-name="P147">working at Pulice, a construction company. </text:p>
      <text:p text:style-name="P71">LISA</text:p>
      <text:p text:style-name="P147">Randy just finished his degree in Civil engineering.</text:p>
      <text:p text:style-name="P71">RANDY</text:p>
      <text:p text:style-name="P147">I’m an engineer at the Arizona Department of Transportation. </text:p>
      <text:p text:style-name="P3">Lisa looks at Randy and <text:span text:style-name="T112">Mark</text:span> talking. They’re getting along well. And they’re so similar.</text:p>
      <text:h text:style-name="P226" text:outline-level="3">INT. HOUSE</text:h>
      <text:p text:style-name="P3"><text:span text:style-name="T112">Mark</text:span> gave me his business card </text:p>
      <text:p text:style-name="P218">MARK</text:p>
      <text:p text:style-name="P147">keep in touch. </text:p>
      <text:p text:style-name="P3">I was standing at the end of a hallway, waiting for Randy to come out of the restroom. The Nostrams arrive. I smiled at Jeff and Dan. Jeff smiled back and gave me a quick wave.</text:p>
      <text:p text:style-name="P219">GREG</text:p>
      <text:p text:style-name="P147">She’s here with a boyfriend.</text:p>
      <text:p text:style-name="P3">Jeff stopped smiling, whispers. </text:p>
      <text:p text:style-name="P71">JEFF</text:p>
      <text:p text:style-name="P147"><text:soft-page-break/>Is it <text:span text:style-name="T112">Mark</text:span>?</text:p>
      <text:p text:style-name="P219">GREG</text:p>
      <text:p text:style-name="P147">No. But he talked to her for a long time this afternoon.</text:p>
      <text:p text:style-name="P3">Lisa approached them. </text:p>
      <text:p text:style-name="P71">JEFF</text:p>
      <text:p text:style-name="P147">Shh, she can hear us.</text:p>
      <text:p text:style-name="P3">I backed away.</text:p>
      <text:p text:style-name="P3">Randy exits the restroom. The Nostrams leave.</text:p>
      <text:p text:style-name="P71">LISA</text:p>
      <text:p text:style-name="P147">Someone just arrived that I want to say hi to. </text:p>
      <text:h text:style-name="P226" text:outline-level="3">EXT. BACKYARD</text:h>
      <text:p text:style-name="P3">Lisa exits the house, looks around for the Nostrams.</text:p>
      <text:p text:style-name="P3">Doesn’t find them. </text:p>
      <text:h text:style-name="P226" text:outline-level="3">EXT. FRONT YARD</text:h>
      <text:p text:style-name="P3">Randy’s waiting for her by the car. I found them out by their car. </text:p>
      <text:p text:style-name="P71">LISA</text:p>
      <text:p text:style-name="P147">There they are.</text:p>
      <text:p text:style-name="P3">I walked toward them,</text:p>
      <text:p text:style-name="P3">The Nostrams got into their car and drove off. Lisa is deflated, disappointed.</text:p>
      <text:p text:style-name="P71">LISA</text:p>
      <text:p text:style-name="P147">I know they saw me. I guess they’re still too popular to talk to me.</text:p>
      <text:p text:style-name="P3">Lisa and Randy walk toward their car.</text:p>
      <text:p text:style-name="P71">LISA</text:p>
      <text:p text:style-name="P147">How embarrassing. I hope nobody else saw that.</text:p>
      <text:h text:style-name="P220" text:outline-level="2">Episode 30: Engaged</text:h>
      <text:h text:style-name="P226" text:outline-level="3"><text:soft-page-break/>INT. GROCERY AISLE</text:h>
      <text:p text:style-name="P3">Randy and Lisa split up. Randy’s got the cart.</text:p>
      <text:p text:style-name="P71">LISA</text:p>
      <text:p text:style-name="P147">You’re Jeff, right?</text:p>
      <text:p text:style-name="P3">avoid him, so I stopped craning my neck and paid attention to Jeff. </text:p>
      <text:p text:style-name="P71">JEFF</text:p>
      <text:p text:style-name="P147">I don’t have time to talk. Can I get your number and we can catch up later? I’m not trying to blow you off. My boss doesn’t let anyone stand around talking.</text:p>
      <text:p text:style-name="P3">Lisa’s not buying it. She thinks he’s blowing her off.</text:p>
      <text:p text:style-name="P71">LISA</text:p>
      <text:p text:style-name="P147">Sure you’re not blowing me off.</text:p>
      <text:p text:style-name="P71">JEFF</text:p>
      <text:p text:style-name="P147">Are you mad at me?</text:p>
      <text:p text:style-name="P71">LISA</text:p>
      <text:p text:style-name="P147">Why would I be mad at you?</text:p>
      <text:p text:style-name="P71">JEFF</text:p>
      <text:p text:style-name="P147">For anything dumb I might have done in high school.</text:p>
      <text:p text:style-name="P71">LISA</text:p>
      <text:p text:style-name="P147">You did a lot of dumb things in high school. And I might have gotten angry over a few of them. But it’s been six years. </text:p>
      <text:p text:style-name="P71">LISA</text:p>
      <text:p text:style-name="P147">I was in grad school at ASU and that I was working full time as an engineer. </text:p>
      <text:p text:style-name="P147">I’m moving in three weeks, so you’ll have to call me before then. I don’t know my new number yet.</text:p>
      <text:p text:style-name="P71">JEFF</text:p>
      <text:p text:style-name="P147">I’ll call soon.</text:p>
      <text:p text:style-name="P71">LISA</text:p>
      <text:p text:style-name="P147">Were you at the four year reunion?</text:p>
      <text:p text:style-name="P71"><text:soft-page-break/>JEFF</text:p>
      <text:p text:style-name="P147">Yeah. We got there just as you were leaving. </text:p>
      <text:p text:style-name="P71">LISA</text:p>
      <text:p text:style-name="P147">Oh yeah. I’m surprised you remembered that. Because we didn’t talk to each other at that party.</text:p>
      <text:p text:style-name="P3">There’s a pause in the conversation because Jeff is cautious about bringing this up.</text:p>
      <text:p text:style-name="P71">JEFF</text:p>
      <text:p text:style-name="P147">Did you ever date <text:span text:style-name="T113">Mark</text:span>?</text:p>
      <text:p text:style-name="P71">LISA</text:p>
      <text:p text:style-name="P147">What? No. The only guy I ever dated from Bourgade was <text:span text:style-name="T113">Tim</text:span>.</text:p>
      <text:p text:style-name="P71">JEFF</text:p>
      <text:p text:style-name="P147">What about during the summer? After graduation?</text:p>
      <text:p text:style-name="P71">LISA</text:p>
      <text:p text:style-name="P147">No. Where did you get that idea?</text:p>
      <text:p text:style-name="P71">JEFF</text:p>
      <text:p text:style-name="P147">Uh, I heard it somewhere.</text:p>
      <text:p text:style-name="P71">LISA</text:p>
      <text:p text:style-name="P147">Who would’ve been talking about that?</text:p>
      <text:p text:style-name="P71">JEFF</text:p>
      <text:p text:style-name="P147">Uh, I don’t remember.</text:p>
      <text:p text:style-name="P3">Another pause. Jeff’s trying to figure out what happened six years ago.</text:p>
      <text:p text:style-name="P71">JEFF</text:p>
      <text:p text:style-name="P147">Did you date David Pyle?</text:p>
      <text:p text:style-name="P71">LISA</text:p>
      <text:p text:style-name="P147">I went to morp with him <text:span text:style-name="T62">freshman and junior year</text:span>.</text:p>
      <text:p text:style-name="P71">JEFF</text:p>
      <text:p text:style-name="P147">What about the summer after graduation?</text:p>
      <text:p text:style-name="P71">LISA</text:p>
      <text:p text:style-name="P147">No. <text:span text:style-name="T62">(beat)</text:span> Marnie went on a few dates with him that summer.</text:p>
      <text:p text:style-name="P3"><text:soft-page-break/>As if that explained what he was trying to figure out.</text:p>
      <text:p text:style-name="P71">JEFF</text:p>
      <text:p text:style-name="P147">Oh.</text:p>
      <text:p text:style-name="P3">Jeff takes his business card out of his pocket and hands it to her.</text:p>
      <text:p text:style-name="P71">JEFF</text:p>
      <text:p text:style-name="P147">Dan and I are starting a pest control business. </text:p>
      <text:p text:style-name="P3">Lisa takes the card, looks at it, gives him a sarcastic smile.</text:p>
      <text:p text:style-name="P71">LISA</text:p>
      <text:p text:style-name="P147"><text:span text:style-name="T62">A</text:span>ppropriate. You and Dan were always pests that needed to be controlled. </text:p>
      <text:p text:style-name="P3">Jeff smiles, amused.</text:p>
      <text:p text:style-name="P71">JEFF</text:p>
      <text:p text:style-name="P147">Can I have your number? </text:p>
      <text:p text:style-name="P71">LISA</text:p>
      <text:p text:style-name="P147">Sure. But I don’t have any cards with me.</text:p>
      <text:p text:style-name="P71">JEFF</text:p>
      <text:p text:style-name="P147">You can write it on my hand.</text:p>
      <text:p text:style-name="P71">LISA</text:p>
      <text:p text:style-name="P147">Don’t you have a piece of paper around here?</text:p>
      <text:p text:style-name="P71">JEFF</text:p>
      <text:p text:style-name="P147">Probably. But you can write it on my hand. I want you to write it on my hand.</text:p>
      <text:p text:style-name="P3">Lisa shrugs.</text:p>
      <text:p text:style-name="P71">LISA</text:p>
      <text:p text:style-name="P147">If you insist. </text:p>
      <text:p text:style-name="P3">Jeff searches his pockets and hands her a yellow pencil. She looks at Jeff like, write on your hand with a pencil? She takes the pencil and he holds out his hand for her to write on. His hand shakes. </text:p>
      <text:p text:style-name="P3">She takes his hand.</text:p>
      <text:p text:style-name="P71"><text:soft-page-break/>LISA</text:p>
      <text:p text:style-name="P147">Here, let me hold your hand steady.</text:p>
      <text:p text:style-name="P3">She writes and rewrites her number on his hand. It’s faint because, well, it’s a pencil.</text:p>
      <text:p text:style-name="P3">Jeff tries the <text:span text:style-name="T114">Mark</text:span> question one more time.</text:p>
      <text:p text:style-name="P71">JEFF</text:p>
      <text:p text:style-name="P147">Are you sure you never dated <text:span text:style-name="T114">Mark</text:span>, even after high school?</text:p>
      <text:p text:style-name="P71">LISA</text:p>
      <text:p text:style-name="P147">Jeff, I’d know it if I dated <text:span text:style-name="T114">Mark</text:span>.</text:p>
      <text:p text:style-name="P71">JEFF</text:p>
      <text:p text:style-name="P147">Did he ever even ask you out on a date?</text:p>
      <text:p text:style-name="P71">LISA</text:p>
      <text:p text:style-name="P147">No, he never asked me out. He always used to ask me to dance, but he <text:span text:style-name="T62">never</text:span> ask<text:span text:style-name="T62">ed</text:span> me on a date.</text:p>
      <text:p text:style-name="P71">JEFF</text:p>
      <text:p text:style-name="P147">Then what happened after graduation?</text:p>
      <text:p text:style-name="P3">Lisa’s confused.</text:p>
      <text:p text:style-name="P71">JEFF</text:p>
      <text:p text:style-name="P147">When we were all still in the parking lot? After everyone else left?</text:p>
      <text:p text:style-name="P71">LISA</text:p>
      <text:p text:style-name="P147">Oh. We were supposed to hang out. I called that afternoon. But nobody answered. <text:span text:style-name="T62">I guess Marnie and David went out without me and Mark</text:span>.</text:p>
      <text:p text:style-name="P3">Jeff is shocked, distressed.</text:p>
      <text:p text:style-name="P71">JEFF</text:p>
      <text:p text:style-name="P147">I can’t believe he never asked you out.</text:p>
      <text:p text:style-name="P71">LISA</text:p>
      <text:p text:style-name="P147">Was he supposed to?</text:p>
      <text:p text:style-name="P3">I finished writing my number and let go of his hand.</text:p>
      <text:p text:style-name="P71">LISA</text:p>
      <text:p text:style-name="P147">Can you read that?</text:p>
      <text:p text:style-name="P3"><text:soft-page-break/>Jeff reads the number on his hand.</text:p>
      <text:p text:style-name="P71">JEFF</text:p>
      <text:p text:style-name="P147">966-3762</text:p>
      <text:p text:style-name="P71">LISA</text:p>
      <text:p text:style-name="P147">You <text:span text:style-name="T63">should</text:span> write it down on paper <text:s/>before it rubs off.</text:p>
      <text:p text:style-name="P71">JEFF</text:p>
      <text:p text:style-name="P147">Are you sure it’s OK if I call you?</text:p>
      <text:p text:style-name="P107">LISA</text:p>
      <text:p text:style-name="P163"><text:span text:style-name="T62">Of course. But you have to call me within the next three weeks because I'm moving</text:span>. <text:span text:style-name="T62">I don't have a phone number for the new place yet.</text:span></text:p>
      <text:p text:style-name="P43">I handed the pencil back to him. Instead of taking the pencil, he took my whole hand in his and slowly let my hand slip out as he slid the pencil away from me and watched the expression on my face.</text:p>
      <text:p text:style-name="P3">Lisa looks at him, cocks her head, surprised.</text:p>
      <text:p text:style-name="P3">Jeff sounds nervous, excited, speaks in almost a whisper.</text:p>
      <text:p text:style-name="P71">JEFF</text:p>
      <text:p text:style-name="P163">I’ll call you soon. <text:span text:style-name="T62">Maybe we can go out to dinner.</text:span></text:p>
      <text:p text:style-name="P107">LISA</text:p>
      <text:p text:style-name="P163"><text:span text:style-name="T62">Yeah. The</text:span> next time a bunch of people from Bourgade get together <text:span text:style-name="T62">let me know</text:span>. </text:p>
      <text:p text:style-name="P3">Finally Randy approached and parked the grocery cart next to me.</text:p>
      <text:p text:style-name="P71">LISA</text:p>
      <text:p text:style-name="P147">Jeff! I’d like you to meet my fiancé!</text:p>
      <text:p text:style-name="P3">Jeff’s whole face drops, he cringes. Randy shakes Jeff’s hand.</text:p>
      <text:p text:style-name="P71">JEFF</text:p>
      <text:p text:style-name="P147">We went to high school together.</text:p>
      <text:p text:style-name="P108">RANDY</text:p>
      <text:p text:style-name="P147"><text:span text:style-name="T63">Nice to meet you</text:span>.</text:p>
      <text:p text:style-name="P71"><text:soft-page-break/>JEFF</text:p>
      <text:p text:style-name="P147">Yeah. Call me if you need any pest control services.</text:p>
      <text:p text:style-name="P71">LISA</text:p>
      <text:p text:style-name="P163"><text:span text:style-name="T62">We'</text:span>re buying a house in <text:span text:style-name="T115">three</text:span> weeks, <text:span text:style-name="T62">so maybe we will</text:span>. </text:p>
      <text:p text:style-name="P71">JEFF</text:p>
      <text:p text:style-name="P147">I gotta go.</text:p>
      <text:p text:style-name="P3">Jeff runs through the doors to the backroom. </text:p>
      <text:p text:style-name="P3">Through the window, we see him drop to the floor. We hear a loud wail. Through the window we see a female COWORKER rush over, pick Jeff up, and drag him into the backroom with her arm around him. Customers look at Lisa weird.</text:p>
      <text:p text:style-name="P3">Lisa looks baffled and turns to walk toward the checkout.</text:p>
      <text:h text:style-name="P226" text:outline-level="3">INT. GROCERY CHECKOUT</text:h>
      <text:p text:style-name="P3">Lisa and Randy at the checkout. </text:p>
      <text:p text:style-name="P71">LISA</text:p>
      <text:p text:style-name="P147">Jeff was a lot more popular than I was. I thought he would’ve been more outgoing with you. But he seemed more like, intimidated. Did you do something?</text:p>
      <text:p text:style-name="P71">RANDY</text:p>
      <text:p text:style-name="P147">Of course not.</text:p>
      <text:p text:style-name="P71">LISA</text:p>
      <text:p text:style-name="P147">Maybe it was because there were two of us and he wasn’t with all his popular guy friends.</text:p>
      <text:p text:style-name="P147">It was almost like he forgot who I was. <text:span text:style-name="T63">Writing on his hand,</text:span> asking who I went out with in high school.</text:p>
      <text:p text:style-name="P71">RANDY</text:p>
      <text:p text:style-name="P147">I think he liked you.</text:p>
      <text:p text:style-name="P71">LISA</text:p>
      <text:p text:style-name="P147">No. <text:span text:style-name="T63">You didn't know me in high school.</text:span> I wasn’t the kind of girl anyone wanted to go out with. I couldn’t even find my own date to <text:span text:style-name="T63">Homecoming</text:span>. </text:p>
      <text:p text:style-name="P3"><text:soft-page-break/>Lisa pays the bill.</text:p>
      <text:h text:style-name="P241" text:outline-level="3">EXT. GROCERY EXIT</text:h>
      <text:p text:style-name="P44">Lisa and Randy exit. </text:p>
      <text:p text:style-name="P128">LISA</text:p>
      <text:p text:style-name="P164">Jeff was the kind of guy who was always getting into trouble.</text:p>
      <text:p text:style-name="P44"><text:span text:style-name="T64">To their left, </text:span>Jeff is at a pay phone, sobbing uncontrollably.</text:p>
      <text:p text:style-name="P71">JEFF</text:p>
      <text:p text:style-name="P147">And she seems very happy.</text:p>
      <text:p text:style-name="P3">Jeff turns around and sees Lisa looking at him. Lisa stops, thinks about going over to him.</text:p>
      <text:p text:style-name="P71">JEFF</text:p>
      <text:p text:style-name="P147">Shit. She’s right there.</text:p>
      <text:p text:style-name="P3">He turns away from her. Lisa keeps walking with Randy into the parking lot.</text:p>
      <text:p text:style-name="P71">LISA</text:p>
      <text:p text:style-name="P147">He’s talking about me.</text:p>
      <text:p text:style-name="P3">Lisa and Randy unload groceries into the car.</text:p>
      <text:p text:style-name="P71">LISA</text:p>
      <text:p text:style-name="P147">I bet I got him in a lot of trouble. <text:span text:style-name="T64">M</text:span>aybe he was supposed to be getting something for a customer, <text:span text:style-name="T64">but</text:span> he stopped to talk to me <text:span text:style-name="T64">instead</text:span>.</text:p>
      <text:p text:style-name="P3">They finish unloading groceries. Lisa looks back at Jeff, sitting on a bench with female Coworker, smoking. </text:p>
      <text:p text:style-name="P71">LISA</text:p>
      <text:p text:style-name="P147">He’s off the phone. I’m going to see if he’s OK.</text:p>
      <text:p text:style-name="P71">RANDY</text:p>
      <text:p text:style-name="P147">Don’t bother the poor guy.</text:p>
      <text:p text:style-name="P71">LISA</text:p>
      <text:p text:style-name="P147">He’s my friend. If I got him in trouble, I’m going to talk to his boss.</text:p>
      <text:p text:style-name="P3"><text:soft-page-break/>Lisa pushes the empty cart toward Jeff and Coworker, parking it with the other carts. Jeff hangs his head very low, staring at the concrete, no eye contact. A cigarette dangles from his hand. Coworker glares bullets into Lisa. Lisa addresses her.</text:p>
      <text:p text:style-name="P71">LISA</text:p>
      <text:p text:style-name="P147">Hi.</text:p>
      <text:p text:style-name="P3">Coworker gives Lisa an even meaner look. </text:p>
      <text:p text:style-name="P3">Lisa looks at Jeff.</text:p>
      <text:p text:style-name="P71">LISA</text:p>
      <text:p text:style-name="P147">Jeff. <text:span text:style-name="T65">What happened</text:span>?</text:p>
      <text:p text:style-name="P3">Jeff shifts, keeps his eyes on the ground, makes no eye contact, turns his head further away from Lisa, mumbles.</text:p>
      <text:p text:style-name="P71">JEFF</text:p>
      <text:p text:style-name="P147"><text:span text:style-name="T65">Nothing</text:span>.</text:p>
      <text:p text:style-name="P71">LISA</text:p>
      <text:p text:style-name="P147">Did I get you in trouble?</text:p>
      <text:p text:style-name="P3">Jeff smiles, looks at Coworker. Coworker looks at Jeff, smiles. </text:p>
      <text:p text:style-name="P3">Lisa looks hurt. They’re laughing at her.</text:p>
      <text:p text:style-name="P71">JEFF</text:p>
      <text:p text:style-name="P147">No, you didn’t get me in trouble.</text:p>
      <text:p text:style-name="P71">LISA</text:p>
      <text:p text:style-name="P147">Good. As long as I didn’t get you fired or anything like that.</text:p>
      <text:p text:style-name="P3">Jeff and Coworker laugh.</text:p>
      <text:p text:style-name="P71">JEFF</text:p>
      <text:p text:style-name="P147">No. You didn’t get me fired.</text:p>
      <text:p text:style-name="P3">Lisa nods, is about to turn to leave. </text:p>
      <text:p text:style-name="P71">JEFF</text:p>
      <text:p text:style-name="P147">Thanks for cheering me up.</text:p>
      <text:p text:style-name="P3">Lisa almost smiles, looks back at Jeff. They aren’t laughing at her anymore.</text:p>
      <text:p text:style-name="P71"><text:soft-page-break/>LISA</text:p>
      <text:p text:style-name="P147">Sure.</text:p>
      <text:p text:style-name="P3">Lisa (in foreground) walks toward her car. Jeff and Coworker in background.</text:p>
      <text:p text:style-name="P71">COWORKER</text:p>
      <text:p text:style-name="P147">She’s really nice.</text:p>
      <text:p text:style-name="P3">Lisa smiles sadly. Jeff nods, starts to cry silently.</text:p>
      <text:h text:style-name="P220" text:outline-level="2">Episode 31: Twenty Year Reunion</text:h>
      <text:h text:style-name="P226" text:outline-level="3">INT. LOBBY</text:h>
      <text:p text:style-name="P3">Fourteen years later. Text at bottom of screen: September 2008.</text:p>
      <text:p text:style-name="P3">I stood around with Mary and Marnie, scanning the party.</text:p>
      <text:p text:style-name="P71">LISA</text:p>
      <text:p text:style-name="P147">Is there anyone we haven’t greeted yet?</text:p>
      <text:p text:style-name="P3">Mary points at Dan on the other side of the room.</text:p>
      <text:p text:style-name="P71">MARY</text:p>
      <text:p text:style-name="P147">There’s a familiar face. Can’t think of who that is, though.</text:p>
      <text:p text:style-name="P71">LISA</text:p>
      <text:p text:style-name="P147">That is not a spouse. We know who that is.</text:p>
      <text:p text:style-name="P3">Jeff sidled up to him. </text:p>
      <text:p text:style-name="P71">LISA</text:p>
      <text:p text:style-name="P147">And there’s another guy who looks just like him!</text:p>
      <text:p text:style-name="P3">Mary laughed.</text:p>
      <text:p text:style-name="P71">MARY</text:p>
      <text:p text:style-name="P147">Oh. The Nostrams.</text:p>
      <text:p text:style-name="P45">They looked so different. Gray, curlier hair, beards, and a bit of extra weight. I couldn’t tell which one was which, but made a beeline for the closest one. He looked at my nametag, gave me a hug. </text:p>
      <text:p text:style-name="P109">DAN</text:p>
      <text:p text:style-name="P165">Hey! How’s it going? </text:p>
      <text:p text:style-name="P45"><text:soft-page-break/>Then he turned to his brother and pushed him through the crowd away from me. <text:s/></text:p>
      <text:p text:style-name="P45">When dinner was served, </text:p>
      <text:p text:style-name="P109">JEFF</text:p>
      <text:p text:style-name="P165">Shawn Berry!</text:p>
      <text:p text:style-name="P109">LISA</text:p>
      <text:p text:style-name="P191">Glad I'm not at that table.</text:p>
      <text:p text:style-name="P47"><text:span text:style-name="T66">Everyone gets together for a picture.</text:span> </text:p>
      <text:p text:style-name="P119">ROBERT</text:p>
      <text:p text:style-name="P192">80 20! Remember 80 20!</text:p>
      <text:p text:style-name="P110">LISA</text:p>
      <text:p text:style-name="P192">80 20? What's that? The ratio of ?</text:p>
      <text:p text:style-name="P120">ROBERT</text:p>
      <text:p text:style-name="P147">I’m giving you a hotel room and you’re doing math. No wonder you never got laid in high school.</text:p>
      <text:p text:style-name="P3">Lisa laughs, walks into the lobby.</text:p>
      <text:p text:style-name="P47"><text:span text:style-name="T65">Jeff stands at a table looking at a</text:span> display of old pictures. <text:span text:style-name="T65">Lisa comes up and also looks at</text:span> the pictures. <text:span text:style-name="T66">Jeff doesn't acknowledge her. He keeps staring at the pictures. Lisa points at a picture. </text:span></text:p>
      <text:p text:style-name="P110">LISA</text:p>
      <text:p text:style-name="P196"><text:span text:style-name="T66">I'm surprised Bobby Giovannini isn't here</text:span>. <text:span text:style-name="T66">He wasn't at the ten year reunion either. The last time I saw him was one afternoon in July 1992. He was walking into the Memorial Union at ASU and I was on my way to Religions of the World class. Kathleen Tallman was in that class with me. </text:span></text:p>
      <text:p text:style-name="P66">Jeff looks at her like Holy cow, you remember all that.</text:p>
      <text:p text:style-name="P110">LISA</text:p>
      <text:p text:style-name="P195"><text:span text:style-name="T66">So. W</text:span>hat <text:span text:style-name="T65">have you</text:span> been up to all these years<text:span text:style-name="T66">.</text:span></text:p>
      <text:p text:style-name="P110">JEFF <text:span text:style-name="T66">(mumbling)</text:span></text:p>
      <text:p text:style-name="P192">We had a pest control business.</text:p>
      <text:p text:style-name="P110"><text:soft-page-break/>LISA</text:p>
      <text:p text:style-name="P195">Oh yeah. Jeff already told me about that <text:span text:style-name="T65">when I saw him at Price Club in 1994</text:span>. </text:p>
      <text:p text:style-name="P45">He became very tense, took a deep breath.</text:p>
      <text:p text:style-name="P119">JEFF</text:p>
      <text:p text:style-name="P206">Shawn Berry!</text:p>
      <text:p text:style-name="P47"><text:span text:style-name="T66">Dan is in a crowd of other men to Lisa's right</text:span>.</text:p>
      <text:p text:style-name="P119">DAN (OS)</text:p>
      <text:p text:style-name="P206">Shawn Berry!</text:p>
      <text:p text:style-name="P45"><text:span text:style-name="T65">Jeff </text:span>walk<text:span text:style-name="T65">s</text:span> out of the reunion, past the smokers, all the way out to the parking lot. </text:p>
      <text:p text:style-name="P46">Randy and Lisa follow.</text:p>
      <text:p text:style-name="P109">LISA</text:p>
      <text:p text:style-name="P195"><text:span text:style-name="T65">W</text:span>hat<text:span text:style-name="T65">'s with all this smoke</text:span>.</text:p>
      <text:h text:style-name="P223" text:outline-level="2">Episode 32: Memories</text:h>
      <text:h text:style-name="P226" text:outline-level="3">INT. LIBRARY</text:h>
      <text:p text:style-name="P3">Facebook. Jeff and Dan were the only ones at the reunion for whom I didn’t ask for an email address.</text:p>
      <text:p text:style-name="P47">So I searched for a phone number for Jeff, found the number of his brother Brian, and left a message. Jeff got back to me the next day. </text:p>
      <text:p text:style-name="P111">LISA</text:p>
      <text:p text:style-name="P197">pictures of the reunion on Facebook </text:p>
      <text:p text:style-name="P111">LISA</text:p>
      <text:p text:style-name="P197">apologized for confusing him with Dan. </text:p>
      <text:p text:style-name="P121">JEFF</text:p>
      <text:p text:style-name="P197"><text:span text:style-name="T67">N</text:span>o big deal. <text:span text:style-name="T67">Happens all the time. I can't expect anyone to keep the two of us straight after twenty years.</text:span></text:p>
      <text:p text:style-name="P121">JEFF</text:p>
      <text:p text:style-name="P197">lived in Boston for two years. </text:p>
      <text:p text:style-name="P121">JEFF</text:p>
      <text:p text:style-name="P197"><text:span text:style-name="T67">B</text:span>uying a new house in a few months and wanted my email address</text:p>
      <text:p text:style-name="P197"><text:soft-page-break/><text:span text:style-name="T67">I'll</text:span> send <text:span text:style-name="T67">you</text:span> a message once <text:span text:style-name="T67">I</text:span> move in and g<text:span text:style-name="T67">e</text:span>t the internet set up. </text:p>
      <text:p text:style-name="P111">LISA</text:p>
      <text:p text:style-name="P197">I had always liked him best out of the two of them. </text:p>
      <text:p text:style-name="P121">JEFF</text:p>
      <text:p text:style-name="P197">He seemed very flattered, <text:span text:style-name="T67">flustered</text:span>. </text:p>
      <text:p text:style-name="P48"><text:span text:style-name="T67">Lisa</text:span> h<text:span text:style-name="T67">a</text:span>ng<text:span text:style-name="T67">s</text:span> up. </text:p>
      <text:p text:style-name="P49">Wait a minute. Why was it that I liked Jeff better? </text:p>
      <text:p text:style-name="P3">Hm. These memories seemed a little like I thought he was in love with me. I laughed at the thought. Preposterous. The more I thought about it, it made a lot of sense. It was the only thing that made sense. How could I have ever concluded anything else? </text:p>
      <text:p text:style-name="P3">For the next two weeks, I was in denial about it. </text:p>
      <text:p text:style-name="P3">Oh no. Jeff wasn’t upset at the reunion about confusing him for Dan, which didn’t seem like something to be getting upset about anyway. He was upset because I mentioned the day I told him I was getting married. </text:p>
      <text:h text:style-name="P226" text:outline-level="3">INT. <text:span text:style-name="T69">HOME </text:span>LIBRARY</text:h>
      <text:p text:style-name="P49"><text:span text:style-name="T68">Lisa</text:span> work<text:span text:style-name="T68">s</text:span> <text:span text:style-name="T68">at her</text:span> computer. <text:span text:style-name="T68">We see computer code.</text:span></text:p>
      <text:p text:style-name="P112">LISA <text:span text:style-name="T68">(VO - ethereal)</text:span></text:p>
      <text:p text:style-name="P198"><text:span text:style-name="T68">I got hurt at school..</text:span>. </text:p>
      <text:p text:style-name="P50">Lisa looks confused. Where did that thought come from. <text:span text:style-name="T69">She looks back at her computer and continues to type.</text:span></text:p>
      <text:p text:style-name="P112">LISA <text:span text:style-name="T68">(VO - ethereal)</text:span></text:p>
      <text:p text:style-name="P198"><text:span text:style-name="T68">Dad was there..</text:span>. </text:p>
      <text:p text:style-name="P53">Lisa ignores her own voice, keeps typing.</text:p>
      <text:p text:style-name="P113">LISA <text:span text:style-name="T68">(VO – ethereal )</text:span></text:p>
      <text:p text:style-name="P198">There was a boy. <text:span text:style-name="T69">B</text:span>ut I couldn’t see him...</text:p>
      <text:p text:style-name="P53">Lisa gets up and walks to her bookshelf. She gets a Ruby book and comes back to the desk.</text:p>
      <text:p text:style-name="P113"><text:soft-page-break/>LISA <text:span text:style-name="T68">(VO - ethereal)</text:span></text:p>
      <text:p text:style-name="P199"><text:span text:style-name="T69">Jeff</text:span> <text:span text:style-name="T69">Nostram</text:span>. </text:p>
      <text:p text:style-name="P53">Lisa stops working, closes her eyes, and concentrates.</text:p>
      <text:h text:style-name="P242" text:outline-level="3">INT. <text:span text:style-name="T69">PUBLIC</text:span> LIBRARY</text:h>
      <text:p text:style-name="P52"><text:span text:style-name="T68">Lisa</text:span> work<text:span text:style-name="T68">s</text:span> <text:span text:style-name="T68">at her</text:span> computer. <text:span text:style-name="T68">We see a document she's writing.</text:span></text:p>
      <text:p text:style-name="P113">LISA <text:span text:style-name="T68">(VO - ethereal)</text:span></text:p>
      <text:p text:style-name="P199">I went to <text:span text:style-name="T69">a party </text:span>with Marnie Ross...</text:p>
      <text:p text:style-name="P53">Lisa . </text:p>
      <text:p text:style-name="P113">LISA <text:span text:style-name="T68">(VO - ethereal)</text:span></text:p>
      <text:p text:style-name="P199"><text:span text:style-name="T69">W</text:span>e got in an argument... </text:p>
      <text:p text:style-name="P53">Lisa .</text:p>
      <text:p text:style-name="P113">LISA <text:span text:style-name="T68">(VO - ethereal)</text:span></text:p>
      <text:p text:style-name="P199">We walked into a park for a barbecue. </text:p>
      <text:p text:style-name="P53">Lisa stops working, closes her eyes, and concentrates.</text:p>
      <text:p text:style-name="P113">LISA <text:span text:style-name="T68">(VO - ethereal)</text:span></text:p>
      <text:p text:style-name="P199">Dan <text:span text:style-name="T69">Nostram</text:span>. </text:p>
      <text:h text:style-name="P242" text:outline-level="3">INT. <text:span text:style-name="T69">LIVING ROOM</text:span></text:h>
      <text:p text:style-name="P51">Lisa is on the couch with a phone.</text:p>
      <text:p text:style-name="P114">LISA </text:p>
      <text:p text:style-name="P200"><text:span text:style-name="T70">Thanks. See you on Monday</text:span>. </text:p>
      <text:p text:style-name="P54"><text:span text:style-name="T70">Lisa gets off the phone,</text:span> <text:span text:style-name="T69">reads the newspaper.</text:span></text:p>
      <text:p text:style-name="P113">LISA (VO - ethereal)</text:p>
      <text:p text:style-name="P199"><text:span text:style-name="T69">I went to a BKA with Mark</text:span>... </text:p>
      <text:p text:style-name="P53">Lisa puts the paper down and looks up. </text:p>
      <text:p text:style-name="P113">LISA </text:p>
      <text:p text:style-name="P199"><text:span text:style-name="T70">Oh, I do not remember anything about this at all</text:span>. </text:p>
      <text:p text:style-name="P114">LISA (VO - ethereal)</text:p>
      <text:p text:style-name="P200"><text:span text:style-name="T70">S</text:span>omeone was being hidden from me... </text:p>
      <text:p text:style-name="P114">LISA </text:p>
      <text:p text:style-name="P200"><text:soft-page-break/><text:span text:style-name="T70">Is this going to be yet another Nostram story?</text:span> </text:p>
      <text:p text:style-name="P114">LISA (VO - ethereal) </text:p>
      <text:p text:style-name="P200"><text:span text:style-name="T70">I </text:span>witness<text:span text:style-name="T70">ed</text:span> a struggle between Jeff and Dan at school on Monday... </text:p>
      <text:p text:style-name="P3"><text:span text:style-name="T70">Lisa</text:span> <text:span text:style-name="T70">picks up her laptop off her coffee table and types</text:span>.</text:p>
      <text:p text:style-name="P114">LISA (VO) </text:p>
      <text:p text:style-name="P207">List of Nostram stories:</text:p>
      <text:p text:style-name="P207">Jeff got my glasses when I was poked in the eye.</text:p>
      <text:p text:style-name="P207">Dan offered to make sure my car got started at a picnic...</text:p>
      <text:p text:style-name="P56">Fade into montage</text:p>
      <text:h text:style-name="P243" text:outline-level="3">INT. <text:span text:style-name="T71">METRO - DAYLIGHT</text:span></text:h>
      <text:p text:style-name="P56">Lisa works on her laptop.</text:p>
      <text:p text:style-name="P115">LISA (VO - ethereal) </text:p>
      <text:p text:style-name="P208">The Nostrams were listening to us in the parking lot after the graduation party...</text:p>
      <text:p text:style-name="P56">Lisa stops to ponder.</text:p>
      <text:h text:style-name="P243" text:outline-level="3"><text:span text:style-name="T71">EX</text:span>T. <text:span text:style-name="T71">W&amp;OD - DAYLIGHT</text:span></text:h>
      <text:p text:style-name="P56">Lisa runs.</text:p>
      <text:p text:style-name="P115">LISA (VO - ethereal) </text:p>
      <text:p text:style-name="P208">The Nostrams threatened to TP my house after I put straws in Luke's lawn...</text:p>
      <text:h text:style-name="P243" text:outline-level="3">INT. <text:span text:style-name="T71">BEDROOM - NIGHT</text:span></text:h>
      <text:p text:style-name="P56">Lisa is asleep.</text:p>
      <text:p text:style-name="P115">LISA (VO - ethereal) </text:p>
      <text:p text:style-name="P201"><text:span text:style-name="T71">I introduced Jeff to Randy..</text:span>.</text:p>
      <text:p text:style-name="P56">Lisa snaps awake.</text:p>
      <text:h text:style-name="P243" text:outline-level="3"><text:soft-page-break/>INT. <text:span text:style-name="T71">HOME LIBRARY - NIGHT</text:span></text:h>
      <text:p text:style-name="P56">Lisa, with messy hair, still in her pajamas, types at her laptop.</text:p>
      <text:p text:style-name="P115">LISA (VO) </text:p>
      <text:p text:style-name="P201"><text:span text:style-name="T71">Jeff asked if I ever dated Kelly Buelow</text:span>. <text:span text:style-name="T71">He wanted me to write my phone number on his hand...</text:span></text:p>
      <text:p text:style-name="P56">Lisa continues to type furiously.</text:p>
      <text:h text:style-name="P224" text:outline-level="2">Episode 33: Communication</text:h>
      <text:h text:style-name="P243" text:outline-level="3"><text:span text:style-name="T71">IN</text:span>T. <text:span text:style-name="T71">HOME LIBRARY</text:span></text:h>
      <text:p text:style-name="P55"><text:span text:style-name="T71">Lisa types</text:span>.</text:p>
      <text:p text:style-name="P115">LISA (VO) </text:p>
      <text:p text:style-name="P208">Dear Mrs. Nostram...</text:p>
      <text:p text:style-name="P55">When I didn't hear back from them, I was concerned that they might be furious with me.</text:p>
      <text:h text:style-name="P244" text:outline-level="3"><text:span text:style-name="T71">IN</text:span>T. <text:span text:style-name="T72">CHILDHOOD BEDROOM, MOM'S HOUSE</text:span></text:h>
      <text:p text:style-name="P57">While in Phoenix in January 2009, I remembered that at the four year reunion, Greg Thielen whispered to Jeff and Dan that I had showed up with a boyfriend. Greg wrote back and said he only remembered Jeff dating Michelle Blasius. I asked Greg if he had Jeff's number. He didn't, but sent me Dan's number. </text:p>
      <text:p text:style-name="P57">I called Dan. </text:p>
      <text:p text:style-name="P116">LISA </text:p>
      <text:p text:style-name="P202">Were you guys upset that I sent you <text:span text:style-name="T72">that</text:span> story?</text:p>
      <text:p text:style-name="P122">DAN</text:p>
      <text:p text:style-name="P202">No. I thought it was pretty funny.</text:p>
      <text:p text:style-name="P116">LISA </text:p>
      <text:p text:style-name="P202">Did I misinterpret something?</text:p>
      <text:p text:style-name="P122">DAN</text:p>
      <text:p text:style-name="P202">I don't remember any of it. I remember graduating. But that's it.</text:p>
      <text:p text:style-name="P116">LISA <text:s/></text:p>
      <text:p text:style-name="P209"><text:soft-page-break/>I'd like to call Jeff and ask him what he thought about it.</text:p>
      <text:p text:style-name="P122">DAN </text:p>
      <text:p text:style-name="P202">He's at work now. Gets off at ten o'clock.</text:p>
      <text:p text:style-name="P116">LISA </text:p>
      <text:p text:style-name="P202">Would it be OK to call him <text:span text:style-name="T72">at that time of night</text:span>? </text:p>
      <text:p text:style-name="P122">DAN</text:p>
      <text:p text:style-name="P202">Sure. He wouldn't mind if you called after work.</text:p>
      <text:p text:style-name="P3">communication. "So where do you work?" I asked.</text:p>
      <text:p text:style-name="P3">"Arribas Mexican grill."</text:p>
      <text:p text:style-name="P3">"Where does Jeff work?"</text:p>
      <text:p text:style-name="P3">"Abuelos. That's also a Mexican restaurant."</text:p>
      <text:p text:style-name="P3">Unsure what I was going to do with that information, I wrote down 'Arribas - Dan, Abuelos - Jeff.' I thought about Dan asked what I was doing now. I was pleased that he thought of asking. I told him I lived in a suburb of Washington, DC, and that I was starting my own business. </text:p>
      <text:p text:style-name="P123">DAN</text:p>
      <text:p text:style-name="P203">Starting a business is tough.</text:p>
      <text:p text:style-name="P117">LISA </text:p>
      <text:p text:style-name="P203"><text:span text:style-name="T73">A</text:span> few day<text:span text:style-name="T73">s ago</text:span> <text:span text:style-name="T73">I went with the same culprits and</text:span> put straws in the lawn of Luke's current house. <text:span text:style-name="T73">F</text:span>or old times sake. </text:p>
      <text:p text:style-name="P58">Dan laugh<text:span text:style-name="T73">s</text:span>.</text:p>
      <text:p text:style-name="P3">On Monday I called Abuelos. I felt like a stalker. I thought Jeff would have a fit if he knew I was going to show up at the restaurant. I asked if Jeff Nostram was working that evening. They said he wouldn't be in until Wednesday. On Tuesday I called to ask if Jeff would be working until ten. </text:p>
      <text:p text:style-name="P3">"We're only open until nine."</text:p>
      <text:p text:style-name="P3"><text:soft-page-break/>I told my mom and sister about my plan. "I do not expect this to go well. But I'm going to do it anyway." My mom suggested taking someone with me. </text:p>
      <text:p text:style-name="P3">"I think that would make it worse." If he would get upset, it would be from fear. I'm not a scary person, but he had been more afraid of me during high school than I was afraid of him. "If I bring someone, he'll feel like I'm ganging up on him."</text:p>
      <text:h text:style-name="P245" text:outline-level="3"><text:span text:style-name="T74">EX</text:span>T. <text:span text:style-name="T74">RESTAURANT - NIGHT</text:span></text:h>
      <text:p text:style-name="P61">Lisa drives up in a rental car and parks on the side of the building. She gets out.</text:p>
      <text:p text:style-name="P60"><text:span text:style-name="T74">Lisa </text:span>w<text:span text:style-name="T74">ears</text:span> <text:span text:style-name="T74">her</text:span> short-sleeved <text:span text:style-name="T74">IIE</text:span> polo shirt. <text:span text:style-name="T74">She</text:span> walk<text:span text:style-name="T74">s</text:span> around the <text:span text:style-name="T74">side of the</text:span> building, <text:span text:style-name="T74">looking all around for side</text:span> doors. <text:span text:style-name="T75">She looks suspicious, like she's loitering, casing the joint.</text:span></text:p>
      <text:p text:style-name="P60"><text:span text:style-name="T74">Lisa </text:span>go<text:span text:style-name="T74">es</text:span> inside. </text:p>
      <text:h text:style-name="P246" text:outline-level="3"><text:span text:style-name="T74">EX</text:span>T. <text:span text:style-name="T74">RESTAURANT - NIGHT</text:span></text:h>
      <text:p text:style-name="P62"><text:span text:style-name="T75">T</text:span>he <text:span text:style-name="T75">HOSTESS is at the front</text:span>. <text:span text:style-name="T75">Lisa approaches her all friendly,</text:span> act<text:span text:style-name="T75">ing</text:span> like Jeff would be glad to see <text:span text:style-name="T75">her, whispering like she's letting the Hostess in on a secret</text:span>. </text:p>
      <text:p text:style-name="P118">LISA (whispering)</text:p>
      <text:p text:style-name="P204"><text:span text:style-name="T75">Hi! </text:span>I want to surprise a friend of mine who works here. Do employees usually leave out the front door or one of the side doors?</text:p>
      <text:p text:style-name="P62"><text:span text:style-name="T75">The Hostess acts like this is a great idea and wants to help with the surprise</text:span>. </text:p>
      <text:p text:style-name="P125">HOSTESS <text:span text:style-name="T75">(whispering)</text:span></text:p>
      <text:p text:style-name="P204">Front. Right through here.</text:p>
      <text:p text:style-name="P59">The hostess motioned toward the glass doors. </text:p>
      <text:p text:style-name="P118">LISA </text:p>
      <text:p text:style-name="P204">Would you be able to tell me what time he gets off work?</text:p>
      <text:p text:style-name="P124">HOSTESS</text:p>
      <text:p text:style-name="P204">What's his name?</text:p>
      <text:p text:style-name="P118"><text:soft-page-break/>LISA </text:p>
      <text:p text:style-name="P204">Jeff Nostram.</text:p>
      <text:p text:style-name="P126">HOSTESS</text:p>
      <text:p text:style-name="P205">He's still here. Let me check.</text:p>
      <text:p text:style-name="P63">The <text:span text:style-name="T76">Hostess</text:span> walk<text:span text:style-name="T76">s</text:span> <text:span text:style-name="T76">into the restaurant. Lisa looks for a good <text:s/>place to be inconspicuous. She</text:span> <text:span text:style-name="T76">steps behind the doorway so anyone exiting the restaurant won't see her.</text:span> <text:span text:style-name="T76">T</text:span>he <text:span text:style-name="T76">Hostess</text:span> retur<text:span text:style-name="T76">ns.</text:span></text:p>
      <text:p text:style-name="P126">HOSTESS</text:p>
      <text:p text:style-name="P205">He's already cut for the evening. <text:span text:style-name="T76">H</text:span>e could be walking through any moment.</text:p>
      <text:p text:style-name="P127">LISA</text:p>
      <text:p text:style-name="P205">Do you know what he drives? I'll wait by his car.</text:p>
      <text:p text:style-name="P126">HOSTESS</text:p>
      <text:p text:style-name="P205">A white...hm. Acura.</text:p>
      <text:p text:style-name="P127">LISA</text:p>
      <text:p text:style-name="P205">Is the employee parking over here?</text:p>
      <text:p text:style-name="P63"><text:span text:style-name="T76">Lisa</text:span> point<text:span text:style-name="T76">s</text:span> to the side of the building where <text:span text:style-name="T76">she</text:span> parked. <text:span text:style-name="T76">The Hostess nods</text:span>. </text:p>
      <text:p text:style-name="P127">LISA</text:p>
      <text:p text:style-name="P205"><text:span text:style-name="T76">Thanks</text:span>.</text:p>
      <text:p text:style-name="P63"><text:span text:style-name="T76">Lisa exits the restaurant</text:span>.</text:p>
      <text:p text:style-name="P3">A silver Acura was parked in front and a white Solara and an older white Nissan sat in the employee parking area. The Nissan had a hole in its front bumper and newspaper ads scattered all over the passenger seat and floor. Both cars had fast food soft drink cups in their cup holders. The Solara was much classier than the Nissan. Good condition, clean interior. In the back seat sat a dark green...fez?</text:p>
      <text:p text:style-name="P3">I stood at the corner of the building so I could see both the front and side doors, along with the Acura, Solara, and Nissan. <text:s/></text:p>
      <text:p text:style-name="P3">Soon I saw a rotund figure in black exit the side door. "Jeff!" I was no longer afraid that he would start shouting. I was just very glad I caught him before he left. "It's nice to see you," I said as I approached him.</text:p>
      <text:p text:style-name="P3"><text:soft-page-break/>"How are you?" Jeff headed toward me. Good he wasn't angry.</text:p>
      <text:p text:style-name="P3">When I got close to him, he said, "Oh, it's you." We hugged. My chin landed in his fleshy neck. He leaned away. Still, no anger. But he headed straight for the Solara, keys in hand. He wanted to get away from me. “What's up?” he asked.</text:p>
      <text:p text:style-name="P3">"I'm flying back to Washington tomorrow morning." I wanted to let him know he wouldn’t need to worry about any more surprise visits during this trip. "My husband was here the first week of my trip and I've been visiting old college friends and a few people from high school for the past two weeks."</text:p>
      <text:p text:style-name="P3">"Tell me what it was like living in Boston. What did you do there?"</text:p>
      <text:p text:style-name="P3">"I was a server." </text:p>
      <text:p text:style-name="P3">"Why did you move there?"</text:p>
      <text:p text:style-name="P3">"A girl." That's what I had guessed. "But I got tired of living there," Jeff <text:s/></text:p>
      <text:p text:style-name="P3">"What else is going on in your life?" I asked.</text:p>
      <text:p text:style-name="P3">"Going to Hawaii in a few weeks."</text:p>
      <text:p text:style-name="P3">Sounded like good news. "Who are you going with?" </text:p>
      <text:p text:style-name="P3">"My girl. And Dan and he's taking a girl."</text:p>
      <text:p text:style-name="P3">I smiled. How great for him! He has a girlfriend to take to Hawaii. "How long have you been seeing your girlfriend?"</text:p>
      <text:p text:style-name="P3">"A year and a half. There may be marriage in the future for us."</text:p>
      <text:p text:style-name="P3">"What's she like?"</text:p>
      <text:p text:style-name="P3">Jeff smiled. "She's a good little girl," Jeff said with affection. </text:p>
      <text:p text:style-name="P3">He kept inching toward the driver's door of his car. I didn't want him to get away without trying to talk about the memories I sent him. "What did you think of the story I wrote?"</text:p>
      <text:p text:style-name="P3">"Long. You have a great memory."</text:p>
      <text:p text:style-name="P4"><text:soft-page-break/>Everybody tells me that. "My memory is better than anyone else's that I know. </text:p>
      <text:p text:style-name="P4"><text:s/>But this isn't the way I normally remember things. Usually things I remember from a long time ago come to mind every once in awhile and that’s why I still remember them. But with the memories of you and Dan, I hadn’t thought of those events for over twenty years. I'd be working on something unrelated and the image of you walking around the locker room in a towel would pop into my head." </text:p>
      <text:p text:style-name="P3">Jeff rolled his eyes, smiled, stepped back and grunted at the mention of the racy image. </text:p>
      <text:p text:style-name="P3">"I don't know what would prompt these memories,” I said. “I wasn't looking at a towel. Nothing was going on related to a locker room. I haven’t thought about you in a towel since it happened. You guys just kept randomly popping into all my memories."</text:p>
      <text:p text:style-name="P3">"Boo," Jeff said.</text:p>
      <text:p text:style-name="P3">I laughed. "Yeah. That's exactly what it was like." <text:s/>The last memory that came to me, of the four-year reunion, appeared while I was already in Phoenix. “I must have run out of memories.”</text:p>
      <text:p text:style-name="P3">"Did I interpret something wrong?" I asked.</text:p>
      <text:p text:style-name="P3">"No. You got it right."</text:p>
      <text:p text:style-name="P3">"Because that was not the interpretation I had at the time any of it happened. <text:s/>“Were you upset that I wrote it?"</text:p>
      <text:p text:style-name="P3">"No. It was good. You should publish it."</text:p>
      <text:p text:style-name="P3">"I probably will."</text:p>
      <text:p text:style-name="P3">Jeff cocked his head, but I didn't elaborate. </text:p>
      <text:p text:style-name="P4"><text:span text:style-name="T11">“</text:span>Well, you look like you’re doing well.” I looked him over, my eyes fell on his round stomach. “You seem happy. Or at least in a good mood.” </text:p>
      <text:p text:style-name="P4"><text:s/>He agreed that he was doing fine.</text:p>
      <text:p text:style-name="P3">"I felt so awful for a whole day when I figured out what happened at Price Club." My eyes filled with tears, but I <text:soft-page-break/>choked them back. "But eventually I got used to that memory."</text:p>
      <text:p text:style-name="P3">"It's not a big deal," Jeff said. "It was so long ago."</text:p>
      <text:p text:style-name="P3"><text:span text:style-name="T11">“</text:span>I still feel really bad it happened that way.”</text:p>
      <text:p text:style-name="P3">"You're married now, aren't you?" Jeff asked.</text:p>
      <text:p text:style-name="P3">"Yeah. Fourteen years." <text:s/>"I really like being married." </text:p>
      <text:p text:style-name="P3">I told Jeff about how first Randy was supposed to go away to grad school but changed his mind, then I was supposed to go away to grad school but changed my mind. I said I had worried that Randy would chicken out of moving after I finished grad school at ASU, but he kept his word with enthusiasm. <text:s/></text:p>
      <text:p text:style-name="P3"><text:s/>“Were you trying to avoid me at the reunion?” I asked. </text:p>
      <text:p text:style-name="P3"><text:span text:style-name="T11">“</text:span>No, not at all,” he replied.</text:p>
      <text:p text:style-name="P3"><text:s/>“What was that about when I came up to Dan and he turned and pushed you away from me?” I turned and made a pushing gesture, reenacting Dan’s behavior.</text:p>
      <text:p text:style-name="P4"><text:span text:style-name="T11">“</text:span>That was just nothing. I don’t know what that was about.” </text:p>
      <text:p text:style-name="P4">"I'm so sorry for anything I've ever done..." My voice reduced to a whisper, "to make you feel bad."</text:p>
      <text:p text:style-name="P3">He looked concerned. </text:p>
      <text:p text:style-name="P3">We hugged, This time I rested my head against his shoulder so my face wouldn’t brush up against his bare skin. <text:s/>As I pulled away, he slid his hands down my arms and held my hands for a moment before letting go. <text:s/></text:p>
      <text:p text:style-name="P3">"Don't worry about it," Jeff said. "It's OK. Like I'm not upset about being confused for Dan," <text:s/></text:p>
      <text:p text:style-name="P3">I asked what his mom thought of the story I had sent through her. He said it was no big deal to her. She knew about what kind of trouble they had caused in high school. </text:p>
      <text:p text:style-name="P3">Jeff headed straight for his car door. "Well, I've gotta go. I'm supposed to meet my girl." </text:p>
      <text:p text:style-name="P3"><text:soft-page-break/>Although our encounter was very pleasant, none of the yelling I had expected, he seemed like he felt he needed to get away from me. I didn’t believe he needed to leave due to a time constraint. But I didn’t ask if he was trying to avoid me again, like at the reunion. </text:p>
      <text:p text:style-name="P3">"You're moving to your new house in March, right?" I asked.</text:p>
      <text:p text:style-name="P3">"Yeah, after I get settled and get my computer set up, I'll send you an email."</text:p>
      <text:p text:style-name="P3">We hugged for a third time. "It was so nice to see you, Jeff." We watched each other as I walked away.</text:p>
      <text:p text:style-name="P3"/>
      <text:p text:style-name="P213">"No. It was good. You should publish it."</text:p>
      <text:p text:style-name="P213">"I will."</text:p>
      <text:p text:style-name="P214">Lisa smiles.</text:p>
      <text:p text:style-name="P212"/>
      <text:p text:style-name="P5"/>
      <text:p text:style-name="P5"/>
      <text:p text:style-name="P211">In high school, the boys are out to get you. Just not in the way that you think.</text:p>
      <text:p text:style-name="P2"/>
      <text:p text:style-name="P2">Any movie that starts with Dan Nostram in a hole has got to be good.</text:p>
      <text:p text:style-name="P2"/>
      <text:p text:style-name="P2">The Nostram movie could be the next Rocky Horror Picture Show. People come to the restaurants, called Jeff and Dan's High School Cafeteria, to watch the movie and yell dumb comments during all the cafeteria scenes. The restaurants must have linoleum floors, incase a food fight breaks out. Live broadcast, people come up to the camera and say things. </text:p>
      <text:p text:style-name="P210">The waitresses wear Bourgade uniforms. Someone wears a habit? The building looks like Bourgade. (lockers? balcony-outdoor seating) Wall decorations are letter jackets, track plaques. PA system for announcements (would Jeff Nostram please come to the office). Most tables are for two to six people, but there’s one or two long loud tables. Old desks with graffiti for people who wait for a table. All alcohol is served in something (coke bottles?) that looks like it was snuck onto campus. Raid a school furniture auction for old chairs and desks. People write graffiti on chalkboards (too much dust)? </text:p>
      <text:p text:style-name="P210">There’s a track around the restaurant and parking lot. Sometimes we hold races there. Maybe a basketball hoop, volleyball, tennis court, baseball in the parking lot. Outdoor movie screen is an exterior wall. Friday evening BKAs, Saturday night dances, on an occasional weeknight learn a pom routine, have a track meet, teach a class/group exercise.</text:p>
      <text:p text:style-name="P210">Sell High School Bonds to raise money to expand cafeteria and classrooms. Bonds mature upon opening of the new facilities. Eg $60 bond costs $50 and is good towards HS Cafeteria goods and services.</text:p>
      <text:p text:style-name="P210">If the Nostrams want to have an event I wouldn’t approve of, but it’s popular, I could come in and “raid” it, give them detentions.</text:p>
      <text:p text:style-name="P210"/>
      <text:p text:style-name="P210">Nostrams. Sort of the frat boys of my high school days. And Lisa (me) did not see herself as part of their antics, their world. </text:p>
      <text:p text:style-name="P210">They were entertaining, likable. She did not dislike them. Yet she did not conform to their frat boy values. And if Jeff had chosen to be a nice boy like Kelly, he might have had better luck with women? As kids, they fail because the two sets of values didn't communicate. When they grow up, they pool their frat ways with nice-girl values to develop a humorous business enterprise. </text:p>
      <text:p text:style-name="P210">The two sides don't dislike each other, they just don't communicate well. When they start communicating, they realize they can develop something beautiful out of the collaboration. </text:p>
      <text:p text:style-name="P210"/>
      <text:p text:style-name="P210">The overriding memory I have of the Nostrams is that they were obnoxious. Made a lot of noise without saying anything. But I can't remember many specific occurrences that made me think so. I mostly remember nice things they did for me.</text:p>
      <text:p text:style-name="P210"/>
      <text:p text:style-name="P210"/>
      <text:p text:style-name="P2">Merchandise: Lisa and Michelle shirts, old Bourgade shirts, pom jackets, striped shorts, 88 swimsuit</text:p>
      <text:p text:style-name="P2">pom poms, water balloons, detention slips <text:span text:style-name="T19">notepaper</text:span>, best car award, flirty penci<text:span text:style-name="T21">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1-30T14:04:56.377445203</dc:date>
    <meta:editing-cycles>769</meta:editing-cycles>
    <meta:editing-duration>P40DT12H36M42S</meta:editing-duration>
    <meta:generator>LibreOffice/5.1.6.2$Linux_X86_64 LibreOffice_project/10m0$Build-2</meta:generator>
    <meta:document-statistic meta:table-count="0" meta:image-count="0" meta:object-count="0" meta:page-count="77" meta:paragraph-count="1858" meta:word-count="13720" meta:character-count="71258" meta:non-whitespace-character-count="59127"/>
    <meta:template xlink:type="simple" xlink:actuate="onRequest" xlink:title="Normal.dotm" xlink:href=""/>
  </office:meta>
</office:document-meta>
</file>